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53" table:default-cell-style-name="Default"/>
        <table:table-row table:style-name="ro1">
          <table:table-cell table:formula="of:=CHAR(IF(ROW([.A1])+COLUMN([.A1]) + 63 &gt; 90;ROW([.A1])+COLUMN([.A1]) + 63 - 26;ROW([.A1])+COLUMN([.A1]) + 63))" office:value-type="string" office:string-value="A" calcext:value-type="string">
            <text:p>A</text:p>
          </table:table-cell>
          <table:table-cell table:formula="of:=CHAR(IF(ROW([.B1])+COLUMN([.B1]) + 63 &gt; 90;ROW([.B1])+COLUMN([.B1]) + 63 - 26;ROW([.B1])+COLUMN([.B1]) + 63))" office:value-type="string" office:string-value="B" calcext:value-type="string">
            <text:p>B</text:p>
          </table:table-cell>
          <table:table-cell table:formula="of:=CHAR(IF(ROW([.C1])+COLUMN([.C1]) + 63 &gt; 90;ROW([.C1])+COLUMN([.C1]) + 63 - 26;ROW([.C1])+COLUMN([.C1]) + 63))" office:value-type="string" office:string-value="C" calcext:value-type="string">
            <text:p>C</text:p>
          </table:table-cell>
          <table:table-cell table:formula="of:=CHAR(IF(ROW([.D1])+COLUMN([.D1]) + 63 &gt; 90;ROW([.D1])+COLUMN([.D1]) + 63 - 26;ROW([.D1])+COLUMN([.D1]) + 63))" office:value-type="string" office:string-value="D" calcext:value-type="string">
            <text:p>D</text:p>
          </table:table-cell>
          <table:table-cell table:formula="of:=CHAR(IF(ROW([.E1])+COLUMN([.E1]) + 63 &gt; 90;ROW([.E1])+COLUMN([.E1]) + 63 - 26;ROW([.E1])+COLUMN([.E1]) + 63))" office:value-type="string" office:string-value="E" calcext:value-type="string">
            <text:p>E</text:p>
          </table:table-cell>
          <table:table-cell table:formula="of:=CHAR(IF(ROW([.F1])+COLUMN([.F1]) + 63 &gt; 90;ROW([.F1])+COLUMN([.F1]) + 63 - 26;ROW([.F1])+COLUMN([.F1]) + 63))" office:value-type="string" office:string-value="F" calcext:value-type="string">
            <text:p>F</text:p>
          </table:table-cell>
          <table:table-cell table:formula="of:=CHAR(IF(ROW([.G1])+COLUMN([.G1]) + 63 &gt; 90;ROW([.G1])+COLUMN([.G1]) + 63 - 26;ROW([.G1])+COLUMN([.G1]) + 63))" office:value-type="string" office:string-value="G" calcext:value-type="string">
            <text:p>G</text:p>
          </table:table-cell>
          <table:table-cell table:formula="of:=CHAR(IF(ROW([.H1])+COLUMN([.H1]) + 63 &gt; 90;ROW([.H1])+COLUMN([.H1]) + 63 - 26;ROW([.H1])+COLUMN([.H1]) + 63))" office:value-type="string" office:string-value="H" calcext:value-type="string">
            <text:p>H</text:p>
          </table:table-cell>
          <table:table-cell table:formula="of:=CHAR(IF(ROW([.I1])+COLUMN([.I1]) + 63 &gt; 90;ROW([.I1])+COLUMN([.I1]) + 63 - 26;ROW([.I1])+COLUMN([.I1]) + 63))" office:value-type="string" office:string-value="I" calcext:value-type="string">
            <text:p>I</text:p>
          </table:table-cell>
          <table:table-cell table:formula="of:=CHAR(IF(ROW([.J1])+COLUMN([.J1]) + 63 &gt; 90;ROW([.J1])+COLUMN([.J1]) + 63 - 26;ROW([.J1])+COLUMN([.J1]) + 63))" office:value-type="string" office:string-value="J" calcext:value-type="string">
            <text:p>J</text:p>
          </table:table-cell>
          <table:table-cell table:formula="of:=CHAR(IF(ROW([.K1])+COLUMN([.K1]) + 63 &gt; 90;ROW([.K1])+COLUMN([.K1]) + 63 - 26;ROW([.K1])+COLUMN([.K1]) + 63))" office:value-type="string" office:string-value="K" calcext:value-type="string">
            <text:p>K</text:p>
          </table:table-cell>
          <table:table-cell table:formula="of:=CHAR(IF(ROW([.L1])+COLUMN([.L1]) + 63 &gt; 90;ROW([.L1])+COLUMN([.L1]) + 63 - 26;ROW([.L1])+COLUMN([.L1]) + 63))" office:value-type="string" office:string-value="L" calcext:value-type="string">
            <text:p>L</text:p>
          </table:table-cell>
          <table:table-cell table:formula="of:=CHAR(IF(ROW([.M1])+COLUMN([.M1]) + 63 &gt; 90;ROW([.M1])+COLUMN([.M1]) + 63 - 26;ROW([.M1])+COLUMN([.M1]) + 63))" office:value-type="string" office:string-value="M" calcext:value-type="string">
            <text:p>M</text:p>
          </table:table-cell>
          <table:table-cell table:formula="of:=CHAR(IF(ROW([.N1])+COLUMN([.N1]) + 63 &gt; 90;ROW([.N1])+COLUMN([.N1]) + 63 - 26;ROW([.N1])+COLUMN([.N1]) + 63))" office:value-type="string" office:string-value="N" calcext:value-type="string">
            <text:p>N</text:p>
          </table:table-cell>
          <table:table-cell table:formula="of:=CHAR(IF(ROW([.O1])+COLUMN([.O1]) + 63 &gt; 90;ROW([.O1])+COLUMN([.O1]) + 63 - 26;ROW([.O1])+COLUMN([.O1]) + 63))" office:value-type="string" office:string-value="O" calcext:value-type="string">
            <text:p>O</text:p>
          </table:table-cell>
          <table:table-cell table:formula="of:=CHAR(IF(ROW([.P1])+COLUMN([.P1]) + 63 &gt; 90;ROW([.P1])+COLUMN([.P1]) + 63 - 26;ROW([.P1])+COLUMN([.P1]) + 63))" office:value-type="string" office:string-value="P" calcext:value-type="string">
            <text:p>P</text:p>
          </table:table-cell>
          <table:table-cell table:formula="of:=CHAR(IF(ROW([.Q1])+COLUMN([.Q1]) + 63 &gt; 90;ROW([.Q1])+COLUMN([.Q1]) + 63 - 26;ROW([.Q1])+COLUMN([.Q1]) + 63))" office:value-type="string" office:string-value="Q" calcext:value-type="string">
            <text:p>Q</text:p>
          </table:table-cell>
          <table:table-cell table:formula="of:=CHAR(IF(ROW([.R1])+COLUMN([.R1]) + 63 &gt; 90;ROW([.R1])+COLUMN([.R1]) + 63 - 26;ROW([.R1])+COLUMN([.R1]) + 63))" office:value-type="string" office:string-value="R" calcext:value-type="string">
            <text:p>R</text:p>
          </table:table-cell>
          <table:table-cell table:formula="of:=CHAR(IF(ROW([.S1])+COLUMN([.S1]) + 63 &gt; 90;ROW([.S1])+COLUMN([.S1]) + 63 - 26;ROW([.S1])+COLUMN([.S1]) + 63))" office:value-type="string" office:string-value="S" calcext:value-type="string">
            <text:p>S</text:p>
          </table:table-cell>
          <table:table-cell table:formula="of:=CHAR(IF(ROW([.T1])+COLUMN([.T1]) + 63 &gt; 90;ROW([.T1])+COLUMN([.T1]) + 63 - 26;ROW([.T1])+COLUMN([.T1]) + 63))" office:value-type="string" office:string-value="T" calcext:value-type="string">
            <text:p>T</text:p>
          </table:table-cell>
          <table:table-cell table:formula="of:=CHAR(IF(ROW([.U1])+COLUMN([.U1]) + 63 &gt; 90;ROW([.U1])+COLUMN([.U1]) + 63 - 26;ROW([.U1])+COLUMN([.U1]) + 63))" office:value-type="string" office:string-value="U" calcext:value-type="string">
            <text:p>U</text:p>
          </table:table-cell>
          <table:table-cell table:formula="of:=CHAR(IF(ROW([.V1])+COLUMN([.V1]) + 63 &gt; 90;ROW([.V1])+COLUMN([.V1]) + 63 - 26;ROW([.V1])+COLUMN([.V1]) + 63))" office:value-type="string" office:string-value="V" calcext:value-type="string">
            <text:p>V</text:p>
          </table:table-cell>
          <table:table-cell table:formula="of:=CHAR(IF(ROW([.W1])+COLUMN([.W1]) + 63 &gt; 90;ROW([.W1])+COLUMN([.W1]) + 63 - 26;ROW([.W1])+COLUMN([.W1]) + 63))" office:value-type="string" office:string-value="W" calcext:value-type="string">
            <text:p>W</text:p>
          </table:table-cell>
          <table:table-cell table:formula="of:=CHAR(IF(ROW([.X1])+COLUMN([.X1]) + 63 &gt; 90;ROW([.X1])+COLUMN([.X1]) + 63 - 26;ROW([.X1])+COLUMN([.X1]) + 63))" office:value-type="string" office:string-value="X" calcext:value-type="string">
            <text:p>X</text:p>
          </table:table-cell>
          <table:table-cell table:formula="of:=CHAR(IF(ROW([.Y1])+COLUMN([.Y1]) + 63 &gt; 90;ROW([.Y1])+COLUMN([.Y1]) + 63 - 26;ROW([.Y1])+COLUMN([.Y1]) + 63))" office:value-type="string" office:string-value="Y" calcext:value-type="string">
            <text:p>Y</text:p>
          </table:table-cell>
          <table:table-cell table:formula="of:=CHAR(IF(ROW([.Z1])+COLUMN([.Z1]) + 63 &gt; 90;ROW([.Z1])+COLUMN([.Z1]) + 63 - 26;ROW([.Z1])+COLUMN([.Z1]) + 63))" office:value-type="string" office:string-value="Z" calcext:value-type="string">
            <text:p>Z</text:p>
          </table:table-cell>
          <table:table-cell table:number-columns-repeated="27"/>
        </table:table-row>
        <table:table-row table:style-name="ro1">
          <table:table-cell table:formula="of:=CHAR(IF(ROW([.A2])+COLUMN([.A2]) + 63 &gt; 90;ROW([.A2])+COLUMN([.A2]) + 63 - 26;ROW([.A2])+COLUMN([.A2]) + 63))" office:value-type="string" office:string-value="B" calcext:value-type="string">
            <text:p>B</text:p>
          </table:table-cell>
          <table:table-cell table:formula="of:=CHAR(IF(ROW([.B2])+COLUMN([.B2]) + 63 &gt; 90;ROW([.B2])+COLUMN([.B2]) + 63 - 26;ROW([.B2])+COLUMN([.B2]) + 63))" office:value-type="string" office:string-value="C" calcext:value-type="string">
            <text:p>C</text:p>
          </table:table-cell>
          <table:table-cell table:formula="of:=CHAR(IF(ROW([.C2])+COLUMN([.C2]) + 63 &gt; 90;ROW([.C2])+COLUMN([.C2]) + 63 - 26;ROW([.C2])+COLUMN([.C2]) + 63))" office:value-type="string" office:string-value="D" calcext:value-type="string">
            <text:p>D</text:p>
          </table:table-cell>
          <table:table-cell table:formula="of:=CHAR(IF(ROW([.D2])+COLUMN([.D2]) + 63 &gt; 90;ROW([.D2])+COLUMN([.D2]) + 63 - 26;ROW([.D2])+COLUMN([.D2]) + 63))" office:value-type="string" office:string-value="E" calcext:value-type="string">
            <text:p>E</text:p>
          </table:table-cell>
          <table:table-cell table:formula="of:=CHAR(IF(ROW([.E2])+COLUMN([.E2]) + 63 &gt; 90;ROW([.E2])+COLUMN([.E2]) + 63 - 26;ROW([.E2])+COLUMN([.E2]) + 63))" office:value-type="string" office:string-value="F" calcext:value-type="string">
            <text:p>F</text:p>
          </table:table-cell>
          <table:table-cell table:formula="of:=CHAR(IF(ROW([.F2])+COLUMN([.F2]) + 63 &gt; 90;ROW([.F2])+COLUMN([.F2]) + 63 - 26;ROW([.F2])+COLUMN([.F2]) + 63))" office:value-type="string" office:string-value="G" calcext:value-type="string">
            <text:p>G</text:p>
          </table:table-cell>
          <table:table-cell table:formula="of:=CHAR(IF(ROW([.G2])+COLUMN([.G2]) + 63 &gt; 90;ROW([.G2])+COLUMN([.G2]) + 63 - 26;ROW([.G2])+COLUMN([.G2]) + 63))" office:value-type="string" office:string-value="H" calcext:value-type="string">
            <text:p>H</text:p>
          </table:table-cell>
          <table:table-cell table:formula="of:=CHAR(IF(ROW([.H2])+COLUMN([.H2]) + 63 &gt; 90;ROW([.H2])+COLUMN([.H2]) + 63 - 26;ROW([.H2])+COLUMN([.H2]) + 63))" office:value-type="string" office:string-value="I" calcext:value-type="string">
            <text:p>I</text:p>
          </table:table-cell>
          <table:table-cell table:formula="of:=CHAR(IF(ROW([.I2])+COLUMN([.I2]) + 63 &gt; 90;ROW([.I2])+COLUMN([.I2]) + 63 - 26;ROW([.I2])+COLUMN([.I2]) + 63))" office:value-type="string" office:string-value="J" calcext:value-type="string">
            <text:p>J</text:p>
          </table:table-cell>
          <table:table-cell table:formula="of:=CHAR(IF(ROW([.J2])+COLUMN([.J2]) + 63 &gt; 90;ROW([.J2])+COLUMN([.J2]) + 63 - 26;ROW([.J2])+COLUMN([.J2]) + 63))" office:value-type="string" office:string-value="K" calcext:value-type="string">
            <text:p>K</text:p>
          </table:table-cell>
          <table:table-cell table:formula="of:=CHAR(IF(ROW([.K2])+COLUMN([.K2]) + 63 &gt; 90;ROW([.K2])+COLUMN([.K2]) + 63 - 26;ROW([.K2])+COLUMN([.K2]) + 63))" office:value-type="string" office:string-value="L" calcext:value-type="string">
            <text:p>L</text:p>
          </table:table-cell>
          <table:table-cell table:formula="of:=CHAR(IF(ROW([.L2])+COLUMN([.L2]) + 63 &gt; 90;ROW([.L2])+COLUMN([.L2]) + 63 - 26;ROW([.L2])+COLUMN([.L2]) + 63))" office:value-type="string" office:string-value="M" calcext:value-type="string">
            <text:p>M</text:p>
          </table:table-cell>
          <table:table-cell table:formula="of:=CHAR(IF(ROW([.M2])+COLUMN([.M2]) + 63 &gt; 90;ROW([.M2])+COLUMN([.M2]) + 63 - 26;ROW([.M2])+COLUMN([.M2]) + 63))" office:value-type="string" office:string-value="N" calcext:value-type="string">
            <text:p>N</text:p>
          </table:table-cell>
          <table:table-cell table:formula="of:=CHAR(IF(ROW([.N2])+COLUMN([.N2]) + 63 &gt; 90;ROW([.N2])+COLUMN([.N2]) + 63 - 26;ROW([.N2])+COLUMN([.N2]) + 63))" office:value-type="string" office:string-value="O" calcext:value-type="string">
            <text:p>O</text:p>
          </table:table-cell>
          <table:table-cell table:formula="of:=CHAR(IF(ROW([.O2])+COLUMN([.O2]) + 63 &gt; 90;ROW([.O2])+COLUMN([.O2]) + 63 - 26;ROW([.O2])+COLUMN([.O2]) + 63))" office:value-type="string" office:string-value="P" calcext:value-type="string">
            <text:p>P</text:p>
          </table:table-cell>
          <table:table-cell table:formula="of:=CHAR(IF(ROW([.P2])+COLUMN([.P2]) + 63 &gt; 90;ROW([.P2])+COLUMN([.P2]) + 63 - 26;ROW([.P2])+COLUMN([.P2]) + 63))" office:value-type="string" office:string-value="Q" calcext:value-type="string">
            <text:p>Q</text:p>
          </table:table-cell>
          <table:table-cell table:formula="of:=CHAR(IF(ROW([.Q2])+COLUMN([.Q2]) + 63 &gt; 90;ROW([.Q2])+COLUMN([.Q2]) + 63 - 26;ROW([.Q2])+COLUMN([.Q2]) + 63))" office:value-type="string" office:string-value="R" calcext:value-type="string">
            <text:p>R</text:p>
          </table:table-cell>
          <table:table-cell table:formula="of:=CHAR(IF(ROW([.R2])+COLUMN([.R2]) + 63 &gt; 90;ROW([.R2])+COLUMN([.R2]) + 63 - 26;ROW([.R2])+COLUMN([.R2]) + 63))" office:value-type="string" office:string-value="S" calcext:value-type="string">
            <text:p>S</text:p>
          </table:table-cell>
          <table:table-cell table:formula="of:=CHAR(IF(ROW([.S2])+COLUMN([.S2]) + 63 &gt; 90;ROW([.S2])+COLUMN([.S2]) + 63 - 26;ROW([.S2])+COLUMN([.S2]) + 63))" office:value-type="string" office:string-value="T" calcext:value-type="string">
            <text:p>T</text:p>
          </table:table-cell>
          <table:table-cell table:formula="of:=CHAR(IF(ROW([.T2])+COLUMN([.T2]) + 63 &gt; 90;ROW([.T2])+COLUMN([.T2]) + 63 - 26;ROW([.T2])+COLUMN([.T2]) + 63))" office:value-type="string" office:string-value="U" calcext:value-type="string">
            <text:p>U</text:p>
          </table:table-cell>
          <table:table-cell table:formula="of:=CHAR(IF(ROW([.U2])+COLUMN([.U2]) + 63 &gt; 90;ROW([.U2])+COLUMN([.U2]) + 63 - 26;ROW([.U2])+COLUMN([.U2]) + 63))" office:value-type="string" office:string-value="V" calcext:value-type="string">
            <text:p>V</text:p>
          </table:table-cell>
          <table:table-cell table:formula="of:=CHAR(IF(ROW([.V2])+COLUMN([.V2]) + 63 &gt; 90;ROW([.V2])+COLUMN([.V2]) + 63 - 26;ROW([.V2])+COLUMN([.V2]) + 63))" office:value-type="string" office:string-value="W" calcext:value-type="string">
            <text:p>W</text:p>
          </table:table-cell>
          <table:table-cell table:formula="of:=CHAR(IF(ROW([.W2])+COLUMN([.W2]) + 63 &gt; 90;ROW([.W2])+COLUMN([.W2]) + 63 - 26;ROW([.W2])+COLUMN([.W2]) + 63))" office:value-type="string" office:string-value="X" calcext:value-type="string">
            <text:p>X</text:p>
          </table:table-cell>
          <table:table-cell table:formula="of:=CHAR(IF(ROW([.X2])+COLUMN([.X2]) + 63 &gt; 90;ROW([.X2])+COLUMN([.X2]) + 63 - 26;ROW([.X2])+COLUMN([.X2]) + 63))" office:value-type="string" office:string-value="Y" calcext:value-type="string">
            <text:p>Y</text:p>
          </table:table-cell>
          <table:table-cell table:formula="of:=CHAR(IF(ROW([.Y2])+COLUMN([.Y2]) + 63 &gt; 90;ROW([.Y2])+COLUMN([.Y2]) + 63 - 26;ROW([.Y2])+COLUMN([.Y2]) + 63))" office:value-type="string" office:string-value="Z" calcext:value-type="string">
            <text:p>Z</text:p>
          </table:table-cell>
          <table:table-cell table:formula="of:=CHAR(IF(ROW([.Z2])+COLUMN([.Z2]) + 63 &gt; 90;ROW([.Z2])+COLUMN([.Z2]) + 63 - 26;ROW([.Z2])+COLUMN([.Z2]) + 63))" office:value-type="string" office:string-value="A" calcext:value-type="string">
            <text:p>A</text:p>
          </table:table-cell>
          <table:table-cell table:number-columns-repeated="27"/>
        </table:table-row>
        <table:table-row table:style-name="ro1">
          <table:table-cell table:formula="of:=CHAR(IF(ROW([.A3])+COLUMN([.A3]) + 63 &gt; 90;ROW([.A3])+COLUMN([.A3]) + 63 - 26;ROW([.A3])+COLUMN([.A3]) + 63))" office:value-type="string" office:string-value="C" calcext:value-type="string">
            <text:p>C</text:p>
          </table:table-cell>
          <table:table-cell table:formula="of:=CHAR(IF(ROW([.B3])+COLUMN([.B3]) + 63 &gt; 90;ROW([.B3])+COLUMN([.B3]) + 63 - 26;ROW([.B3])+COLUMN([.B3]) + 63))" office:value-type="string" office:string-value="D" calcext:value-type="string">
            <text:p>D</text:p>
          </table:table-cell>
          <table:table-cell table:formula="of:=CHAR(IF(ROW([.C3])+COLUMN([.C3]) + 63 &gt; 90;ROW([.C3])+COLUMN([.C3]) + 63 - 26;ROW([.C3])+COLUMN([.C3]) + 63))" office:value-type="string" office:string-value="E" calcext:value-type="string">
            <text:p>E</text:p>
          </table:table-cell>
          <table:table-cell table:formula="of:=CHAR(IF(ROW([.D3])+COLUMN([.D3]) + 63 &gt; 90;ROW([.D3])+COLUMN([.D3]) + 63 - 26;ROW([.D3])+COLUMN([.D3]) + 63))" office:value-type="string" office:string-value="F" calcext:value-type="string">
            <text:p>F</text:p>
          </table:table-cell>
          <table:table-cell table:formula="of:=CHAR(IF(ROW([.E3])+COLUMN([.E3]) + 63 &gt; 90;ROW([.E3])+COLUMN([.E3]) + 63 - 26;ROW([.E3])+COLUMN([.E3]) + 63))" office:value-type="string" office:string-value="G" calcext:value-type="string">
            <text:p>G</text:p>
          </table:table-cell>
          <table:table-cell table:formula="of:=CHAR(IF(ROW([.F3])+COLUMN([.F3]) + 63 &gt; 90;ROW([.F3])+COLUMN([.F3]) + 63 - 26;ROW([.F3])+COLUMN([.F3]) + 63))" office:value-type="string" office:string-value="H" calcext:value-type="string">
            <text:p>H</text:p>
          </table:table-cell>
          <table:table-cell table:formula="of:=CHAR(IF(ROW([.G3])+COLUMN([.G3]) + 63 &gt; 90;ROW([.G3])+COLUMN([.G3]) + 63 - 26;ROW([.G3])+COLUMN([.G3]) + 63))" office:value-type="string" office:string-value="I" calcext:value-type="string">
            <text:p>I</text:p>
          </table:table-cell>
          <table:table-cell table:formula="of:=CHAR(IF(ROW([.H3])+COLUMN([.H3]) + 63 &gt; 90;ROW([.H3])+COLUMN([.H3]) + 63 - 26;ROW([.H3])+COLUMN([.H3]) + 63))" office:value-type="string" office:string-value="J" calcext:value-type="string">
            <text:p>J</text:p>
          </table:table-cell>
          <table:table-cell table:formula="of:=CHAR(IF(ROW([.I3])+COLUMN([.I3]) + 63 &gt; 90;ROW([.I3])+COLUMN([.I3]) + 63 - 26;ROW([.I3])+COLUMN([.I3]) + 63))" office:value-type="string" office:string-value="K" calcext:value-type="string">
            <text:p>K</text:p>
          </table:table-cell>
          <table:table-cell table:formula="of:=CHAR(IF(ROW([.J3])+COLUMN([.J3]) + 63 &gt; 90;ROW([.J3])+COLUMN([.J3]) + 63 - 26;ROW([.J3])+COLUMN([.J3]) + 63))" office:value-type="string" office:string-value="L" calcext:value-type="string">
            <text:p>L</text:p>
          </table:table-cell>
          <table:table-cell table:formula="of:=CHAR(IF(ROW([.K3])+COLUMN([.K3]) + 63 &gt; 90;ROW([.K3])+COLUMN([.K3]) + 63 - 26;ROW([.K3])+COLUMN([.K3]) + 63))" office:value-type="string" office:string-value="M" calcext:value-type="string">
            <text:p>M</text:p>
          </table:table-cell>
          <table:table-cell table:formula="of:=CHAR(IF(ROW([.L3])+COLUMN([.L3]) + 63 &gt; 90;ROW([.L3])+COLUMN([.L3]) + 63 - 26;ROW([.L3])+COLUMN([.L3]) + 63))" office:value-type="string" office:string-value="N" calcext:value-type="string">
            <text:p>N</text:p>
          </table:table-cell>
          <table:table-cell table:formula="of:=CHAR(IF(ROW([.M3])+COLUMN([.M3]) + 63 &gt; 90;ROW([.M3])+COLUMN([.M3]) + 63 - 26;ROW([.M3])+COLUMN([.M3]) + 63))" office:value-type="string" office:string-value="O" calcext:value-type="string">
            <text:p>O</text:p>
          </table:table-cell>
          <table:table-cell table:formula="of:=CHAR(IF(ROW([.N3])+COLUMN([.N3]) + 63 &gt; 90;ROW([.N3])+COLUMN([.N3]) + 63 - 26;ROW([.N3])+COLUMN([.N3]) + 63))" office:value-type="string" office:string-value="P" calcext:value-type="string">
            <text:p>P</text:p>
          </table:table-cell>
          <table:table-cell table:formula="of:=CHAR(IF(ROW([.O3])+COLUMN([.O3]) + 63 &gt; 90;ROW([.O3])+COLUMN([.O3]) + 63 - 26;ROW([.O3])+COLUMN([.O3]) + 63))" office:value-type="string" office:string-value="Q" calcext:value-type="string">
            <text:p>Q</text:p>
          </table:table-cell>
          <table:table-cell table:formula="of:=CHAR(IF(ROW([.P3])+COLUMN([.P3]) + 63 &gt; 90;ROW([.P3])+COLUMN([.P3]) + 63 - 26;ROW([.P3])+COLUMN([.P3]) + 63))" office:value-type="string" office:string-value="R" calcext:value-type="string">
            <text:p>R</text:p>
          </table:table-cell>
          <table:table-cell table:formula="of:=CHAR(IF(ROW([.Q3])+COLUMN([.Q3]) + 63 &gt; 90;ROW([.Q3])+COLUMN([.Q3]) + 63 - 26;ROW([.Q3])+COLUMN([.Q3]) + 63))" office:value-type="string" office:string-value="S" calcext:value-type="string">
            <text:p>S</text:p>
          </table:table-cell>
          <table:table-cell table:formula="of:=CHAR(IF(ROW([.R3])+COLUMN([.R3]) + 63 &gt; 90;ROW([.R3])+COLUMN([.R3]) + 63 - 26;ROW([.R3])+COLUMN([.R3]) + 63))" office:value-type="string" office:string-value="T" calcext:value-type="string">
            <text:p>T</text:p>
          </table:table-cell>
          <table:table-cell table:formula="of:=CHAR(IF(ROW([.S3])+COLUMN([.S3]) + 63 &gt; 90;ROW([.S3])+COLUMN([.S3]) + 63 - 26;ROW([.S3])+COLUMN([.S3]) + 63))" office:value-type="string" office:string-value="U" calcext:value-type="string">
            <text:p>U</text:p>
          </table:table-cell>
          <table:table-cell table:formula="of:=CHAR(IF(ROW([.T3])+COLUMN([.T3]) + 63 &gt; 90;ROW([.T3])+COLUMN([.T3]) + 63 - 26;ROW([.T3])+COLUMN([.T3]) + 63))" office:value-type="string" office:string-value="V" calcext:value-type="string">
            <text:p>V</text:p>
          </table:table-cell>
          <table:table-cell table:formula="of:=CHAR(IF(ROW([.U3])+COLUMN([.U3]) + 63 &gt; 90;ROW([.U3])+COLUMN([.U3]) + 63 - 26;ROW([.U3])+COLUMN([.U3]) + 63))" office:value-type="string" office:string-value="W" calcext:value-type="string">
            <text:p>W</text:p>
          </table:table-cell>
          <table:table-cell table:formula="of:=CHAR(IF(ROW([.V3])+COLUMN([.V3]) + 63 &gt; 90;ROW([.V3])+COLUMN([.V3]) + 63 - 26;ROW([.V3])+COLUMN([.V3]) + 63))" office:value-type="string" office:string-value="X" calcext:value-type="string">
            <text:p>X</text:p>
          </table:table-cell>
          <table:table-cell table:formula="of:=CHAR(IF(ROW([.W3])+COLUMN([.W3]) + 63 &gt; 90;ROW([.W3])+COLUMN([.W3]) + 63 - 26;ROW([.W3])+COLUMN([.W3]) + 63))" office:value-type="string" office:string-value="Y" calcext:value-type="string">
            <text:p>Y</text:p>
          </table:table-cell>
          <table:table-cell table:formula="of:=CHAR(IF(ROW([.X3])+COLUMN([.X3]) + 63 &gt; 90;ROW([.X3])+COLUMN([.X3]) + 63 - 26;ROW([.X3])+COLUMN([.X3]) + 63))" office:value-type="string" office:string-value="Z" calcext:value-type="string">
            <text:p>Z</text:p>
          </table:table-cell>
          <table:table-cell table:formula="of:=CHAR(IF(ROW([.Y3])+COLUMN([.Y3]) + 63 &gt; 90;ROW([.Y3])+COLUMN([.Y3]) + 63 - 26;ROW([.Y3])+COLUMN([.Y3]) + 63))" office:value-type="string" office:string-value="A" calcext:value-type="string">
            <text:p>A</text:p>
          </table:table-cell>
          <table:table-cell table:formula="of:=CHAR(IF(ROW([.Z3])+COLUMN([.Z3]) + 63 &gt; 90;ROW([.Z3])+COLUMN([.Z3]) + 63 - 26;ROW([.Z3])+COLUMN([.Z3]) + 63))" office:value-type="string" office:string-value="B" calcext:value-type="string">
            <text:p>B</text:p>
          </table:table-cell>
          <table:table-cell table:number-columns-repeated="27"/>
        </table:table-row>
        <table:table-row table:style-name="ro1">
          <table:table-cell table:formula="of:=CHAR(IF(ROW([.A4])+COLUMN([.A4]) + 63 &gt; 90;ROW([.A4])+COLUMN([.A4]) + 63 - 26;ROW([.A4])+COLUMN([.A4]) + 63))" office:value-type="string" office:string-value="D" calcext:value-type="string">
            <text:p>D</text:p>
          </table:table-cell>
          <table:table-cell table:formula="of:=CHAR(IF(ROW([.B4])+COLUMN([.B4]) + 63 &gt; 90;ROW([.B4])+COLUMN([.B4]) + 63 - 26;ROW([.B4])+COLUMN([.B4]) + 63))" office:value-type="string" office:string-value="E" calcext:value-type="string">
            <text:p>E</text:p>
          </table:table-cell>
          <table:table-cell table:formula="of:=CHAR(IF(ROW([.C4])+COLUMN([.C4]) + 63 &gt; 90;ROW([.C4])+COLUMN([.C4]) + 63 - 26;ROW([.C4])+COLUMN([.C4]) + 63))" office:value-type="string" office:string-value="F" calcext:value-type="string">
            <text:p>F</text:p>
          </table:table-cell>
          <table:table-cell table:formula="of:=CHAR(IF(ROW([.D4])+COLUMN([.D4]) + 63 &gt; 90;ROW([.D4])+COLUMN([.D4]) + 63 - 26;ROW([.D4])+COLUMN([.D4]) + 63))" office:value-type="string" office:string-value="G" calcext:value-type="string">
            <text:p>G</text:p>
          </table:table-cell>
          <table:table-cell table:formula="of:=CHAR(IF(ROW([.E4])+COLUMN([.E4]) + 63 &gt; 90;ROW([.E4])+COLUMN([.E4]) + 63 - 26;ROW([.E4])+COLUMN([.E4]) + 63))" office:value-type="string" office:string-value="H" calcext:value-type="string">
            <text:p>H</text:p>
          </table:table-cell>
          <table:table-cell table:formula="of:=CHAR(IF(ROW([.F4])+COLUMN([.F4]) + 63 &gt; 90;ROW([.F4])+COLUMN([.F4]) + 63 - 26;ROW([.F4])+COLUMN([.F4]) + 63))" office:value-type="string" office:string-value="I" calcext:value-type="string">
            <text:p>I</text:p>
          </table:table-cell>
          <table:table-cell table:formula="of:=CHAR(IF(ROW([.G4])+COLUMN([.G4]) + 63 &gt; 90;ROW([.G4])+COLUMN([.G4]) + 63 - 26;ROW([.G4])+COLUMN([.G4]) + 63))" office:value-type="string" office:string-value="J" calcext:value-type="string">
            <text:p>J</text:p>
          </table:table-cell>
          <table:table-cell table:formula="of:=CHAR(IF(ROW([.H4])+COLUMN([.H4]) + 63 &gt; 90;ROW([.H4])+COLUMN([.H4]) + 63 - 26;ROW([.H4])+COLUMN([.H4]) + 63))" office:value-type="string" office:string-value="K" calcext:value-type="string">
            <text:p>K</text:p>
          </table:table-cell>
          <table:table-cell table:formula="of:=CHAR(IF(ROW([.I4])+COLUMN([.I4]) + 63 &gt; 90;ROW([.I4])+COLUMN([.I4]) + 63 - 26;ROW([.I4])+COLUMN([.I4]) + 63))" office:value-type="string" office:string-value="L" calcext:value-type="string">
            <text:p>L</text:p>
          </table:table-cell>
          <table:table-cell table:formula="of:=CHAR(IF(ROW([.J4])+COLUMN([.J4]) + 63 &gt; 90;ROW([.J4])+COLUMN([.J4]) + 63 - 26;ROW([.J4])+COLUMN([.J4]) + 63))" office:value-type="string" office:string-value="M" calcext:value-type="string">
            <text:p>M</text:p>
          </table:table-cell>
          <table:table-cell table:formula="of:=CHAR(IF(ROW([.K4])+COLUMN([.K4]) + 63 &gt; 90;ROW([.K4])+COLUMN([.K4]) + 63 - 26;ROW([.K4])+COLUMN([.K4]) + 63))" office:value-type="string" office:string-value="N" calcext:value-type="string">
            <text:p>N</text:p>
          </table:table-cell>
          <table:table-cell table:formula="of:=CHAR(IF(ROW([.L4])+COLUMN([.L4]) + 63 &gt; 90;ROW([.L4])+COLUMN([.L4]) + 63 - 26;ROW([.L4])+COLUMN([.L4]) + 63))" office:value-type="string" office:string-value="O" calcext:value-type="string">
            <text:p>O</text:p>
          </table:table-cell>
          <table:table-cell table:formula="of:=CHAR(IF(ROW([.M4])+COLUMN([.M4]) + 63 &gt; 90;ROW([.M4])+COLUMN([.M4]) + 63 - 26;ROW([.M4])+COLUMN([.M4]) + 63))" office:value-type="string" office:string-value="P" calcext:value-type="string">
            <text:p>P</text:p>
          </table:table-cell>
          <table:table-cell table:formula="of:=CHAR(IF(ROW([.N4])+COLUMN([.N4]) + 63 &gt; 90;ROW([.N4])+COLUMN([.N4]) + 63 - 26;ROW([.N4])+COLUMN([.N4]) + 63))" office:value-type="string" office:string-value="Q" calcext:value-type="string">
            <text:p>Q</text:p>
          </table:table-cell>
          <table:table-cell table:formula="of:=CHAR(IF(ROW([.O4])+COLUMN([.O4]) + 63 &gt; 90;ROW([.O4])+COLUMN([.O4]) + 63 - 26;ROW([.O4])+COLUMN([.O4]) + 63))" office:value-type="string" office:string-value="R" calcext:value-type="string">
            <text:p>R</text:p>
          </table:table-cell>
          <table:table-cell table:formula="of:=CHAR(IF(ROW([.P4])+COLUMN([.P4]) + 63 &gt; 90;ROW([.P4])+COLUMN([.P4]) + 63 - 26;ROW([.P4])+COLUMN([.P4]) + 63))" office:value-type="string" office:string-value="S" calcext:value-type="string">
            <text:p>S</text:p>
          </table:table-cell>
          <table:table-cell table:formula="of:=CHAR(IF(ROW([.Q4])+COLUMN([.Q4]) + 63 &gt; 90;ROW([.Q4])+COLUMN([.Q4]) + 63 - 26;ROW([.Q4])+COLUMN([.Q4]) + 63))" office:value-type="string" office:string-value="T" calcext:value-type="string">
            <text:p>T</text:p>
          </table:table-cell>
          <table:table-cell table:formula="of:=CHAR(IF(ROW([.R4])+COLUMN([.R4]) + 63 &gt; 90;ROW([.R4])+COLUMN([.R4]) + 63 - 26;ROW([.R4])+COLUMN([.R4]) + 63))" office:value-type="string" office:string-value="U" calcext:value-type="string">
            <text:p>U</text:p>
          </table:table-cell>
          <table:table-cell table:formula="of:=CHAR(IF(ROW([.S4])+COLUMN([.S4]) + 63 &gt; 90;ROW([.S4])+COLUMN([.S4]) + 63 - 26;ROW([.S4])+COLUMN([.S4]) + 63))" office:value-type="string" office:string-value="V" calcext:value-type="string">
            <text:p>V</text:p>
          </table:table-cell>
          <table:table-cell table:formula="of:=CHAR(IF(ROW([.T4])+COLUMN([.T4]) + 63 &gt; 90;ROW([.T4])+COLUMN([.T4]) + 63 - 26;ROW([.T4])+COLUMN([.T4]) + 63))" office:value-type="string" office:string-value="W" calcext:value-type="string">
            <text:p>W</text:p>
          </table:table-cell>
          <table:table-cell table:formula="of:=CHAR(IF(ROW([.U4])+COLUMN([.U4]) + 63 &gt; 90;ROW([.U4])+COLUMN([.U4]) + 63 - 26;ROW([.U4])+COLUMN([.U4]) + 63))" office:value-type="string" office:string-value="X" calcext:value-type="string">
            <text:p>X</text:p>
          </table:table-cell>
          <table:table-cell table:formula="of:=CHAR(IF(ROW([.V4])+COLUMN([.V4]) + 63 &gt; 90;ROW([.V4])+COLUMN([.V4]) + 63 - 26;ROW([.V4])+COLUMN([.V4]) + 63))" office:value-type="string" office:string-value="Y" calcext:value-type="string">
            <text:p>Y</text:p>
          </table:table-cell>
          <table:table-cell table:formula="of:=CHAR(IF(ROW([.W4])+COLUMN([.W4]) + 63 &gt; 90;ROW([.W4])+COLUMN([.W4]) + 63 - 26;ROW([.W4])+COLUMN([.W4]) + 63))" office:value-type="string" office:string-value="Z" calcext:value-type="string">
            <text:p>Z</text:p>
          </table:table-cell>
          <table:table-cell table:formula="of:=CHAR(IF(ROW([.X4])+COLUMN([.X4]) + 63 &gt; 90;ROW([.X4])+COLUMN([.X4]) + 63 - 26;ROW([.X4])+COLUMN([.X4]) + 63))" office:value-type="string" office:string-value="A" calcext:value-type="string">
            <text:p>A</text:p>
          </table:table-cell>
          <table:table-cell table:formula="of:=CHAR(IF(ROW([.Y4])+COLUMN([.Y4]) + 63 &gt; 90;ROW([.Y4])+COLUMN([.Y4]) + 63 - 26;ROW([.Y4])+COLUMN([.Y4]) + 63))" office:value-type="string" office:string-value="B" calcext:value-type="string">
            <text:p>B</text:p>
          </table:table-cell>
          <table:table-cell table:formula="of:=CHAR(IF(ROW([.Z4])+COLUMN([.Z4]) + 63 &gt; 90;ROW([.Z4])+COLUMN([.Z4]) + 63 - 26;ROW([.Z4])+COLUMN([.Z4]) + 63))" office:value-type="string" office:string-value="C" calcext:value-type="string">
            <text:p>C</text:p>
          </table:table-cell>
          <table:table-cell table:number-columns-repeated="27"/>
        </table:table-row>
        <table:table-row table:style-name="ro1">
          <table:table-cell table:formula="of:=CHAR(IF(ROW([.A5])+COLUMN([.A5]) + 63 &gt; 90;ROW([.A5])+COLUMN([.A5]) + 63 - 26;ROW([.A5])+COLUMN([.A5]) + 63))" office:value-type="string" office:string-value="E" calcext:value-type="string">
            <text:p>E</text:p>
          </table:table-cell>
          <table:table-cell table:formula="of:=CHAR(IF(ROW([.B5])+COLUMN([.B5]) + 63 &gt; 90;ROW([.B5])+COLUMN([.B5]) + 63 - 26;ROW([.B5])+COLUMN([.B5]) + 63))" office:value-type="string" office:string-value="F" calcext:value-type="string">
            <text:p>F</text:p>
          </table:table-cell>
          <table:table-cell table:formula="of:=CHAR(IF(ROW([.C5])+COLUMN([.C5]) + 63 &gt; 90;ROW([.C5])+COLUMN([.C5]) + 63 - 26;ROW([.C5])+COLUMN([.C5]) + 63))" office:value-type="string" office:string-value="G" calcext:value-type="string">
            <text:p>G</text:p>
          </table:table-cell>
          <table:table-cell table:formula="of:=CHAR(IF(ROW([.D5])+COLUMN([.D5]) + 63 &gt; 90;ROW([.D5])+COLUMN([.D5]) + 63 - 26;ROW([.D5])+COLUMN([.D5]) + 63))" office:value-type="string" office:string-value="H" calcext:value-type="string">
            <text:p>H</text:p>
          </table:table-cell>
          <table:table-cell table:formula="of:=CHAR(IF(ROW([.E5])+COLUMN([.E5]) + 63 &gt; 90;ROW([.E5])+COLUMN([.E5]) + 63 - 26;ROW([.E5])+COLUMN([.E5]) + 63))" office:value-type="string" office:string-value="I" calcext:value-type="string">
            <text:p>I</text:p>
          </table:table-cell>
          <table:table-cell table:formula="of:=CHAR(IF(ROW([.F5])+COLUMN([.F5]) + 63 &gt; 90;ROW([.F5])+COLUMN([.F5]) + 63 - 26;ROW([.F5])+COLUMN([.F5]) + 63))" office:value-type="string" office:string-value="J" calcext:value-type="string">
            <text:p>J</text:p>
          </table:table-cell>
          <table:table-cell table:formula="of:=CHAR(IF(ROW([.G5])+COLUMN([.G5]) + 63 &gt; 90;ROW([.G5])+COLUMN([.G5]) + 63 - 26;ROW([.G5])+COLUMN([.G5]) + 63))" office:value-type="string" office:string-value="K" calcext:value-type="string">
            <text:p>K</text:p>
          </table:table-cell>
          <table:table-cell table:formula="of:=CHAR(IF(ROW([.H5])+COLUMN([.H5]) + 63 &gt; 90;ROW([.H5])+COLUMN([.H5]) + 63 - 26;ROW([.H5])+COLUMN([.H5]) + 63))" office:value-type="string" office:string-value="L" calcext:value-type="string">
            <text:p>L</text:p>
          </table:table-cell>
          <table:table-cell table:formula="of:=CHAR(IF(ROW([.I5])+COLUMN([.I5]) + 63 &gt; 90;ROW([.I5])+COLUMN([.I5]) + 63 - 26;ROW([.I5])+COLUMN([.I5]) + 63))" office:value-type="string" office:string-value="M" calcext:value-type="string">
            <text:p>M</text:p>
          </table:table-cell>
          <table:table-cell table:formula="of:=CHAR(IF(ROW([.J5])+COLUMN([.J5]) + 63 &gt; 90;ROW([.J5])+COLUMN([.J5]) + 63 - 26;ROW([.J5])+COLUMN([.J5]) + 63))" office:value-type="string" office:string-value="N" calcext:value-type="string">
            <text:p>N</text:p>
          </table:table-cell>
          <table:table-cell table:formula="of:=CHAR(IF(ROW([.K5])+COLUMN([.K5]) + 63 &gt; 90;ROW([.K5])+COLUMN([.K5]) + 63 - 26;ROW([.K5])+COLUMN([.K5]) + 63))" office:value-type="string" office:string-value="O" calcext:value-type="string">
            <text:p>O</text:p>
          </table:table-cell>
          <table:table-cell table:formula="of:=CHAR(IF(ROW([.L5])+COLUMN([.L5]) + 63 &gt; 90;ROW([.L5])+COLUMN([.L5]) + 63 - 26;ROW([.L5])+COLUMN([.L5]) + 63))" office:value-type="string" office:string-value="P" calcext:value-type="string">
            <text:p>P</text:p>
          </table:table-cell>
          <table:table-cell table:formula="of:=CHAR(IF(ROW([.M5])+COLUMN([.M5]) + 63 &gt; 90;ROW([.M5])+COLUMN([.M5]) + 63 - 26;ROW([.M5])+COLUMN([.M5]) + 63))" office:value-type="string" office:string-value="Q" calcext:value-type="string">
            <text:p>Q</text:p>
          </table:table-cell>
          <table:table-cell table:formula="of:=CHAR(IF(ROW([.N5])+COLUMN([.N5]) + 63 &gt; 90;ROW([.N5])+COLUMN([.N5]) + 63 - 26;ROW([.N5])+COLUMN([.N5]) + 63))" office:value-type="string" office:string-value="R" calcext:value-type="string">
            <text:p>R</text:p>
          </table:table-cell>
          <table:table-cell table:formula="of:=CHAR(IF(ROW([.O5])+COLUMN([.O5]) + 63 &gt; 90;ROW([.O5])+COLUMN([.O5]) + 63 - 26;ROW([.O5])+COLUMN([.O5]) + 63))" office:value-type="string" office:string-value="S" calcext:value-type="string">
            <text:p>S</text:p>
          </table:table-cell>
          <table:table-cell table:formula="of:=CHAR(IF(ROW([.P5])+COLUMN([.P5]) + 63 &gt; 90;ROW([.P5])+COLUMN([.P5]) + 63 - 26;ROW([.P5])+COLUMN([.P5]) + 63))" office:value-type="string" office:string-value="T" calcext:value-type="string">
            <text:p>T</text:p>
          </table:table-cell>
          <table:table-cell table:formula="of:=CHAR(IF(ROW([.Q5])+COLUMN([.Q5]) + 63 &gt; 90;ROW([.Q5])+COLUMN([.Q5]) + 63 - 26;ROW([.Q5])+COLUMN([.Q5]) + 63))" office:value-type="string" office:string-value="U" calcext:value-type="string">
            <text:p>U</text:p>
          </table:table-cell>
          <table:table-cell table:formula="of:=CHAR(IF(ROW([.R5])+COLUMN([.R5]) + 63 &gt; 90;ROW([.R5])+COLUMN([.R5]) + 63 - 26;ROW([.R5])+COLUMN([.R5]) + 63))" office:value-type="string" office:string-value="V" calcext:value-type="string">
            <text:p>V</text:p>
          </table:table-cell>
          <table:table-cell table:formula="of:=CHAR(IF(ROW([.S5])+COLUMN([.S5]) + 63 &gt; 90;ROW([.S5])+COLUMN([.S5]) + 63 - 26;ROW([.S5])+COLUMN([.S5]) + 63))" office:value-type="string" office:string-value="W" calcext:value-type="string">
            <text:p>W</text:p>
          </table:table-cell>
          <table:table-cell table:formula="of:=CHAR(IF(ROW([.T5])+COLUMN([.T5]) + 63 &gt; 90;ROW([.T5])+COLUMN([.T5]) + 63 - 26;ROW([.T5])+COLUMN([.T5]) + 63))" office:value-type="string" office:string-value="X" calcext:value-type="string">
            <text:p>X</text:p>
          </table:table-cell>
          <table:table-cell table:formula="of:=CHAR(IF(ROW([.U5])+COLUMN([.U5]) + 63 &gt; 90;ROW([.U5])+COLUMN([.U5]) + 63 - 26;ROW([.U5])+COLUMN([.U5]) + 63))" office:value-type="string" office:string-value="Y" calcext:value-type="string">
            <text:p>Y</text:p>
          </table:table-cell>
          <table:table-cell table:formula="of:=CHAR(IF(ROW([.V5])+COLUMN([.V5]) + 63 &gt; 90;ROW([.V5])+COLUMN([.V5]) + 63 - 26;ROW([.V5])+COLUMN([.V5]) + 63))" office:value-type="string" office:string-value="Z" calcext:value-type="string">
            <text:p>Z</text:p>
          </table:table-cell>
          <table:table-cell table:formula="of:=CHAR(IF(ROW([.W5])+COLUMN([.W5]) + 63 &gt; 90;ROW([.W5])+COLUMN([.W5]) + 63 - 26;ROW([.W5])+COLUMN([.W5]) + 63))" office:value-type="string" office:string-value="A" calcext:value-type="string">
            <text:p>A</text:p>
          </table:table-cell>
          <table:table-cell table:formula="of:=CHAR(IF(ROW([.X5])+COLUMN([.X5]) + 63 &gt; 90;ROW([.X5])+COLUMN([.X5]) + 63 - 26;ROW([.X5])+COLUMN([.X5]) + 63))" office:value-type="string" office:string-value="B" calcext:value-type="string">
            <text:p>B</text:p>
          </table:table-cell>
          <table:table-cell table:formula="of:=CHAR(IF(ROW([.Y5])+COLUMN([.Y5]) + 63 &gt; 90;ROW([.Y5])+COLUMN([.Y5]) + 63 - 26;ROW([.Y5])+COLUMN([.Y5]) + 63))" office:value-type="string" office:string-value="C" calcext:value-type="string">
            <text:p>C</text:p>
          </table:table-cell>
          <table:table-cell table:formula="of:=CHAR(IF(ROW([.Z5])+COLUMN([.Z5]) + 63 &gt; 90;ROW([.Z5])+COLUMN([.Z5]) + 63 - 26;ROW([.Z5])+COLUMN([.Z5]) + 63))" office:value-type="string" office:string-value="D" calcext:value-type="string">
            <text:p>D</text:p>
          </table:table-cell>
          <table:table-cell table:number-columns-repeated="27"/>
        </table:table-row>
        <table:table-row table:style-name="ro1">
          <table:table-cell table:formula="of:=CHAR(IF(ROW([.A6])+COLUMN([.A6]) + 63 &gt; 90;ROW([.A6])+COLUMN([.A6]) + 63 - 26;ROW([.A6])+COLUMN([.A6]) + 63))" office:value-type="string" office:string-value="F" calcext:value-type="string">
            <text:p>F</text:p>
          </table:table-cell>
          <table:table-cell table:formula="of:=CHAR(IF(ROW([.B6])+COLUMN([.B6]) + 63 &gt; 90;ROW([.B6])+COLUMN([.B6]) + 63 - 26;ROW([.B6])+COLUMN([.B6]) + 63))" office:value-type="string" office:string-value="G" calcext:value-type="string">
            <text:p>G</text:p>
          </table:table-cell>
          <table:table-cell table:formula="of:=CHAR(IF(ROW([.C6])+COLUMN([.C6]) + 63 &gt; 90;ROW([.C6])+COLUMN([.C6]) + 63 - 26;ROW([.C6])+COLUMN([.C6]) + 63))" office:value-type="string" office:string-value="H" calcext:value-type="string">
            <text:p>H</text:p>
          </table:table-cell>
          <table:table-cell table:formula="of:=CHAR(IF(ROW([.D6])+COLUMN([.D6]) + 63 &gt; 90;ROW([.D6])+COLUMN([.D6]) + 63 - 26;ROW([.D6])+COLUMN([.D6]) + 63))" office:value-type="string" office:string-value="I" calcext:value-type="string">
            <text:p>I</text:p>
          </table:table-cell>
          <table:table-cell table:formula="of:=CHAR(IF(ROW([.E6])+COLUMN([.E6]) + 63 &gt; 90;ROW([.E6])+COLUMN([.E6]) + 63 - 26;ROW([.E6])+COLUMN([.E6]) + 63))" office:value-type="string" office:string-value="J" calcext:value-type="string">
            <text:p>J</text:p>
          </table:table-cell>
          <table:table-cell table:formula="of:=CHAR(IF(ROW([.F6])+COLUMN([.F6]) + 63 &gt; 90;ROW([.F6])+COLUMN([.F6]) + 63 - 26;ROW([.F6])+COLUMN([.F6]) + 63))" office:value-type="string" office:string-value="K" calcext:value-type="string">
            <text:p>K</text:p>
          </table:table-cell>
          <table:table-cell table:formula="of:=CHAR(IF(ROW([.G6])+COLUMN([.G6]) + 63 &gt; 90;ROW([.G6])+COLUMN([.G6]) + 63 - 26;ROW([.G6])+COLUMN([.G6]) + 63))" office:value-type="string" office:string-value="L" calcext:value-type="string">
            <text:p>L</text:p>
          </table:table-cell>
          <table:table-cell table:formula="of:=CHAR(IF(ROW([.H6])+COLUMN([.H6]) + 63 &gt; 90;ROW([.H6])+COLUMN([.H6]) + 63 - 26;ROW([.H6])+COLUMN([.H6]) + 63))" office:value-type="string" office:string-value="M" calcext:value-type="string">
            <text:p>M</text:p>
          </table:table-cell>
          <table:table-cell table:formula="of:=CHAR(IF(ROW([.I6])+COLUMN([.I6]) + 63 &gt; 90;ROW([.I6])+COLUMN([.I6]) + 63 - 26;ROW([.I6])+COLUMN([.I6]) + 63))" office:value-type="string" office:string-value="N" calcext:value-type="string">
            <text:p>N</text:p>
          </table:table-cell>
          <table:table-cell table:formula="of:=CHAR(IF(ROW([.J6])+COLUMN([.J6]) + 63 &gt; 90;ROW([.J6])+COLUMN([.J6]) + 63 - 26;ROW([.J6])+COLUMN([.J6]) + 63))" office:value-type="string" office:string-value="O" calcext:value-type="string">
            <text:p>O</text:p>
          </table:table-cell>
          <table:table-cell table:formula="of:=CHAR(IF(ROW([.K6])+COLUMN([.K6]) + 63 &gt; 90;ROW([.K6])+COLUMN([.K6]) + 63 - 26;ROW([.K6])+COLUMN([.K6]) + 63))" office:value-type="string" office:string-value="P" calcext:value-type="string">
            <text:p>P</text:p>
          </table:table-cell>
          <table:table-cell table:formula="of:=CHAR(IF(ROW([.L6])+COLUMN([.L6]) + 63 &gt; 90;ROW([.L6])+COLUMN([.L6]) + 63 - 26;ROW([.L6])+COLUMN([.L6]) + 63))" office:value-type="string" office:string-value="Q" calcext:value-type="string">
            <text:p>Q</text:p>
          </table:table-cell>
          <table:table-cell table:formula="of:=CHAR(IF(ROW([.M6])+COLUMN([.M6]) + 63 &gt; 90;ROW([.M6])+COLUMN([.M6]) + 63 - 26;ROW([.M6])+COLUMN([.M6]) + 63))" office:value-type="string" office:string-value="R" calcext:value-type="string">
            <text:p>R</text:p>
          </table:table-cell>
          <table:table-cell table:formula="of:=CHAR(IF(ROW([.N6])+COLUMN([.N6]) + 63 &gt; 90;ROW([.N6])+COLUMN([.N6]) + 63 - 26;ROW([.N6])+COLUMN([.N6]) + 63))" office:value-type="string" office:string-value="S" calcext:value-type="string">
            <text:p>S</text:p>
          </table:table-cell>
          <table:table-cell table:formula="of:=CHAR(IF(ROW([.O6])+COLUMN([.O6]) + 63 &gt; 90;ROW([.O6])+COLUMN([.O6]) + 63 - 26;ROW([.O6])+COLUMN([.O6]) + 63))" office:value-type="string" office:string-value="T" calcext:value-type="string">
            <text:p>T</text:p>
          </table:table-cell>
          <table:table-cell table:formula="of:=CHAR(IF(ROW([.P6])+COLUMN([.P6]) + 63 &gt; 90;ROW([.P6])+COLUMN([.P6]) + 63 - 26;ROW([.P6])+COLUMN([.P6]) + 63))" office:value-type="string" office:string-value="U" calcext:value-type="string">
            <text:p>U</text:p>
          </table:table-cell>
          <table:table-cell table:formula="of:=CHAR(IF(ROW([.Q6])+COLUMN([.Q6]) + 63 &gt; 90;ROW([.Q6])+COLUMN([.Q6]) + 63 - 26;ROW([.Q6])+COLUMN([.Q6]) + 63))" office:value-type="string" office:string-value="V" calcext:value-type="string">
            <text:p>V</text:p>
          </table:table-cell>
          <table:table-cell table:formula="of:=CHAR(IF(ROW([.R6])+COLUMN([.R6]) + 63 &gt; 90;ROW([.R6])+COLUMN([.R6]) + 63 - 26;ROW([.R6])+COLUMN([.R6]) + 63))" office:value-type="string" office:string-value="W" calcext:value-type="string">
            <text:p>W</text:p>
          </table:table-cell>
          <table:table-cell table:formula="of:=CHAR(IF(ROW([.S6])+COLUMN([.S6]) + 63 &gt; 90;ROW([.S6])+COLUMN([.S6]) + 63 - 26;ROW([.S6])+COLUMN([.S6]) + 63))" office:value-type="string" office:string-value="X" calcext:value-type="string">
            <text:p>X</text:p>
          </table:table-cell>
          <table:table-cell table:formula="of:=CHAR(IF(ROW([.T6])+COLUMN([.T6]) + 63 &gt; 90;ROW([.T6])+COLUMN([.T6]) + 63 - 26;ROW([.T6])+COLUMN([.T6]) + 63))" office:value-type="string" office:string-value="Y" calcext:value-type="string">
            <text:p>Y</text:p>
          </table:table-cell>
          <table:table-cell table:formula="of:=CHAR(IF(ROW([.U6])+COLUMN([.U6]) + 63 &gt; 90;ROW([.U6])+COLUMN([.U6]) + 63 - 26;ROW([.U6])+COLUMN([.U6]) + 63))" office:value-type="string" office:string-value="Z" calcext:value-type="string">
            <text:p>Z</text:p>
          </table:table-cell>
          <table:table-cell table:formula="of:=CHAR(IF(ROW([.V6])+COLUMN([.V6]) + 63 &gt; 90;ROW([.V6])+COLUMN([.V6]) + 63 - 26;ROW([.V6])+COLUMN([.V6]) + 63))" office:value-type="string" office:string-value="A" calcext:value-type="string">
            <text:p>A</text:p>
          </table:table-cell>
          <table:table-cell table:formula="of:=CHAR(IF(ROW([.W6])+COLUMN([.W6]) + 63 &gt; 90;ROW([.W6])+COLUMN([.W6]) + 63 - 26;ROW([.W6])+COLUMN([.W6]) + 63))" office:value-type="string" office:string-value="B" calcext:value-type="string">
            <text:p>B</text:p>
          </table:table-cell>
          <table:table-cell table:formula="of:=CHAR(IF(ROW([.X6])+COLUMN([.X6]) + 63 &gt; 90;ROW([.X6])+COLUMN([.X6]) + 63 - 26;ROW([.X6])+COLUMN([.X6]) + 63))" office:value-type="string" office:string-value="C" calcext:value-type="string">
            <text:p>C</text:p>
          </table:table-cell>
          <table:table-cell table:formula="of:=CHAR(IF(ROW([.Y6])+COLUMN([.Y6]) + 63 &gt; 90;ROW([.Y6])+COLUMN([.Y6]) + 63 - 26;ROW([.Y6])+COLUMN([.Y6]) + 63))" office:value-type="string" office:string-value="D" calcext:value-type="string">
            <text:p>D</text:p>
          </table:table-cell>
          <table:table-cell table:formula="of:=CHAR(IF(ROW([.Z6])+COLUMN([.Z6]) + 63 &gt; 90;ROW([.Z6])+COLUMN([.Z6]) + 63 - 26;ROW([.Z6])+COLUMN([.Z6]) + 63))" office:value-type="string" office:string-value="E" calcext:value-type="string">
            <text:p>E</text:p>
          </table:table-cell>
          <table:table-cell table:number-columns-repeated="27"/>
        </table:table-row>
        <table:table-row table:style-name="ro1">
          <table:table-cell table:formula="of:=CHAR(IF(ROW([.A7])+COLUMN([.A7]) + 63 &gt; 90;ROW([.A7])+COLUMN([.A7]) + 63 - 26;ROW([.A7])+COLUMN([.A7]) + 63))" office:value-type="string" office:string-value="G" calcext:value-type="string">
            <text:p>G</text:p>
          </table:table-cell>
          <table:table-cell table:formula="of:=CHAR(IF(ROW([.B7])+COLUMN([.B7]) + 63 &gt; 90;ROW([.B7])+COLUMN([.B7]) + 63 - 26;ROW([.B7])+COLUMN([.B7]) + 63))" office:value-type="string" office:string-value="H" calcext:value-type="string">
            <text:p>H</text:p>
          </table:table-cell>
          <table:table-cell table:formula="of:=CHAR(IF(ROW([.C7])+COLUMN([.C7]) + 63 &gt; 90;ROW([.C7])+COLUMN([.C7]) + 63 - 26;ROW([.C7])+COLUMN([.C7]) + 63))" office:value-type="string" office:string-value="I" calcext:value-type="string">
            <text:p>I</text:p>
          </table:table-cell>
          <table:table-cell table:formula="of:=CHAR(IF(ROW([.D7])+COLUMN([.D7]) + 63 &gt; 90;ROW([.D7])+COLUMN([.D7]) + 63 - 26;ROW([.D7])+COLUMN([.D7]) + 63))" office:value-type="string" office:string-value="J" calcext:value-type="string">
            <text:p>J</text:p>
          </table:table-cell>
          <table:table-cell table:formula="of:=CHAR(IF(ROW([.E7])+COLUMN([.E7]) + 63 &gt; 90;ROW([.E7])+COLUMN([.E7]) + 63 - 26;ROW([.E7])+COLUMN([.E7]) + 63))" office:value-type="string" office:string-value="K" calcext:value-type="string">
            <text:p>K</text:p>
          </table:table-cell>
          <table:table-cell table:formula="of:=CHAR(IF(ROW([.F7])+COLUMN([.F7]) + 63 &gt; 90;ROW([.F7])+COLUMN([.F7]) + 63 - 26;ROW([.F7])+COLUMN([.F7]) + 63))" office:value-type="string" office:string-value="L" calcext:value-type="string">
            <text:p>L</text:p>
          </table:table-cell>
          <table:table-cell table:formula="of:=CHAR(IF(ROW([.G7])+COLUMN([.G7]) + 63 &gt; 90;ROW([.G7])+COLUMN([.G7]) + 63 - 26;ROW([.G7])+COLUMN([.G7]) + 63))" office:value-type="string" office:string-value="M" calcext:value-type="string">
            <text:p>M</text:p>
          </table:table-cell>
          <table:table-cell table:formula="of:=CHAR(IF(ROW([.H7])+COLUMN([.H7]) + 63 &gt; 90;ROW([.H7])+COLUMN([.H7]) + 63 - 26;ROW([.H7])+COLUMN([.H7]) + 63))" office:value-type="string" office:string-value="N" calcext:value-type="string">
            <text:p>N</text:p>
          </table:table-cell>
          <table:table-cell table:formula="of:=CHAR(IF(ROW([.I7])+COLUMN([.I7]) + 63 &gt; 90;ROW([.I7])+COLUMN([.I7]) + 63 - 26;ROW([.I7])+COLUMN([.I7]) + 63))" office:value-type="string" office:string-value="O" calcext:value-type="string">
            <text:p>O</text:p>
          </table:table-cell>
          <table:table-cell table:formula="of:=CHAR(IF(ROW([.J7])+COLUMN([.J7]) + 63 &gt; 90;ROW([.J7])+COLUMN([.J7]) + 63 - 26;ROW([.J7])+COLUMN([.J7]) + 63))" office:value-type="string" office:string-value="P" calcext:value-type="string">
            <text:p>P</text:p>
          </table:table-cell>
          <table:table-cell table:formula="of:=CHAR(IF(ROW([.K7])+COLUMN([.K7]) + 63 &gt; 90;ROW([.K7])+COLUMN([.K7]) + 63 - 26;ROW([.K7])+COLUMN([.K7]) + 63))" office:value-type="string" office:string-value="Q" calcext:value-type="string">
            <text:p>Q</text:p>
          </table:table-cell>
          <table:table-cell table:formula="of:=CHAR(IF(ROW([.L7])+COLUMN([.L7]) + 63 &gt; 90;ROW([.L7])+COLUMN([.L7]) + 63 - 26;ROW([.L7])+COLUMN([.L7]) + 63))" office:value-type="string" office:string-value="R" calcext:value-type="string">
            <text:p>R</text:p>
          </table:table-cell>
          <table:table-cell table:formula="of:=CHAR(IF(ROW([.M7])+COLUMN([.M7]) + 63 &gt; 90;ROW([.M7])+COLUMN([.M7]) + 63 - 26;ROW([.M7])+COLUMN([.M7]) + 63))" office:value-type="string" office:string-value="S" calcext:value-type="string">
            <text:p>S</text:p>
          </table:table-cell>
          <table:table-cell table:formula="of:=CHAR(IF(ROW([.N7])+COLUMN([.N7]) + 63 &gt; 90;ROW([.N7])+COLUMN([.N7]) + 63 - 26;ROW([.N7])+COLUMN([.N7]) + 63))" office:value-type="string" office:string-value="T" calcext:value-type="string">
            <text:p>T</text:p>
          </table:table-cell>
          <table:table-cell table:formula="of:=CHAR(IF(ROW([.O7])+COLUMN([.O7]) + 63 &gt; 90;ROW([.O7])+COLUMN([.O7]) + 63 - 26;ROW([.O7])+COLUMN([.O7]) + 63))" office:value-type="string" office:string-value="U" calcext:value-type="string">
            <text:p>U</text:p>
          </table:table-cell>
          <table:table-cell table:formula="of:=CHAR(IF(ROW([.P7])+COLUMN([.P7]) + 63 &gt; 90;ROW([.P7])+COLUMN([.P7]) + 63 - 26;ROW([.P7])+COLUMN([.P7]) + 63))" office:value-type="string" office:string-value="V" calcext:value-type="string">
            <text:p>V</text:p>
          </table:table-cell>
          <table:table-cell table:formula="of:=CHAR(IF(ROW([.Q7])+COLUMN([.Q7]) + 63 &gt; 90;ROW([.Q7])+COLUMN([.Q7]) + 63 - 26;ROW([.Q7])+COLUMN([.Q7]) + 63))" office:value-type="string" office:string-value="W" calcext:value-type="string">
            <text:p>W</text:p>
          </table:table-cell>
          <table:table-cell table:formula="of:=CHAR(IF(ROW([.R7])+COLUMN([.R7]) + 63 &gt; 90;ROW([.R7])+COLUMN([.R7]) + 63 - 26;ROW([.R7])+COLUMN([.R7]) + 63))" office:value-type="string" office:string-value="X" calcext:value-type="string">
            <text:p>X</text:p>
          </table:table-cell>
          <table:table-cell table:formula="of:=CHAR(IF(ROW([.S7])+COLUMN([.S7]) + 63 &gt; 90;ROW([.S7])+COLUMN([.S7]) + 63 - 26;ROW([.S7])+COLUMN([.S7]) + 63))" office:value-type="string" office:string-value="Y" calcext:value-type="string">
            <text:p>Y</text:p>
          </table:table-cell>
          <table:table-cell table:formula="of:=CHAR(IF(ROW([.T7])+COLUMN([.T7]) + 63 &gt; 90;ROW([.T7])+COLUMN([.T7]) + 63 - 26;ROW([.T7])+COLUMN([.T7]) + 63))" office:value-type="string" office:string-value="Z" calcext:value-type="string">
            <text:p>Z</text:p>
          </table:table-cell>
          <table:table-cell table:formula="of:=CHAR(IF(ROW([.U7])+COLUMN([.U7]) + 63 &gt; 90;ROW([.U7])+COLUMN([.U7]) + 63 - 26;ROW([.U7])+COLUMN([.U7]) + 63))" office:value-type="string" office:string-value="A" calcext:value-type="string">
            <text:p>A</text:p>
          </table:table-cell>
          <table:table-cell table:formula="of:=CHAR(IF(ROW([.V7])+COLUMN([.V7]) + 63 &gt; 90;ROW([.V7])+COLUMN([.V7]) + 63 - 26;ROW([.V7])+COLUMN([.V7]) + 63))" office:value-type="string" office:string-value="B" calcext:value-type="string">
            <text:p>B</text:p>
          </table:table-cell>
          <table:table-cell table:formula="of:=CHAR(IF(ROW([.W7])+COLUMN([.W7]) + 63 &gt; 90;ROW([.W7])+COLUMN([.W7]) + 63 - 26;ROW([.W7])+COLUMN([.W7]) + 63))" office:value-type="string" office:string-value="C" calcext:value-type="string">
            <text:p>C</text:p>
          </table:table-cell>
          <table:table-cell table:formula="of:=CHAR(IF(ROW([.X7])+COLUMN([.X7]) + 63 &gt; 90;ROW([.X7])+COLUMN([.X7]) + 63 - 26;ROW([.X7])+COLUMN([.X7]) + 63))" office:value-type="string" office:string-value="D" calcext:value-type="string">
            <text:p>D</text:p>
          </table:table-cell>
          <table:table-cell table:formula="of:=CHAR(IF(ROW([.Y7])+COLUMN([.Y7]) + 63 &gt; 90;ROW([.Y7])+COLUMN([.Y7]) + 63 - 26;ROW([.Y7])+COLUMN([.Y7]) + 63))" office:value-type="string" office:string-value="E" calcext:value-type="string">
            <text:p>E</text:p>
          </table:table-cell>
          <table:table-cell table:formula="of:=CHAR(IF(ROW([.Z7])+COLUMN([.Z7]) + 63 &gt; 90;ROW([.Z7])+COLUMN([.Z7]) + 63 - 26;ROW([.Z7])+COLUMN([.Z7]) + 63))" office:value-type="string" office:string-value="F" calcext:value-type="string">
            <text:p>F</text:p>
          </table:table-cell>
          <table:table-cell table:number-columns-repeated="27"/>
        </table:table-row>
        <table:table-row table:style-name="ro1">
          <table:table-cell table:formula="of:=CHAR(IF(ROW([.A8])+COLUMN([.A8]) + 63 &gt; 90;ROW([.A8])+COLUMN([.A8]) + 63 - 26;ROW([.A8])+COLUMN([.A8]) + 63))" office:value-type="string" office:string-value="H" calcext:value-type="string">
            <text:p>H</text:p>
          </table:table-cell>
          <table:table-cell table:formula="of:=CHAR(IF(ROW([.B8])+COLUMN([.B8]) + 63 &gt; 90;ROW([.B8])+COLUMN([.B8]) + 63 - 26;ROW([.B8])+COLUMN([.B8]) + 63))" office:value-type="string" office:string-value="I" calcext:value-type="string">
            <text:p>I</text:p>
          </table:table-cell>
          <table:table-cell table:formula="of:=CHAR(IF(ROW([.C8])+COLUMN([.C8]) + 63 &gt; 90;ROW([.C8])+COLUMN([.C8]) + 63 - 26;ROW([.C8])+COLUMN([.C8]) + 63))" office:value-type="string" office:string-value="J" calcext:value-type="string">
            <text:p>J</text:p>
          </table:table-cell>
          <table:table-cell table:formula="of:=CHAR(IF(ROW([.D8])+COLUMN([.D8]) + 63 &gt; 90;ROW([.D8])+COLUMN([.D8]) + 63 - 26;ROW([.D8])+COLUMN([.D8]) + 63))" office:value-type="string" office:string-value="K" calcext:value-type="string">
            <text:p>K</text:p>
          </table:table-cell>
          <table:table-cell table:formula="of:=CHAR(IF(ROW([.E8])+COLUMN([.E8]) + 63 &gt; 90;ROW([.E8])+COLUMN([.E8]) + 63 - 26;ROW([.E8])+COLUMN([.E8]) + 63))" office:value-type="string" office:string-value="L" calcext:value-type="string">
            <text:p>L</text:p>
          </table:table-cell>
          <table:table-cell table:formula="of:=CHAR(IF(ROW([.F8])+COLUMN([.F8]) + 63 &gt; 90;ROW([.F8])+COLUMN([.F8]) + 63 - 26;ROW([.F8])+COLUMN([.F8]) + 63))" office:value-type="string" office:string-value="M" calcext:value-type="string">
            <text:p>M</text:p>
          </table:table-cell>
          <table:table-cell table:formula="of:=CHAR(IF(ROW([.G8])+COLUMN([.G8]) + 63 &gt; 90;ROW([.G8])+COLUMN([.G8]) + 63 - 26;ROW([.G8])+COLUMN([.G8]) + 63))" office:value-type="string" office:string-value="N" calcext:value-type="string">
            <text:p>N</text:p>
          </table:table-cell>
          <table:table-cell table:formula="of:=CHAR(IF(ROW([.H8])+COLUMN([.H8]) + 63 &gt; 90;ROW([.H8])+COLUMN([.H8]) + 63 - 26;ROW([.H8])+COLUMN([.H8]) + 63))" office:value-type="string" office:string-value="O" calcext:value-type="string">
            <text:p>O</text:p>
          </table:table-cell>
          <table:table-cell table:formula="of:=CHAR(IF(ROW([.I8])+COLUMN([.I8]) + 63 &gt; 90;ROW([.I8])+COLUMN([.I8]) + 63 - 26;ROW([.I8])+COLUMN([.I8]) + 63))" office:value-type="string" office:string-value="P" calcext:value-type="string">
            <text:p>P</text:p>
          </table:table-cell>
          <table:table-cell table:formula="of:=CHAR(IF(ROW([.J8])+COLUMN([.J8]) + 63 &gt; 90;ROW([.J8])+COLUMN([.J8]) + 63 - 26;ROW([.J8])+COLUMN([.J8]) + 63))" office:value-type="string" office:string-value="Q" calcext:value-type="string">
            <text:p>Q</text:p>
          </table:table-cell>
          <table:table-cell table:formula="of:=CHAR(IF(ROW([.K8])+COLUMN([.K8]) + 63 &gt; 90;ROW([.K8])+COLUMN([.K8]) + 63 - 26;ROW([.K8])+COLUMN([.K8]) + 63))" office:value-type="string" office:string-value="R" calcext:value-type="string">
            <text:p>R</text:p>
          </table:table-cell>
          <table:table-cell table:formula="of:=CHAR(IF(ROW([.L8])+COLUMN([.L8]) + 63 &gt; 90;ROW([.L8])+COLUMN([.L8]) + 63 - 26;ROW([.L8])+COLUMN([.L8]) + 63))" office:value-type="string" office:string-value="S" calcext:value-type="string">
            <text:p>S</text:p>
          </table:table-cell>
          <table:table-cell table:formula="of:=CHAR(IF(ROW([.M8])+COLUMN([.M8]) + 63 &gt; 90;ROW([.M8])+COLUMN([.M8]) + 63 - 26;ROW([.M8])+COLUMN([.M8]) + 63))" office:value-type="string" office:string-value="T" calcext:value-type="string">
            <text:p>T</text:p>
          </table:table-cell>
          <table:table-cell table:formula="of:=CHAR(IF(ROW([.N8])+COLUMN([.N8]) + 63 &gt; 90;ROW([.N8])+COLUMN([.N8]) + 63 - 26;ROW([.N8])+COLUMN([.N8]) + 63))" office:value-type="string" office:string-value="U" calcext:value-type="string">
            <text:p>U</text:p>
          </table:table-cell>
          <table:table-cell table:formula="of:=CHAR(IF(ROW([.O8])+COLUMN([.O8]) + 63 &gt; 90;ROW([.O8])+COLUMN([.O8]) + 63 - 26;ROW([.O8])+COLUMN([.O8]) + 63))" office:value-type="string" office:string-value="V" calcext:value-type="string">
            <text:p>V</text:p>
          </table:table-cell>
          <table:table-cell table:formula="of:=CHAR(IF(ROW([.P8])+COLUMN([.P8]) + 63 &gt; 90;ROW([.P8])+COLUMN([.P8]) + 63 - 26;ROW([.P8])+COLUMN([.P8]) + 63))" office:value-type="string" office:string-value="W" calcext:value-type="string">
            <text:p>W</text:p>
          </table:table-cell>
          <table:table-cell table:formula="of:=CHAR(IF(ROW([.Q8])+COLUMN([.Q8]) + 63 &gt; 90;ROW([.Q8])+COLUMN([.Q8]) + 63 - 26;ROW([.Q8])+COLUMN([.Q8]) + 63))" office:value-type="string" office:string-value="X" calcext:value-type="string">
            <text:p>X</text:p>
          </table:table-cell>
          <table:table-cell table:formula="of:=CHAR(IF(ROW([.R8])+COLUMN([.R8]) + 63 &gt; 90;ROW([.R8])+COLUMN([.R8]) + 63 - 26;ROW([.R8])+COLUMN([.R8]) + 63))" office:value-type="string" office:string-value="Y" calcext:value-type="string">
            <text:p>Y</text:p>
          </table:table-cell>
          <table:table-cell table:formula="of:=CHAR(IF(ROW([.S8])+COLUMN([.S8]) + 63 &gt; 90;ROW([.S8])+COLUMN([.S8]) + 63 - 26;ROW([.S8])+COLUMN([.S8]) + 63))" office:value-type="string" office:string-value="Z" calcext:value-type="string">
            <text:p>Z</text:p>
          </table:table-cell>
          <table:table-cell table:formula="of:=CHAR(IF(ROW([.T8])+COLUMN([.T8]) + 63 &gt; 90;ROW([.T8])+COLUMN([.T8]) + 63 - 26;ROW([.T8])+COLUMN([.T8]) + 63))" office:value-type="string" office:string-value="A" calcext:value-type="string">
            <text:p>A</text:p>
          </table:table-cell>
          <table:table-cell table:formula="of:=CHAR(IF(ROW([.U8])+COLUMN([.U8]) + 63 &gt; 90;ROW([.U8])+COLUMN([.U8]) + 63 - 26;ROW([.U8])+COLUMN([.U8]) + 63))" office:value-type="string" office:string-value="B" calcext:value-type="string">
            <text:p>B</text:p>
          </table:table-cell>
          <table:table-cell table:formula="of:=CHAR(IF(ROW([.V8])+COLUMN([.V8]) + 63 &gt; 90;ROW([.V8])+COLUMN([.V8]) + 63 - 26;ROW([.V8])+COLUMN([.V8]) + 63))" office:value-type="string" office:string-value="C" calcext:value-type="string">
            <text:p>C</text:p>
          </table:table-cell>
          <table:table-cell table:formula="of:=CHAR(IF(ROW([.W8])+COLUMN([.W8]) + 63 &gt; 90;ROW([.W8])+COLUMN([.W8]) + 63 - 26;ROW([.W8])+COLUMN([.W8]) + 63))" office:value-type="string" office:string-value="D" calcext:value-type="string">
            <text:p>D</text:p>
          </table:table-cell>
          <table:table-cell table:formula="of:=CHAR(IF(ROW([.X8])+COLUMN([.X8]) + 63 &gt; 90;ROW([.X8])+COLUMN([.X8]) + 63 - 26;ROW([.X8])+COLUMN([.X8]) + 63))" office:value-type="string" office:string-value="E" calcext:value-type="string">
            <text:p>E</text:p>
          </table:table-cell>
          <table:table-cell table:formula="of:=CHAR(IF(ROW([.Y8])+COLUMN([.Y8]) + 63 &gt; 90;ROW([.Y8])+COLUMN([.Y8]) + 63 - 26;ROW([.Y8])+COLUMN([.Y8]) + 63))" office:value-type="string" office:string-value="F" calcext:value-type="string">
            <text:p>F</text:p>
          </table:table-cell>
          <table:table-cell table:formula="of:=CHAR(IF(ROW([.Z8])+COLUMN([.Z8]) + 63 &gt; 90;ROW([.Z8])+COLUMN([.Z8]) + 63 - 26;ROW([.Z8])+COLUMN([.Z8]) + 63))" office:value-type="string" office:string-value="G" calcext:value-type="string">
            <text:p>G</text:p>
          </table:table-cell>
          <table:table-cell table:number-columns-repeated="27"/>
        </table:table-row>
        <table:table-row table:style-name="ro1">
          <table:table-cell table:formula="of:=CHAR(IF(ROW([.A9])+COLUMN([.A9]) + 63 &gt; 90;ROW([.A9])+COLUMN([.A9]) + 63 - 26;ROW([.A9])+COLUMN([.A9]) + 63))" office:value-type="string" office:string-value="I" calcext:value-type="string">
            <text:p>I</text:p>
          </table:table-cell>
          <table:table-cell table:formula="of:=CHAR(IF(ROW([.B9])+COLUMN([.B9]) + 63 &gt; 90;ROW([.B9])+COLUMN([.B9]) + 63 - 26;ROW([.B9])+COLUMN([.B9]) + 63))" office:value-type="string" office:string-value="J" calcext:value-type="string">
            <text:p>J</text:p>
          </table:table-cell>
          <table:table-cell table:formula="of:=CHAR(IF(ROW([.C9])+COLUMN([.C9]) + 63 &gt; 90;ROW([.C9])+COLUMN([.C9]) + 63 - 26;ROW([.C9])+COLUMN([.C9]) + 63))" office:value-type="string" office:string-value="K" calcext:value-type="string">
            <text:p>K</text:p>
          </table:table-cell>
          <table:table-cell table:formula="of:=CHAR(IF(ROW([.D9])+COLUMN([.D9]) + 63 &gt; 90;ROW([.D9])+COLUMN([.D9]) + 63 - 26;ROW([.D9])+COLUMN([.D9]) + 63))" office:value-type="string" office:string-value="L" calcext:value-type="string">
            <text:p>L</text:p>
          </table:table-cell>
          <table:table-cell table:formula="of:=CHAR(IF(ROW([.E9])+COLUMN([.E9]) + 63 &gt; 90;ROW([.E9])+COLUMN([.E9]) + 63 - 26;ROW([.E9])+COLUMN([.E9]) + 63))" office:value-type="string" office:string-value="M" calcext:value-type="string">
            <text:p>M</text:p>
          </table:table-cell>
          <table:table-cell table:formula="of:=CHAR(IF(ROW([.F9])+COLUMN([.F9]) + 63 &gt; 90;ROW([.F9])+COLUMN([.F9]) + 63 - 26;ROW([.F9])+COLUMN([.F9]) + 63))" office:value-type="string" office:string-value="N" calcext:value-type="string">
            <text:p>N</text:p>
          </table:table-cell>
          <table:table-cell table:formula="of:=CHAR(IF(ROW([.G9])+COLUMN([.G9]) + 63 &gt; 90;ROW([.G9])+COLUMN([.G9]) + 63 - 26;ROW([.G9])+COLUMN([.G9]) + 63))" office:value-type="string" office:string-value="O" calcext:value-type="string">
            <text:p>O</text:p>
          </table:table-cell>
          <table:table-cell table:formula="of:=CHAR(IF(ROW([.H9])+COLUMN([.H9]) + 63 &gt; 90;ROW([.H9])+COLUMN([.H9]) + 63 - 26;ROW([.H9])+COLUMN([.H9]) + 63))" office:value-type="string" office:string-value="P" calcext:value-type="string">
            <text:p>P</text:p>
          </table:table-cell>
          <table:table-cell table:formula="of:=CHAR(IF(ROW([.I9])+COLUMN([.I9]) + 63 &gt; 90;ROW([.I9])+COLUMN([.I9]) + 63 - 26;ROW([.I9])+COLUMN([.I9]) + 63))" office:value-type="string" office:string-value="Q" calcext:value-type="string">
            <text:p>Q</text:p>
          </table:table-cell>
          <table:table-cell table:formula="of:=CHAR(IF(ROW([.J9])+COLUMN([.J9]) + 63 &gt; 90;ROW([.J9])+COLUMN([.J9]) + 63 - 26;ROW([.J9])+COLUMN([.J9]) + 63))" office:value-type="string" office:string-value="R" calcext:value-type="string">
            <text:p>R</text:p>
          </table:table-cell>
          <table:table-cell table:formula="of:=CHAR(IF(ROW([.K9])+COLUMN([.K9]) + 63 &gt; 90;ROW([.K9])+COLUMN([.K9]) + 63 - 26;ROW([.K9])+COLUMN([.K9]) + 63))" office:value-type="string" office:string-value="S" calcext:value-type="string">
            <text:p>S</text:p>
          </table:table-cell>
          <table:table-cell table:formula="of:=CHAR(IF(ROW([.L9])+COLUMN([.L9]) + 63 &gt; 90;ROW([.L9])+COLUMN([.L9]) + 63 - 26;ROW([.L9])+COLUMN([.L9]) + 63))" office:value-type="string" office:string-value="T" calcext:value-type="string">
            <text:p>T</text:p>
          </table:table-cell>
          <table:table-cell table:formula="of:=CHAR(IF(ROW([.M9])+COLUMN([.M9]) + 63 &gt; 90;ROW([.M9])+COLUMN([.M9]) + 63 - 26;ROW([.M9])+COLUMN([.M9]) + 63))" office:value-type="string" office:string-value="U" calcext:value-type="string">
            <text:p>U</text:p>
          </table:table-cell>
          <table:table-cell table:formula="of:=CHAR(IF(ROW([.N9])+COLUMN([.N9]) + 63 &gt; 90;ROW([.N9])+COLUMN([.N9]) + 63 - 26;ROW([.N9])+COLUMN([.N9]) + 63))" office:value-type="string" office:string-value="V" calcext:value-type="string">
            <text:p>V</text:p>
          </table:table-cell>
          <table:table-cell table:formula="of:=CHAR(IF(ROW([.O9])+COLUMN([.O9]) + 63 &gt; 90;ROW([.O9])+COLUMN([.O9]) + 63 - 26;ROW([.O9])+COLUMN([.O9]) + 63))" office:value-type="string" office:string-value="W" calcext:value-type="string">
            <text:p>W</text:p>
          </table:table-cell>
          <table:table-cell table:formula="of:=CHAR(IF(ROW([.P9])+COLUMN([.P9]) + 63 &gt; 90;ROW([.P9])+COLUMN([.P9]) + 63 - 26;ROW([.P9])+COLUMN([.P9]) + 63))" office:value-type="string" office:string-value="X" calcext:value-type="string">
            <text:p>X</text:p>
          </table:table-cell>
          <table:table-cell table:formula="of:=CHAR(IF(ROW([.Q9])+COLUMN([.Q9]) + 63 &gt; 90;ROW([.Q9])+COLUMN([.Q9]) + 63 - 26;ROW([.Q9])+COLUMN([.Q9]) + 63))" office:value-type="string" office:string-value="Y" calcext:value-type="string">
            <text:p>Y</text:p>
          </table:table-cell>
          <table:table-cell table:formula="of:=CHAR(IF(ROW([.R9])+COLUMN([.R9]) + 63 &gt; 90;ROW([.R9])+COLUMN([.R9]) + 63 - 26;ROW([.R9])+COLUMN([.R9]) + 63))" office:value-type="string" office:string-value="Z" calcext:value-type="string">
            <text:p>Z</text:p>
          </table:table-cell>
          <table:table-cell table:formula="of:=CHAR(IF(ROW([.S9])+COLUMN([.S9]) + 63 &gt; 90;ROW([.S9])+COLUMN([.S9]) + 63 - 26;ROW([.S9])+COLUMN([.S9]) + 63))" office:value-type="string" office:string-value="A" calcext:value-type="string">
            <text:p>A</text:p>
          </table:table-cell>
          <table:table-cell table:formula="of:=CHAR(IF(ROW([.T9])+COLUMN([.T9]) + 63 &gt; 90;ROW([.T9])+COLUMN([.T9]) + 63 - 26;ROW([.T9])+COLUMN([.T9]) + 63))" office:value-type="string" office:string-value="B" calcext:value-type="string">
            <text:p>B</text:p>
          </table:table-cell>
          <table:table-cell table:formula="of:=CHAR(IF(ROW([.U9])+COLUMN([.U9]) + 63 &gt; 90;ROW([.U9])+COLUMN([.U9]) + 63 - 26;ROW([.U9])+COLUMN([.U9]) + 63))" office:value-type="string" office:string-value="C" calcext:value-type="string">
            <text:p>C</text:p>
          </table:table-cell>
          <table:table-cell table:formula="of:=CHAR(IF(ROW([.V9])+COLUMN([.V9]) + 63 &gt; 90;ROW([.V9])+COLUMN([.V9]) + 63 - 26;ROW([.V9])+COLUMN([.V9]) + 63))" office:value-type="string" office:string-value="D" calcext:value-type="string">
            <text:p>D</text:p>
          </table:table-cell>
          <table:table-cell table:formula="of:=CHAR(IF(ROW([.W9])+COLUMN([.W9]) + 63 &gt; 90;ROW([.W9])+COLUMN([.W9]) + 63 - 26;ROW([.W9])+COLUMN([.W9]) + 63))" office:value-type="string" office:string-value="E" calcext:value-type="string">
            <text:p>E</text:p>
          </table:table-cell>
          <table:table-cell table:formula="of:=CHAR(IF(ROW([.X9])+COLUMN([.X9]) + 63 &gt; 90;ROW([.X9])+COLUMN([.X9]) + 63 - 26;ROW([.X9])+COLUMN([.X9]) + 63))" office:value-type="string" office:string-value="F" calcext:value-type="string">
            <text:p>F</text:p>
          </table:table-cell>
          <table:table-cell table:formula="of:=CHAR(IF(ROW([.Y9])+COLUMN([.Y9]) + 63 &gt; 90;ROW([.Y9])+COLUMN([.Y9]) + 63 - 26;ROW([.Y9])+COLUMN([.Y9]) + 63))" office:value-type="string" office:string-value="G" calcext:value-type="string">
            <text:p>G</text:p>
          </table:table-cell>
          <table:table-cell table:formula="of:=CHAR(IF(ROW([.Z9])+COLUMN([.Z9]) + 63 &gt; 90;ROW([.Z9])+COLUMN([.Z9]) + 63 - 26;ROW([.Z9])+COLUMN([.Z9]) + 63))" office:value-type="string" office:string-value="H" calcext:value-type="string">
            <text:p>H</text:p>
          </table:table-cell>
          <table:table-cell table:number-columns-repeated="27"/>
        </table:table-row>
        <table:table-row table:style-name="ro1">
          <table:table-cell table:formula="of:=CHAR(IF(ROW([.A10])+COLUMN([.A10]) + 63 &gt; 90;ROW([.A10])+COLUMN([.A10]) + 63 - 26;ROW([.A10])+COLUMN([.A10]) + 63))" office:value-type="string" office:string-value="J" calcext:value-type="string">
            <text:p>J</text:p>
          </table:table-cell>
          <table:table-cell table:formula="of:=CHAR(IF(ROW([.B10])+COLUMN([.B10]) + 63 &gt; 90;ROW([.B10])+COLUMN([.B10]) + 63 - 26;ROW([.B10])+COLUMN([.B10]) + 63))" office:value-type="string" office:string-value="K" calcext:value-type="string">
            <text:p>K</text:p>
          </table:table-cell>
          <table:table-cell table:formula="of:=CHAR(IF(ROW([.C10])+COLUMN([.C10]) + 63 &gt; 90;ROW([.C10])+COLUMN([.C10]) + 63 - 26;ROW([.C10])+COLUMN([.C10]) + 63))" office:value-type="string" office:string-value="L" calcext:value-type="string">
            <text:p>L</text:p>
          </table:table-cell>
          <table:table-cell table:formula="of:=CHAR(IF(ROW([.D10])+COLUMN([.D10]) + 63 &gt; 90;ROW([.D10])+COLUMN([.D10]) + 63 - 26;ROW([.D10])+COLUMN([.D10]) + 63))" office:value-type="string" office:string-value="M" calcext:value-type="string">
            <text:p>M</text:p>
          </table:table-cell>
          <table:table-cell table:formula="of:=CHAR(IF(ROW([.E10])+COLUMN([.E10]) + 63 &gt; 90;ROW([.E10])+COLUMN([.E10]) + 63 - 26;ROW([.E10])+COLUMN([.E10]) + 63))" office:value-type="string" office:string-value="N" calcext:value-type="string">
            <text:p>N</text:p>
          </table:table-cell>
          <table:table-cell table:formula="of:=CHAR(IF(ROW([.F10])+COLUMN([.F10]) + 63 &gt; 90;ROW([.F10])+COLUMN([.F10]) + 63 - 26;ROW([.F10])+COLUMN([.F10]) + 63))" office:value-type="string" office:string-value="O" calcext:value-type="string">
            <text:p>O</text:p>
          </table:table-cell>
          <table:table-cell table:formula="of:=CHAR(IF(ROW([.G10])+COLUMN([.G10]) + 63 &gt; 90;ROW([.G10])+COLUMN([.G10]) + 63 - 26;ROW([.G10])+COLUMN([.G10]) + 63))" office:value-type="string" office:string-value="P" calcext:value-type="string">
            <text:p>P</text:p>
          </table:table-cell>
          <table:table-cell table:formula="of:=CHAR(IF(ROW([.H10])+COLUMN([.H10]) + 63 &gt; 90;ROW([.H10])+COLUMN([.H10]) + 63 - 26;ROW([.H10])+COLUMN([.H10]) + 63))" office:value-type="string" office:string-value="Q" calcext:value-type="string">
            <text:p>Q</text:p>
          </table:table-cell>
          <table:table-cell table:formula="of:=CHAR(IF(ROW([.I10])+COLUMN([.I10]) + 63 &gt; 90;ROW([.I10])+COLUMN([.I10]) + 63 - 26;ROW([.I10])+COLUMN([.I10]) + 63))" office:value-type="string" office:string-value="R" calcext:value-type="string">
            <text:p>R</text:p>
          </table:table-cell>
          <table:table-cell table:formula="of:=CHAR(IF(ROW([.J10])+COLUMN([.J10]) + 63 &gt; 90;ROW([.J10])+COLUMN([.J10]) + 63 - 26;ROW([.J10])+COLUMN([.J10]) + 63))" office:value-type="string" office:string-value="S" calcext:value-type="string">
            <text:p>S</text:p>
          </table:table-cell>
          <table:table-cell table:formula="of:=CHAR(IF(ROW([.K10])+COLUMN([.K10]) + 63 &gt; 90;ROW([.K10])+COLUMN([.K10]) + 63 - 26;ROW([.K10])+COLUMN([.K10]) + 63))" office:value-type="string" office:string-value="T" calcext:value-type="string">
            <text:p>T</text:p>
          </table:table-cell>
          <table:table-cell table:formula="of:=CHAR(IF(ROW([.L10])+COLUMN([.L10]) + 63 &gt; 90;ROW([.L10])+COLUMN([.L10]) + 63 - 26;ROW([.L10])+COLUMN([.L10]) + 63))" office:value-type="string" office:string-value="U" calcext:value-type="string">
            <text:p>U</text:p>
          </table:table-cell>
          <table:table-cell table:formula="of:=CHAR(IF(ROW([.M10])+COLUMN([.M10]) + 63 &gt; 90;ROW([.M10])+COLUMN([.M10]) + 63 - 26;ROW([.M10])+COLUMN([.M10]) + 63))" office:value-type="string" office:string-value="V" calcext:value-type="string">
            <text:p>V</text:p>
          </table:table-cell>
          <table:table-cell table:formula="of:=CHAR(IF(ROW([.N10])+COLUMN([.N10]) + 63 &gt; 90;ROW([.N10])+COLUMN([.N10]) + 63 - 26;ROW([.N10])+COLUMN([.N10]) + 63))" office:value-type="string" office:string-value="W" calcext:value-type="string">
            <text:p>W</text:p>
          </table:table-cell>
          <table:table-cell table:formula="of:=CHAR(IF(ROW([.O10])+COLUMN([.O10]) + 63 &gt; 90;ROW([.O10])+COLUMN([.O10]) + 63 - 26;ROW([.O10])+COLUMN([.O10]) + 63))" office:value-type="string" office:string-value="X" calcext:value-type="string">
            <text:p>X</text:p>
          </table:table-cell>
          <table:table-cell table:formula="of:=CHAR(IF(ROW([.P10])+COLUMN([.P10]) + 63 &gt; 90;ROW([.P10])+COLUMN([.P10]) + 63 - 26;ROW([.P10])+COLUMN([.P10]) + 63))" office:value-type="string" office:string-value="Y" calcext:value-type="string">
            <text:p>Y</text:p>
          </table:table-cell>
          <table:table-cell table:formula="of:=CHAR(IF(ROW([.Q10])+COLUMN([.Q10]) + 63 &gt; 90;ROW([.Q10])+COLUMN([.Q10]) + 63 - 26;ROW([.Q10])+COLUMN([.Q10]) + 63))" office:value-type="string" office:string-value="Z" calcext:value-type="string">
            <text:p>Z</text:p>
          </table:table-cell>
          <table:table-cell table:formula="of:=CHAR(IF(ROW([.R10])+COLUMN([.R10]) + 63 &gt; 90;ROW([.R10])+COLUMN([.R10]) + 63 - 26;ROW([.R10])+COLUMN([.R10]) + 63))" office:value-type="string" office:string-value="A" calcext:value-type="string">
            <text:p>A</text:p>
          </table:table-cell>
          <table:table-cell table:formula="of:=CHAR(IF(ROW([.S10])+COLUMN([.S10]) + 63 &gt; 90;ROW([.S10])+COLUMN([.S10]) + 63 - 26;ROW([.S10])+COLUMN([.S10]) + 63))" office:value-type="string" office:string-value="B" calcext:value-type="string">
            <text:p>B</text:p>
          </table:table-cell>
          <table:table-cell table:formula="of:=CHAR(IF(ROW([.T10])+COLUMN([.T10]) + 63 &gt; 90;ROW([.T10])+COLUMN([.T10]) + 63 - 26;ROW([.T10])+COLUMN([.T10]) + 63))" office:value-type="string" office:string-value="C" calcext:value-type="string">
            <text:p>C</text:p>
          </table:table-cell>
          <table:table-cell table:formula="of:=CHAR(IF(ROW([.U10])+COLUMN([.U10]) + 63 &gt; 90;ROW([.U10])+COLUMN([.U10]) + 63 - 26;ROW([.U10])+COLUMN([.U10]) + 63))" office:value-type="string" office:string-value="D" calcext:value-type="string">
            <text:p>D</text:p>
          </table:table-cell>
          <table:table-cell table:formula="of:=CHAR(IF(ROW([.V10])+COLUMN([.V10]) + 63 &gt; 90;ROW([.V10])+COLUMN([.V10]) + 63 - 26;ROW([.V10])+COLUMN([.V10]) + 63))" office:value-type="string" office:string-value="E" calcext:value-type="string">
            <text:p>E</text:p>
          </table:table-cell>
          <table:table-cell table:formula="of:=CHAR(IF(ROW([.W10])+COLUMN([.W10]) + 63 &gt; 90;ROW([.W10])+COLUMN([.W10]) + 63 - 26;ROW([.W10])+COLUMN([.W10]) + 63))" office:value-type="string" office:string-value="F" calcext:value-type="string">
            <text:p>F</text:p>
          </table:table-cell>
          <table:table-cell table:formula="of:=CHAR(IF(ROW([.X10])+COLUMN([.X10]) + 63 &gt; 90;ROW([.X10])+COLUMN([.X10]) + 63 - 26;ROW([.X10])+COLUMN([.X10]) + 63))" office:value-type="string" office:string-value="G" calcext:value-type="string">
            <text:p>G</text:p>
          </table:table-cell>
          <table:table-cell table:formula="of:=CHAR(IF(ROW([.Y10])+COLUMN([.Y10]) + 63 &gt; 90;ROW([.Y10])+COLUMN([.Y10]) + 63 - 26;ROW([.Y10])+COLUMN([.Y10]) + 63))" office:value-type="string" office:string-value="H" calcext:value-type="string">
            <text:p>H</text:p>
          </table:table-cell>
          <table:table-cell table:formula="of:=CHAR(IF(ROW([.Z10])+COLUMN([.Z10]) + 63 &gt; 90;ROW([.Z10])+COLUMN([.Z10]) + 63 - 26;ROW([.Z10])+COLUMN([.Z10]) + 63))" office:value-type="string" office:string-value="I" calcext:value-type="string">
            <text:p>I</text:p>
          </table:table-cell>
          <table:table-cell table:number-columns-repeated="27"/>
        </table:table-row>
        <table:table-row table:style-name="ro1">
          <table:table-cell table:formula="of:=CHAR(IF(ROW([.A11])+COLUMN([.A11]) + 63 &gt; 90;ROW([.A11])+COLUMN([.A11]) + 63 - 26;ROW([.A11])+COLUMN([.A11]) + 63))" office:value-type="string" office:string-value="K" calcext:value-type="string">
            <text:p>K</text:p>
          </table:table-cell>
          <table:table-cell table:formula="of:=CHAR(IF(ROW([.B11])+COLUMN([.B11]) + 63 &gt; 90;ROW([.B11])+COLUMN([.B11]) + 63 - 26;ROW([.B11])+COLUMN([.B11]) + 63))" office:value-type="string" office:string-value="L" calcext:value-type="string">
            <text:p>L</text:p>
          </table:table-cell>
          <table:table-cell table:formula="of:=CHAR(IF(ROW([.C11])+COLUMN([.C11]) + 63 &gt; 90;ROW([.C11])+COLUMN([.C11]) + 63 - 26;ROW([.C11])+COLUMN([.C11]) + 63))" office:value-type="string" office:string-value="M" calcext:value-type="string">
            <text:p>M</text:p>
          </table:table-cell>
          <table:table-cell table:formula="of:=CHAR(IF(ROW([.D11])+COLUMN([.D11]) + 63 &gt; 90;ROW([.D11])+COLUMN([.D11]) + 63 - 26;ROW([.D11])+COLUMN([.D11]) + 63))" office:value-type="string" office:string-value="N" calcext:value-type="string">
            <text:p>N</text:p>
          </table:table-cell>
          <table:table-cell table:formula="of:=CHAR(IF(ROW([.E11])+COLUMN([.E11]) + 63 &gt; 90;ROW([.E11])+COLUMN([.E11]) + 63 - 26;ROW([.E11])+COLUMN([.E11]) + 63))" office:value-type="string" office:string-value="O" calcext:value-type="string">
            <text:p>O</text:p>
          </table:table-cell>
          <table:table-cell table:formula="of:=CHAR(IF(ROW([.F11])+COLUMN([.F11]) + 63 &gt; 90;ROW([.F11])+COLUMN([.F11]) + 63 - 26;ROW([.F11])+COLUMN([.F11]) + 63))" office:value-type="string" office:string-value="P" calcext:value-type="string">
            <text:p>P</text:p>
          </table:table-cell>
          <table:table-cell table:formula="of:=CHAR(IF(ROW([.G11])+COLUMN([.G11]) + 63 &gt; 90;ROW([.G11])+COLUMN([.G11]) + 63 - 26;ROW([.G11])+COLUMN([.G11]) + 63))" office:value-type="string" office:string-value="Q" calcext:value-type="string">
            <text:p>Q</text:p>
          </table:table-cell>
          <table:table-cell table:formula="of:=CHAR(IF(ROW([.H11])+COLUMN([.H11]) + 63 &gt; 90;ROW([.H11])+COLUMN([.H11]) + 63 - 26;ROW([.H11])+COLUMN([.H11]) + 63))" office:value-type="string" office:string-value="R" calcext:value-type="string">
            <text:p>R</text:p>
          </table:table-cell>
          <table:table-cell table:formula="of:=CHAR(IF(ROW([.I11])+COLUMN([.I11]) + 63 &gt; 90;ROW([.I11])+COLUMN([.I11]) + 63 - 26;ROW([.I11])+COLUMN([.I11]) + 63))" office:value-type="string" office:string-value="S" calcext:value-type="string">
            <text:p>S</text:p>
          </table:table-cell>
          <table:table-cell table:formula="of:=CHAR(IF(ROW([.J11])+COLUMN([.J11]) + 63 &gt; 90;ROW([.J11])+COLUMN([.J11]) + 63 - 26;ROW([.J11])+COLUMN([.J11]) + 63))" office:value-type="string" office:string-value="T" calcext:value-type="string">
            <text:p>T</text:p>
          </table:table-cell>
          <table:table-cell table:formula="of:=CHAR(IF(ROW([.K11])+COLUMN([.K11]) + 63 &gt; 90;ROW([.K11])+COLUMN([.K11]) + 63 - 26;ROW([.K11])+COLUMN([.K11]) + 63))" office:value-type="string" office:string-value="U" calcext:value-type="string">
            <text:p>U</text:p>
          </table:table-cell>
          <table:table-cell table:formula="of:=CHAR(IF(ROW([.L11])+COLUMN([.L11]) + 63 &gt; 90;ROW([.L11])+COLUMN([.L11]) + 63 - 26;ROW([.L11])+COLUMN([.L11]) + 63))" office:value-type="string" office:string-value="V" calcext:value-type="string">
            <text:p>V</text:p>
          </table:table-cell>
          <table:table-cell table:formula="of:=CHAR(IF(ROW([.M11])+COLUMN([.M11]) + 63 &gt; 90;ROW([.M11])+COLUMN([.M11]) + 63 - 26;ROW([.M11])+COLUMN([.M11]) + 63))" office:value-type="string" office:string-value="W" calcext:value-type="string">
            <text:p>W</text:p>
          </table:table-cell>
          <table:table-cell table:formula="of:=CHAR(IF(ROW([.N11])+COLUMN([.N11]) + 63 &gt; 90;ROW([.N11])+COLUMN([.N11]) + 63 - 26;ROW([.N11])+COLUMN([.N11]) + 63))" office:value-type="string" office:string-value="X" calcext:value-type="string">
            <text:p>X</text:p>
          </table:table-cell>
          <table:table-cell table:formula="of:=CHAR(IF(ROW([.O11])+COLUMN([.O11]) + 63 &gt; 90;ROW([.O11])+COLUMN([.O11]) + 63 - 26;ROW([.O11])+COLUMN([.O11]) + 63))" office:value-type="string" office:string-value="Y" calcext:value-type="string">
            <text:p>Y</text:p>
          </table:table-cell>
          <table:table-cell table:formula="of:=CHAR(IF(ROW([.P11])+COLUMN([.P11]) + 63 &gt; 90;ROW([.P11])+COLUMN([.P11]) + 63 - 26;ROW([.P11])+COLUMN([.P11]) + 63))" office:value-type="string" office:string-value="Z" calcext:value-type="string">
            <text:p>Z</text:p>
          </table:table-cell>
          <table:table-cell table:formula="of:=CHAR(IF(ROW([.Q11])+COLUMN([.Q11]) + 63 &gt; 90;ROW([.Q11])+COLUMN([.Q11]) + 63 - 26;ROW([.Q11])+COLUMN([.Q11]) + 63))" office:value-type="string" office:string-value="A" calcext:value-type="string">
            <text:p>A</text:p>
          </table:table-cell>
          <table:table-cell table:formula="of:=CHAR(IF(ROW([.R11])+COLUMN([.R11]) + 63 &gt; 90;ROW([.R11])+COLUMN([.R11]) + 63 - 26;ROW([.R11])+COLUMN([.R11]) + 63))" office:value-type="string" office:string-value="B" calcext:value-type="string">
            <text:p>B</text:p>
          </table:table-cell>
          <table:table-cell table:formula="of:=CHAR(IF(ROW([.S11])+COLUMN([.S11]) + 63 &gt; 90;ROW([.S11])+COLUMN([.S11]) + 63 - 26;ROW([.S11])+COLUMN([.S11]) + 63))" office:value-type="string" office:string-value="C" calcext:value-type="string">
            <text:p>C</text:p>
          </table:table-cell>
          <table:table-cell table:formula="of:=CHAR(IF(ROW([.T11])+COLUMN([.T11]) + 63 &gt; 90;ROW([.T11])+COLUMN([.T11]) + 63 - 26;ROW([.T11])+COLUMN([.T11]) + 63))" office:value-type="string" office:string-value="D" calcext:value-type="string">
            <text:p>D</text:p>
          </table:table-cell>
          <table:table-cell table:formula="of:=CHAR(IF(ROW([.U11])+COLUMN([.U11]) + 63 &gt; 90;ROW([.U11])+COLUMN([.U11]) + 63 - 26;ROW([.U11])+COLUMN([.U11]) + 63))" office:value-type="string" office:string-value="E" calcext:value-type="string">
            <text:p>E</text:p>
          </table:table-cell>
          <table:table-cell table:formula="of:=CHAR(IF(ROW([.V11])+COLUMN([.V11]) + 63 &gt; 90;ROW([.V11])+COLUMN([.V11]) + 63 - 26;ROW([.V11])+COLUMN([.V11]) + 63))" office:value-type="string" office:string-value="F" calcext:value-type="string">
            <text:p>F</text:p>
          </table:table-cell>
          <table:table-cell table:formula="of:=CHAR(IF(ROW([.W11])+COLUMN([.W11]) + 63 &gt; 90;ROW([.W11])+COLUMN([.W11]) + 63 - 26;ROW([.W11])+COLUMN([.W11]) + 63))" office:value-type="string" office:string-value="G" calcext:value-type="string">
            <text:p>G</text:p>
          </table:table-cell>
          <table:table-cell table:formula="of:=CHAR(IF(ROW([.X11])+COLUMN([.X11]) + 63 &gt; 90;ROW([.X11])+COLUMN([.X11]) + 63 - 26;ROW([.X11])+COLUMN([.X11]) + 63))" office:value-type="string" office:string-value="H" calcext:value-type="string">
            <text:p>H</text:p>
          </table:table-cell>
          <table:table-cell table:formula="of:=CHAR(IF(ROW([.Y11])+COLUMN([.Y11]) + 63 &gt; 90;ROW([.Y11])+COLUMN([.Y11]) + 63 - 26;ROW([.Y11])+COLUMN([.Y11]) + 63))" office:value-type="string" office:string-value="I" calcext:value-type="string">
            <text:p>I</text:p>
          </table:table-cell>
          <table:table-cell table:formula="of:=CHAR(IF(ROW([.Z11])+COLUMN([.Z11]) + 63 &gt; 90;ROW([.Z11])+COLUMN([.Z11]) + 63 - 26;ROW([.Z11])+COLUMN([.Z11]) + 63))" office:value-type="string" office:string-value="J" calcext:value-type="string">
            <text:p>J</text:p>
          </table:table-cell>
          <table:table-cell table:number-columns-repeated="27"/>
        </table:table-row>
        <table:table-row table:style-name="ro1">
          <table:table-cell table:formula="of:=CHAR(IF(ROW([.A12])+COLUMN([.A12]) + 63 &gt; 90;ROW([.A12])+COLUMN([.A12]) + 63 - 26;ROW([.A12])+COLUMN([.A12]) + 63))" office:value-type="string" office:string-value="L" calcext:value-type="string">
            <text:p>L</text:p>
          </table:table-cell>
          <table:table-cell table:formula="of:=CHAR(IF(ROW([.B12])+COLUMN([.B12]) + 63 &gt; 90;ROW([.B12])+COLUMN([.B12]) + 63 - 26;ROW([.B12])+COLUMN([.B12]) + 63))" office:value-type="string" office:string-value="M" calcext:value-type="string">
            <text:p>M</text:p>
          </table:table-cell>
          <table:table-cell table:formula="of:=CHAR(IF(ROW([.C12])+COLUMN([.C12]) + 63 &gt; 90;ROW([.C12])+COLUMN([.C12]) + 63 - 26;ROW([.C12])+COLUMN([.C12]) + 63))" office:value-type="string" office:string-value="N" calcext:value-type="string">
            <text:p>N</text:p>
          </table:table-cell>
          <table:table-cell table:formula="of:=CHAR(IF(ROW([.D12])+COLUMN([.D12]) + 63 &gt; 90;ROW([.D12])+COLUMN([.D12]) + 63 - 26;ROW([.D12])+COLUMN([.D12]) + 63))" office:value-type="string" office:string-value="O" calcext:value-type="string">
            <text:p>O</text:p>
          </table:table-cell>
          <table:table-cell table:formula="of:=CHAR(IF(ROW([.E12])+COLUMN([.E12]) + 63 &gt; 90;ROW([.E12])+COLUMN([.E12]) + 63 - 26;ROW([.E12])+COLUMN([.E12]) + 63))" office:value-type="string" office:string-value="P" calcext:value-type="string">
            <text:p>P</text:p>
          </table:table-cell>
          <table:table-cell table:formula="of:=CHAR(IF(ROW([.F12])+COLUMN([.F12]) + 63 &gt; 90;ROW([.F12])+COLUMN([.F12]) + 63 - 26;ROW([.F12])+COLUMN([.F12]) + 63))" office:value-type="string" office:string-value="Q" calcext:value-type="string">
            <text:p>Q</text:p>
          </table:table-cell>
          <table:table-cell table:formula="of:=CHAR(IF(ROW([.G12])+COLUMN([.G12]) + 63 &gt; 90;ROW([.G12])+COLUMN([.G12]) + 63 - 26;ROW([.G12])+COLUMN([.G12]) + 63))" office:value-type="string" office:string-value="R" calcext:value-type="string">
            <text:p>R</text:p>
          </table:table-cell>
          <table:table-cell table:formula="of:=CHAR(IF(ROW([.H12])+COLUMN([.H12]) + 63 &gt; 90;ROW([.H12])+COLUMN([.H12]) + 63 - 26;ROW([.H12])+COLUMN([.H12]) + 63))" office:value-type="string" office:string-value="S" calcext:value-type="string">
            <text:p>S</text:p>
          </table:table-cell>
          <table:table-cell table:formula="of:=CHAR(IF(ROW([.I12])+COLUMN([.I12]) + 63 &gt; 90;ROW([.I12])+COLUMN([.I12]) + 63 - 26;ROW([.I12])+COLUMN([.I12]) + 63))" office:value-type="string" office:string-value="T" calcext:value-type="string">
            <text:p>T</text:p>
          </table:table-cell>
          <table:table-cell table:formula="of:=CHAR(IF(ROW([.J12])+COLUMN([.J12]) + 63 &gt; 90;ROW([.J12])+COLUMN([.J12]) + 63 - 26;ROW([.J12])+COLUMN([.J12]) + 63))" office:value-type="string" office:string-value="U" calcext:value-type="string">
            <text:p>U</text:p>
          </table:table-cell>
          <table:table-cell table:formula="of:=CHAR(IF(ROW([.K12])+COLUMN([.K12]) + 63 &gt; 90;ROW([.K12])+COLUMN([.K12]) + 63 - 26;ROW([.K12])+COLUMN([.K12]) + 63))" office:value-type="string" office:string-value="V" calcext:value-type="string">
            <text:p>V</text:p>
          </table:table-cell>
          <table:table-cell table:formula="of:=CHAR(IF(ROW([.L12])+COLUMN([.L12]) + 63 &gt; 90;ROW([.L12])+COLUMN([.L12]) + 63 - 26;ROW([.L12])+COLUMN([.L12]) + 63))" office:value-type="string" office:string-value="W" calcext:value-type="string">
            <text:p>W</text:p>
          </table:table-cell>
          <table:table-cell table:formula="of:=CHAR(IF(ROW([.M12])+COLUMN([.M12]) + 63 &gt; 90;ROW([.M12])+COLUMN([.M12]) + 63 - 26;ROW([.M12])+COLUMN([.M12]) + 63))" office:value-type="string" office:string-value="X" calcext:value-type="string">
            <text:p>X</text:p>
          </table:table-cell>
          <table:table-cell table:formula="of:=CHAR(IF(ROW([.N12])+COLUMN([.N12]) + 63 &gt; 90;ROW([.N12])+COLUMN([.N12]) + 63 - 26;ROW([.N12])+COLUMN([.N12]) + 63))" office:value-type="string" office:string-value="Y" calcext:value-type="string">
            <text:p>Y</text:p>
          </table:table-cell>
          <table:table-cell table:formula="of:=CHAR(IF(ROW([.O12])+COLUMN([.O12]) + 63 &gt; 90;ROW([.O12])+COLUMN([.O12]) + 63 - 26;ROW([.O12])+COLUMN([.O12]) + 63))" office:value-type="string" office:string-value="Z" calcext:value-type="string">
            <text:p>Z</text:p>
          </table:table-cell>
          <table:table-cell table:formula="of:=CHAR(IF(ROW([.P12])+COLUMN([.P12]) + 63 &gt; 90;ROW([.P12])+COLUMN([.P12]) + 63 - 26;ROW([.P12])+COLUMN([.P12]) + 63))" office:value-type="string" office:string-value="A" calcext:value-type="string">
            <text:p>A</text:p>
          </table:table-cell>
          <table:table-cell table:formula="of:=CHAR(IF(ROW([.Q12])+COLUMN([.Q12]) + 63 &gt; 90;ROW([.Q12])+COLUMN([.Q12]) + 63 - 26;ROW([.Q12])+COLUMN([.Q12]) + 63))" office:value-type="string" office:string-value="B" calcext:value-type="string">
            <text:p>B</text:p>
          </table:table-cell>
          <table:table-cell table:formula="of:=CHAR(IF(ROW([.R12])+COLUMN([.R12]) + 63 &gt; 90;ROW([.R12])+COLUMN([.R12]) + 63 - 26;ROW([.R12])+COLUMN([.R12]) + 63))" office:value-type="string" office:string-value="C" calcext:value-type="string">
            <text:p>C</text:p>
          </table:table-cell>
          <table:table-cell table:formula="of:=CHAR(IF(ROW([.S12])+COLUMN([.S12]) + 63 &gt; 90;ROW([.S12])+COLUMN([.S12]) + 63 - 26;ROW([.S12])+COLUMN([.S12]) + 63))" office:value-type="string" office:string-value="D" calcext:value-type="string">
            <text:p>D</text:p>
          </table:table-cell>
          <table:table-cell table:formula="of:=CHAR(IF(ROW([.T12])+COLUMN([.T12]) + 63 &gt; 90;ROW([.T12])+COLUMN([.T12]) + 63 - 26;ROW([.T12])+COLUMN([.T12]) + 63))" office:value-type="string" office:string-value="E" calcext:value-type="string">
            <text:p>E</text:p>
          </table:table-cell>
          <table:table-cell table:formula="of:=CHAR(IF(ROW([.U12])+COLUMN([.U12]) + 63 &gt; 90;ROW([.U12])+COLUMN([.U12]) + 63 - 26;ROW([.U12])+COLUMN([.U12]) + 63))" office:value-type="string" office:string-value="F" calcext:value-type="string">
            <text:p>F</text:p>
          </table:table-cell>
          <table:table-cell table:formula="of:=CHAR(IF(ROW([.V12])+COLUMN([.V12]) + 63 &gt; 90;ROW([.V12])+COLUMN([.V12]) + 63 - 26;ROW([.V12])+COLUMN([.V12]) + 63))" office:value-type="string" office:string-value="G" calcext:value-type="string">
            <text:p>G</text:p>
          </table:table-cell>
          <table:table-cell table:formula="of:=CHAR(IF(ROW([.W12])+COLUMN([.W12]) + 63 &gt; 90;ROW([.W12])+COLUMN([.W12]) + 63 - 26;ROW([.W12])+COLUMN([.W12]) + 63))" office:value-type="string" office:string-value="H" calcext:value-type="string">
            <text:p>H</text:p>
          </table:table-cell>
          <table:table-cell table:formula="of:=CHAR(IF(ROW([.X12])+COLUMN([.X12]) + 63 &gt; 90;ROW([.X12])+COLUMN([.X12]) + 63 - 26;ROW([.X12])+COLUMN([.X12]) + 63))" office:value-type="string" office:string-value="I" calcext:value-type="string">
            <text:p>I</text:p>
          </table:table-cell>
          <table:table-cell table:formula="of:=CHAR(IF(ROW([.Y12])+COLUMN([.Y12]) + 63 &gt; 90;ROW([.Y12])+COLUMN([.Y12]) + 63 - 26;ROW([.Y12])+COLUMN([.Y12]) + 63))" office:value-type="string" office:string-value="J" calcext:value-type="string">
            <text:p>J</text:p>
          </table:table-cell>
          <table:table-cell table:formula="of:=CHAR(IF(ROW([.Z12])+COLUMN([.Z12]) + 63 &gt; 90;ROW([.Z12])+COLUMN([.Z12]) + 63 - 26;ROW([.Z12])+COLUMN([.Z12]) + 63))" office:value-type="string" office:string-value="K" calcext:value-type="string">
            <text:p>K</text:p>
          </table:table-cell>
          <table:table-cell table:number-columns-repeated="27"/>
        </table:table-row>
        <table:table-row table:style-name="ro1">
          <table:table-cell table:formula="of:=CHAR(IF(ROW([.A13])+COLUMN([.A13]) + 63 &gt; 90;ROW([.A13])+COLUMN([.A13]) + 63 - 26;ROW([.A13])+COLUMN([.A13]) + 63))" office:value-type="string" office:string-value="M" calcext:value-type="string">
            <text:p>M</text:p>
          </table:table-cell>
          <table:table-cell table:formula="of:=CHAR(IF(ROW([.B13])+COLUMN([.B13]) + 63 &gt; 90;ROW([.B13])+COLUMN([.B13]) + 63 - 26;ROW([.B13])+COLUMN([.B13]) + 63))" office:value-type="string" office:string-value="N" calcext:value-type="string">
            <text:p>N</text:p>
          </table:table-cell>
          <table:table-cell table:formula="of:=CHAR(IF(ROW([.C13])+COLUMN([.C13]) + 63 &gt; 90;ROW([.C13])+COLUMN([.C13]) + 63 - 26;ROW([.C13])+COLUMN([.C13]) + 63))" office:value-type="string" office:string-value="O" calcext:value-type="string">
            <text:p>O</text:p>
          </table:table-cell>
          <table:table-cell table:formula="of:=CHAR(IF(ROW([.D13])+COLUMN([.D13]) + 63 &gt; 90;ROW([.D13])+COLUMN([.D13]) + 63 - 26;ROW([.D13])+COLUMN([.D13]) + 63))" office:value-type="string" office:string-value="P" calcext:value-type="string">
            <text:p>P</text:p>
          </table:table-cell>
          <table:table-cell table:formula="of:=CHAR(IF(ROW([.E13])+COLUMN([.E13]) + 63 &gt; 90;ROW([.E13])+COLUMN([.E13]) + 63 - 26;ROW([.E13])+COLUMN([.E13]) + 63))" office:value-type="string" office:string-value="Q" calcext:value-type="string">
            <text:p>Q</text:p>
          </table:table-cell>
          <table:table-cell table:formula="of:=CHAR(IF(ROW([.F13])+COLUMN([.F13]) + 63 &gt; 90;ROW([.F13])+COLUMN([.F13]) + 63 - 26;ROW([.F13])+COLUMN([.F13]) + 63))" office:value-type="string" office:string-value="R" calcext:value-type="string">
            <text:p>R</text:p>
          </table:table-cell>
          <table:table-cell table:formula="of:=CHAR(IF(ROW([.G13])+COLUMN([.G13]) + 63 &gt; 90;ROW([.G13])+COLUMN([.G13]) + 63 - 26;ROW([.G13])+COLUMN([.G13]) + 63))" office:value-type="string" office:string-value="S" calcext:value-type="string">
            <text:p>S</text:p>
          </table:table-cell>
          <table:table-cell table:formula="of:=CHAR(IF(ROW([.H13])+COLUMN([.H13]) + 63 &gt; 90;ROW([.H13])+COLUMN([.H13]) + 63 - 26;ROW([.H13])+COLUMN([.H13]) + 63))" office:value-type="string" office:string-value="T" calcext:value-type="string">
            <text:p>T</text:p>
          </table:table-cell>
          <table:table-cell table:formula="of:=CHAR(IF(ROW([.I13])+COLUMN([.I13]) + 63 &gt; 90;ROW([.I13])+COLUMN([.I13]) + 63 - 26;ROW([.I13])+COLUMN([.I13]) + 63))" office:value-type="string" office:string-value="U" calcext:value-type="string">
            <text:p>U</text:p>
          </table:table-cell>
          <table:table-cell table:formula="of:=CHAR(IF(ROW([.J13])+COLUMN([.J13]) + 63 &gt; 90;ROW([.J13])+COLUMN([.J13]) + 63 - 26;ROW([.J13])+COLUMN([.J13]) + 63))" office:value-type="string" office:string-value="V" calcext:value-type="string">
            <text:p>V</text:p>
          </table:table-cell>
          <table:table-cell table:formula="of:=CHAR(IF(ROW([.K13])+COLUMN([.K13]) + 63 &gt; 90;ROW([.K13])+COLUMN([.K13]) + 63 - 26;ROW([.K13])+COLUMN([.K13]) + 63))" office:value-type="string" office:string-value="W" calcext:value-type="string">
            <text:p>W</text:p>
          </table:table-cell>
          <table:table-cell table:formula="of:=CHAR(IF(ROW([.L13])+COLUMN([.L13]) + 63 &gt; 90;ROW([.L13])+COLUMN([.L13]) + 63 - 26;ROW([.L13])+COLUMN([.L13]) + 63))" office:value-type="string" office:string-value="X" calcext:value-type="string">
            <text:p>X</text:p>
          </table:table-cell>
          <table:table-cell table:formula="of:=CHAR(IF(ROW([.M13])+COLUMN([.M13]) + 63 &gt; 90;ROW([.M13])+COLUMN([.M13]) + 63 - 26;ROW([.M13])+COLUMN([.M13]) + 63))" office:value-type="string" office:string-value="Y" calcext:value-type="string">
            <text:p>Y</text:p>
          </table:table-cell>
          <table:table-cell table:formula="of:=CHAR(IF(ROW([.N13])+COLUMN([.N13]) + 63 &gt; 90;ROW([.N13])+COLUMN([.N13]) + 63 - 26;ROW([.N13])+COLUMN([.N13]) + 63))" office:value-type="string" office:string-value="Z" calcext:value-type="string">
            <text:p>Z</text:p>
          </table:table-cell>
          <table:table-cell table:formula="of:=CHAR(IF(ROW([.O13])+COLUMN([.O13]) + 63 &gt; 90;ROW([.O13])+COLUMN([.O13]) + 63 - 26;ROW([.O13])+COLUMN([.O13]) + 63))" office:value-type="string" office:string-value="A" calcext:value-type="string">
            <text:p>A</text:p>
          </table:table-cell>
          <table:table-cell table:formula="of:=CHAR(IF(ROW([.P13])+COLUMN([.P13]) + 63 &gt; 90;ROW([.P13])+COLUMN([.P13]) + 63 - 26;ROW([.P13])+COLUMN([.P13]) + 63))" office:value-type="string" office:string-value="B" calcext:value-type="string">
            <text:p>B</text:p>
          </table:table-cell>
          <table:table-cell table:formula="of:=CHAR(IF(ROW([.Q13])+COLUMN([.Q13]) + 63 &gt; 90;ROW([.Q13])+COLUMN([.Q13]) + 63 - 26;ROW([.Q13])+COLUMN([.Q13]) + 63))" office:value-type="string" office:string-value="C" calcext:value-type="string">
            <text:p>C</text:p>
          </table:table-cell>
          <table:table-cell table:formula="of:=CHAR(IF(ROW([.R13])+COLUMN([.R13]) + 63 &gt; 90;ROW([.R13])+COLUMN([.R13]) + 63 - 26;ROW([.R13])+COLUMN([.R13]) + 63))" office:value-type="string" office:string-value="D" calcext:value-type="string">
            <text:p>D</text:p>
          </table:table-cell>
          <table:table-cell table:formula="of:=CHAR(IF(ROW([.S13])+COLUMN([.S13]) + 63 &gt; 90;ROW([.S13])+COLUMN([.S13]) + 63 - 26;ROW([.S13])+COLUMN([.S13]) + 63))" office:value-type="string" office:string-value="E" calcext:value-type="string">
            <text:p>E</text:p>
          </table:table-cell>
          <table:table-cell table:formula="of:=CHAR(IF(ROW([.T13])+COLUMN([.T13]) + 63 &gt; 90;ROW([.T13])+COLUMN([.T13]) + 63 - 26;ROW([.T13])+COLUMN([.T13]) + 63))" office:value-type="string" office:string-value="F" calcext:value-type="string">
            <text:p>F</text:p>
          </table:table-cell>
          <table:table-cell table:formula="of:=CHAR(IF(ROW([.U13])+COLUMN([.U13]) + 63 &gt; 90;ROW([.U13])+COLUMN([.U13]) + 63 - 26;ROW([.U13])+COLUMN([.U13]) + 63))" office:value-type="string" office:string-value="G" calcext:value-type="string">
            <text:p>G</text:p>
          </table:table-cell>
          <table:table-cell table:formula="of:=CHAR(IF(ROW([.V13])+COLUMN([.V13]) + 63 &gt; 90;ROW([.V13])+COLUMN([.V13]) + 63 - 26;ROW([.V13])+COLUMN([.V13]) + 63))" office:value-type="string" office:string-value="H" calcext:value-type="string">
            <text:p>H</text:p>
          </table:table-cell>
          <table:table-cell table:formula="of:=CHAR(IF(ROW([.W13])+COLUMN([.W13]) + 63 &gt; 90;ROW([.W13])+COLUMN([.W13]) + 63 - 26;ROW([.W13])+COLUMN([.W13]) + 63))" office:value-type="string" office:string-value="I" calcext:value-type="string">
            <text:p>I</text:p>
          </table:table-cell>
          <table:table-cell table:formula="of:=CHAR(IF(ROW([.X13])+COLUMN([.X13]) + 63 &gt; 90;ROW([.X13])+COLUMN([.X13]) + 63 - 26;ROW([.X13])+COLUMN([.X13]) + 63))" office:value-type="string" office:string-value="J" calcext:value-type="string">
            <text:p>J</text:p>
          </table:table-cell>
          <table:table-cell table:formula="of:=CHAR(IF(ROW([.Y13])+COLUMN([.Y13]) + 63 &gt; 90;ROW([.Y13])+COLUMN([.Y13]) + 63 - 26;ROW([.Y13])+COLUMN([.Y13]) + 63))" office:value-type="string" office:string-value="K" calcext:value-type="string">
            <text:p>K</text:p>
          </table:table-cell>
          <table:table-cell table:formula="of:=CHAR(IF(ROW([.Z13])+COLUMN([.Z13]) + 63 &gt; 90;ROW([.Z13])+COLUMN([.Z13]) + 63 - 26;ROW([.Z13])+COLUMN([.Z13]) + 63))" office:value-type="string" office:string-value="L" calcext:value-type="string">
            <text:p>L</text:p>
          </table:table-cell>
          <table:table-cell table:number-columns-repeated="27"/>
        </table:table-row>
        <table:table-row table:style-name="ro1">
          <table:table-cell table:formula="of:=CHAR(IF(ROW([.A14])+COLUMN([.A14]) + 63 &gt; 90;ROW([.A14])+COLUMN([.A14]) + 63 - 26;ROW([.A14])+COLUMN([.A14]) + 63))" office:value-type="string" office:string-value="N" calcext:value-type="string">
            <text:p>N</text:p>
          </table:table-cell>
          <table:table-cell table:formula="of:=CHAR(IF(ROW([.B14])+COLUMN([.B14]) + 63 &gt; 90;ROW([.B14])+COLUMN([.B14]) + 63 - 26;ROW([.B14])+COLUMN([.B14]) + 63))" office:value-type="string" office:string-value="O" calcext:value-type="string">
            <text:p>O</text:p>
          </table:table-cell>
          <table:table-cell table:formula="of:=CHAR(IF(ROW([.C14])+COLUMN([.C14]) + 63 &gt; 90;ROW([.C14])+COLUMN([.C14]) + 63 - 26;ROW([.C14])+COLUMN([.C14]) + 63))" office:value-type="string" office:string-value="P" calcext:value-type="string">
            <text:p>P</text:p>
          </table:table-cell>
          <table:table-cell table:formula="of:=CHAR(IF(ROW([.D14])+COLUMN([.D14]) + 63 &gt; 90;ROW([.D14])+COLUMN([.D14]) + 63 - 26;ROW([.D14])+COLUMN([.D14]) + 63))" office:value-type="string" office:string-value="Q" calcext:value-type="string">
            <text:p>Q</text:p>
          </table:table-cell>
          <table:table-cell table:formula="of:=CHAR(IF(ROW([.E14])+COLUMN([.E14]) + 63 &gt; 90;ROW([.E14])+COLUMN([.E14]) + 63 - 26;ROW([.E14])+COLUMN([.E14]) + 63))" office:value-type="string" office:string-value="R" calcext:value-type="string">
            <text:p>R</text:p>
          </table:table-cell>
          <table:table-cell table:formula="of:=CHAR(IF(ROW([.F14])+COLUMN([.F14]) + 63 &gt; 90;ROW([.F14])+COLUMN([.F14]) + 63 - 26;ROW([.F14])+COLUMN([.F14]) + 63))" office:value-type="string" office:string-value="S" calcext:value-type="string">
            <text:p>S</text:p>
          </table:table-cell>
          <table:table-cell table:formula="of:=CHAR(IF(ROW([.G14])+COLUMN([.G14]) + 63 &gt; 90;ROW([.G14])+COLUMN([.G14]) + 63 - 26;ROW([.G14])+COLUMN([.G14]) + 63))" office:value-type="string" office:string-value="T" calcext:value-type="string">
            <text:p>T</text:p>
          </table:table-cell>
          <table:table-cell table:formula="of:=CHAR(IF(ROW([.H14])+COLUMN([.H14]) + 63 &gt; 90;ROW([.H14])+COLUMN([.H14]) + 63 - 26;ROW([.H14])+COLUMN([.H14]) + 63))" office:value-type="string" office:string-value="U" calcext:value-type="string">
            <text:p>U</text:p>
          </table:table-cell>
          <table:table-cell table:formula="of:=CHAR(IF(ROW([.I14])+COLUMN([.I14]) + 63 &gt; 90;ROW([.I14])+COLUMN([.I14]) + 63 - 26;ROW([.I14])+COLUMN([.I14]) + 63))" office:value-type="string" office:string-value="V" calcext:value-type="string">
            <text:p>V</text:p>
          </table:table-cell>
          <table:table-cell table:formula="of:=CHAR(IF(ROW([.J14])+COLUMN([.J14]) + 63 &gt; 90;ROW([.J14])+COLUMN([.J14]) + 63 - 26;ROW([.J14])+COLUMN([.J14]) + 63))" office:value-type="string" office:string-value="W" calcext:value-type="string">
            <text:p>W</text:p>
          </table:table-cell>
          <table:table-cell table:formula="of:=CHAR(IF(ROW([.K14])+COLUMN([.K14]) + 63 &gt; 90;ROW([.K14])+COLUMN([.K14]) + 63 - 26;ROW([.K14])+COLUMN([.K14]) + 63))" office:value-type="string" office:string-value="X" calcext:value-type="string">
            <text:p>X</text:p>
          </table:table-cell>
          <table:table-cell table:formula="of:=CHAR(IF(ROW([.L14])+COLUMN([.L14]) + 63 &gt; 90;ROW([.L14])+COLUMN([.L14]) + 63 - 26;ROW([.L14])+COLUMN([.L14]) + 63))" office:value-type="string" office:string-value="Y" calcext:value-type="string">
            <text:p>Y</text:p>
          </table:table-cell>
          <table:table-cell table:formula="of:=CHAR(IF(ROW([.M14])+COLUMN([.M14]) + 63 &gt; 90;ROW([.M14])+COLUMN([.M14]) + 63 - 26;ROW([.M14])+COLUMN([.M14]) + 63))" office:value-type="string" office:string-value="Z" calcext:value-type="string">
            <text:p>Z</text:p>
          </table:table-cell>
          <table:table-cell table:formula="of:=CHAR(IF(ROW([.N14])+COLUMN([.N14]) + 63 &gt; 90;ROW([.N14])+COLUMN([.N14]) + 63 - 26;ROW([.N14])+COLUMN([.N14]) + 63))" office:value-type="string" office:string-value="A" calcext:value-type="string">
            <text:p>A</text:p>
          </table:table-cell>
          <table:table-cell table:formula="of:=CHAR(IF(ROW([.O14])+COLUMN([.O14]) + 63 &gt; 90;ROW([.O14])+COLUMN([.O14]) + 63 - 26;ROW([.O14])+COLUMN([.O14]) + 63))" office:value-type="string" office:string-value="B" calcext:value-type="string">
            <text:p>B</text:p>
          </table:table-cell>
          <table:table-cell table:formula="of:=CHAR(IF(ROW([.P14])+COLUMN([.P14]) + 63 &gt; 90;ROW([.P14])+COLUMN([.P14]) + 63 - 26;ROW([.P14])+COLUMN([.P14]) + 63))" office:value-type="string" office:string-value="C" calcext:value-type="string">
            <text:p>C</text:p>
          </table:table-cell>
          <table:table-cell table:formula="of:=CHAR(IF(ROW([.Q14])+COLUMN([.Q14]) + 63 &gt; 90;ROW([.Q14])+COLUMN([.Q14]) + 63 - 26;ROW([.Q14])+COLUMN([.Q14]) + 63))" office:value-type="string" office:string-value="D" calcext:value-type="string">
            <text:p>D</text:p>
          </table:table-cell>
          <table:table-cell table:formula="of:=CHAR(IF(ROW([.R14])+COLUMN([.R14]) + 63 &gt; 90;ROW([.R14])+COLUMN([.R14]) + 63 - 26;ROW([.R14])+COLUMN([.R14]) + 63))" office:value-type="string" office:string-value="E" calcext:value-type="string">
            <text:p>E</text:p>
          </table:table-cell>
          <table:table-cell table:formula="of:=CHAR(IF(ROW([.S14])+COLUMN([.S14]) + 63 &gt; 90;ROW([.S14])+COLUMN([.S14]) + 63 - 26;ROW([.S14])+COLUMN([.S14]) + 63))" office:value-type="string" office:string-value="F" calcext:value-type="string">
            <text:p>F</text:p>
          </table:table-cell>
          <table:table-cell table:formula="of:=CHAR(IF(ROW([.T14])+COLUMN([.T14]) + 63 &gt; 90;ROW([.T14])+COLUMN([.T14]) + 63 - 26;ROW([.T14])+COLUMN([.T14]) + 63))" office:value-type="string" office:string-value="G" calcext:value-type="string">
            <text:p>G</text:p>
          </table:table-cell>
          <table:table-cell table:formula="of:=CHAR(IF(ROW([.U14])+COLUMN([.U14]) + 63 &gt; 90;ROW([.U14])+COLUMN([.U14]) + 63 - 26;ROW([.U14])+COLUMN([.U14]) + 63))" office:value-type="string" office:string-value="H" calcext:value-type="string">
            <text:p>H</text:p>
          </table:table-cell>
          <table:table-cell table:formula="of:=CHAR(IF(ROW([.V14])+COLUMN([.V14]) + 63 &gt; 90;ROW([.V14])+COLUMN([.V14]) + 63 - 26;ROW([.V14])+COLUMN([.V14]) + 63))" office:value-type="string" office:string-value="I" calcext:value-type="string">
            <text:p>I</text:p>
          </table:table-cell>
          <table:table-cell table:formula="of:=CHAR(IF(ROW([.W14])+COLUMN([.W14]) + 63 &gt; 90;ROW([.W14])+COLUMN([.W14]) + 63 - 26;ROW([.W14])+COLUMN([.W14]) + 63))" office:value-type="string" office:string-value="J" calcext:value-type="string">
            <text:p>J</text:p>
          </table:table-cell>
          <table:table-cell table:formula="of:=CHAR(IF(ROW([.X14])+COLUMN([.X14]) + 63 &gt; 90;ROW([.X14])+COLUMN([.X14]) + 63 - 26;ROW([.X14])+COLUMN([.X14]) + 63))" office:value-type="string" office:string-value="K" calcext:value-type="string">
            <text:p>K</text:p>
          </table:table-cell>
          <table:table-cell table:formula="of:=CHAR(IF(ROW([.Y14])+COLUMN([.Y14]) + 63 &gt; 90;ROW([.Y14])+COLUMN([.Y14]) + 63 - 26;ROW([.Y14])+COLUMN([.Y14]) + 63))" office:value-type="string" office:string-value="L" calcext:value-type="string">
            <text:p>L</text:p>
          </table:table-cell>
          <table:table-cell table:formula="of:=CHAR(IF(ROW([.Z14])+COLUMN([.Z14]) + 63 &gt; 90;ROW([.Z14])+COLUMN([.Z14]) + 63 - 26;ROW([.Z14])+COLUMN([.Z14]) + 63))" office:value-type="string" office:string-value="M" calcext:value-type="string">
            <text:p>M</text:p>
          </table:table-cell>
          <table:table-cell table:number-columns-repeated="27"/>
        </table:table-row>
        <table:table-row table:style-name="ro1">
          <table:table-cell table:formula="of:=CHAR(IF(ROW([.A15])+COLUMN([.A15]) + 63 &gt; 90;ROW([.A15])+COLUMN([.A15]) + 63 - 26;ROW([.A15])+COLUMN([.A15]) + 63))" office:value-type="string" office:string-value="O" calcext:value-type="string">
            <text:p>O</text:p>
          </table:table-cell>
          <table:table-cell table:formula="of:=CHAR(IF(ROW([.B15])+COLUMN([.B15]) + 63 &gt; 90;ROW([.B15])+COLUMN([.B15]) + 63 - 26;ROW([.B15])+COLUMN([.B15]) + 63))" office:value-type="string" office:string-value="P" calcext:value-type="string">
            <text:p>P</text:p>
          </table:table-cell>
          <table:table-cell table:formula="of:=CHAR(IF(ROW([.C15])+COLUMN([.C15]) + 63 &gt; 90;ROW([.C15])+COLUMN([.C15]) + 63 - 26;ROW([.C15])+COLUMN([.C15]) + 63))" office:value-type="string" office:string-value="Q" calcext:value-type="string">
            <text:p>Q</text:p>
          </table:table-cell>
          <table:table-cell table:formula="of:=CHAR(IF(ROW([.D15])+COLUMN([.D15]) + 63 &gt; 90;ROW([.D15])+COLUMN([.D15]) + 63 - 26;ROW([.D15])+COLUMN([.D15]) + 63))" office:value-type="string" office:string-value="R" calcext:value-type="string">
            <text:p>R</text:p>
          </table:table-cell>
          <table:table-cell table:formula="of:=CHAR(IF(ROW([.E15])+COLUMN([.E15]) + 63 &gt; 90;ROW([.E15])+COLUMN([.E15]) + 63 - 26;ROW([.E15])+COLUMN([.E15]) + 63))" office:value-type="string" office:string-value="S" calcext:value-type="string">
            <text:p>S</text:p>
          </table:table-cell>
          <table:table-cell table:formula="of:=CHAR(IF(ROW([.F15])+COLUMN([.F15]) + 63 &gt; 90;ROW([.F15])+COLUMN([.F15]) + 63 - 26;ROW([.F15])+COLUMN([.F15]) + 63))" office:value-type="string" office:string-value="T" calcext:value-type="string">
            <text:p>T</text:p>
          </table:table-cell>
          <table:table-cell table:formula="of:=CHAR(IF(ROW([.G15])+COLUMN([.G15]) + 63 &gt; 90;ROW([.G15])+COLUMN([.G15]) + 63 - 26;ROW([.G15])+COLUMN([.G15]) + 63))" office:value-type="string" office:string-value="U" calcext:value-type="string">
            <text:p>U</text:p>
          </table:table-cell>
          <table:table-cell table:formula="of:=CHAR(IF(ROW([.H15])+COLUMN([.H15]) + 63 &gt; 90;ROW([.H15])+COLUMN([.H15]) + 63 - 26;ROW([.H15])+COLUMN([.H15]) + 63))" office:value-type="string" office:string-value="V" calcext:value-type="string">
            <text:p>V</text:p>
          </table:table-cell>
          <table:table-cell table:formula="of:=CHAR(IF(ROW([.I15])+COLUMN([.I15]) + 63 &gt; 90;ROW([.I15])+COLUMN([.I15]) + 63 - 26;ROW([.I15])+COLUMN([.I15]) + 63))" office:value-type="string" office:string-value="W" calcext:value-type="string">
            <text:p>W</text:p>
          </table:table-cell>
          <table:table-cell table:formula="of:=CHAR(IF(ROW([.J15])+COLUMN([.J15]) + 63 &gt; 90;ROW([.J15])+COLUMN([.J15]) + 63 - 26;ROW([.J15])+COLUMN([.J15]) + 63))" office:value-type="string" office:string-value="X" calcext:value-type="string">
            <text:p>X</text:p>
          </table:table-cell>
          <table:table-cell table:formula="of:=CHAR(IF(ROW([.K15])+COLUMN([.K15]) + 63 &gt; 90;ROW([.K15])+COLUMN([.K15]) + 63 - 26;ROW([.K15])+COLUMN([.K15]) + 63))" office:value-type="string" office:string-value="Y" calcext:value-type="string">
            <text:p>Y</text:p>
          </table:table-cell>
          <table:table-cell table:formula="of:=CHAR(IF(ROW([.L15])+COLUMN([.L15]) + 63 &gt; 90;ROW([.L15])+COLUMN([.L15]) + 63 - 26;ROW([.L15])+COLUMN([.L15]) + 63))" office:value-type="string" office:string-value="Z" calcext:value-type="string">
            <text:p>Z</text:p>
          </table:table-cell>
          <table:table-cell table:formula="of:=CHAR(IF(ROW([.M15])+COLUMN([.M15]) + 63 &gt; 90;ROW([.M15])+COLUMN([.M15]) + 63 - 26;ROW([.M15])+COLUMN([.M15]) + 63))" office:value-type="string" office:string-value="A" calcext:value-type="string">
            <text:p>A</text:p>
          </table:table-cell>
          <table:table-cell table:formula="of:=CHAR(IF(ROW([.N15])+COLUMN([.N15]) + 63 &gt; 90;ROW([.N15])+COLUMN([.N15]) + 63 - 26;ROW([.N15])+COLUMN([.N15]) + 63))" office:value-type="string" office:string-value="B" calcext:value-type="string">
            <text:p>B</text:p>
          </table:table-cell>
          <table:table-cell table:formula="of:=CHAR(IF(ROW([.O15])+COLUMN([.O15]) + 63 &gt; 90;ROW([.O15])+COLUMN([.O15]) + 63 - 26;ROW([.O15])+COLUMN([.O15]) + 63))" office:value-type="string" office:string-value="C" calcext:value-type="string">
            <text:p>C</text:p>
          </table:table-cell>
          <table:table-cell table:formula="of:=CHAR(IF(ROW([.P15])+COLUMN([.P15]) + 63 &gt; 90;ROW([.P15])+COLUMN([.P15]) + 63 - 26;ROW([.P15])+COLUMN([.P15]) + 63))" office:value-type="string" office:string-value="D" calcext:value-type="string">
            <text:p>D</text:p>
          </table:table-cell>
          <table:table-cell table:formula="of:=CHAR(IF(ROW([.Q15])+COLUMN([.Q15]) + 63 &gt; 90;ROW([.Q15])+COLUMN([.Q15]) + 63 - 26;ROW([.Q15])+COLUMN([.Q15]) + 63))" office:value-type="string" office:string-value="E" calcext:value-type="string">
            <text:p>E</text:p>
          </table:table-cell>
          <table:table-cell table:formula="of:=CHAR(IF(ROW([.R15])+COLUMN([.R15]) + 63 &gt; 90;ROW([.R15])+COLUMN([.R15]) + 63 - 26;ROW([.R15])+COLUMN([.R15]) + 63))" office:value-type="string" office:string-value="F" calcext:value-type="string">
            <text:p>F</text:p>
          </table:table-cell>
          <table:table-cell table:formula="of:=CHAR(IF(ROW([.S15])+COLUMN([.S15]) + 63 &gt; 90;ROW([.S15])+COLUMN([.S15]) + 63 - 26;ROW([.S15])+COLUMN([.S15]) + 63))" office:value-type="string" office:string-value="G" calcext:value-type="string">
            <text:p>G</text:p>
          </table:table-cell>
          <table:table-cell table:formula="of:=CHAR(IF(ROW([.T15])+COLUMN([.T15]) + 63 &gt; 90;ROW([.T15])+COLUMN([.T15]) + 63 - 26;ROW([.T15])+COLUMN([.T15]) + 63))" office:value-type="string" office:string-value="H" calcext:value-type="string">
            <text:p>H</text:p>
          </table:table-cell>
          <table:table-cell table:formula="of:=CHAR(IF(ROW([.U15])+COLUMN([.U15]) + 63 &gt; 90;ROW([.U15])+COLUMN([.U15]) + 63 - 26;ROW([.U15])+COLUMN([.U15]) + 63))" office:value-type="string" office:string-value="I" calcext:value-type="string">
            <text:p>I</text:p>
          </table:table-cell>
          <table:table-cell table:formula="of:=CHAR(IF(ROW([.V15])+COLUMN([.V15]) + 63 &gt; 90;ROW([.V15])+COLUMN([.V15]) + 63 - 26;ROW([.V15])+COLUMN([.V15]) + 63))" office:value-type="string" office:string-value="J" calcext:value-type="string">
            <text:p>J</text:p>
          </table:table-cell>
          <table:table-cell table:formula="of:=CHAR(IF(ROW([.W15])+COLUMN([.W15]) + 63 &gt; 90;ROW([.W15])+COLUMN([.W15]) + 63 - 26;ROW([.W15])+COLUMN([.W15]) + 63))" office:value-type="string" office:string-value="K" calcext:value-type="string">
            <text:p>K</text:p>
          </table:table-cell>
          <table:table-cell table:formula="of:=CHAR(IF(ROW([.X15])+COLUMN([.X15]) + 63 &gt; 90;ROW([.X15])+COLUMN([.X15]) + 63 - 26;ROW([.X15])+COLUMN([.X15]) + 63))" office:value-type="string" office:string-value="L" calcext:value-type="string">
            <text:p>L</text:p>
          </table:table-cell>
          <table:table-cell table:formula="of:=CHAR(IF(ROW([.Y15])+COLUMN([.Y15]) + 63 &gt; 90;ROW([.Y15])+COLUMN([.Y15]) + 63 - 26;ROW([.Y15])+COLUMN([.Y15]) + 63))" office:value-type="string" office:string-value="M" calcext:value-type="string">
            <text:p>M</text:p>
          </table:table-cell>
          <table:table-cell table:formula="of:=CHAR(IF(ROW([.Z15])+COLUMN([.Z15]) + 63 &gt; 90;ROW([.Z15])+COLUMN([.Z15]) + 63 - 26;ROW([.Z15])+COLUMN([.Z15]) + 63))" office:value-type="string" office:string-value="N" calcext:value-type="string">
            <text:p>N</text:p>
          </table:table-cell>
          <table:table-cell table:number-columns-repeated="27"/>
        </table:table-row>
        <table:table-row table:style-name="ro1">
          <table:table-cell table:formula="of:=CHAR(IF(ROW([.A16])+COLUMN([.A16]) + 63 &gt; 90;ROW([.A16])+COLUMN([.A16]) + 63 - 26;ROW([.A16])+COLUMN([.A16]) + 63))" office:value-type="string" office:string-value="P" calcext:value-type="string">
            <text:p>P</text:p>
          </table:table-cell>
          <table:table-cell table:formula="of:=CHAR(IF(ROW([.B16])+COLUMN([.B16]) + 63 &gt; 90;ROW([.B16])+COLUMN([.B16]) + 63 - 26;ROW([.B16])+COLUMN([.B16]) + 63))" office:value-type="string" office:string-value="Q" calcext:value-type="string">
            <text:p>Q</text:p>
          </table:table-cell>
          <table:table-cell table:formula="of:=CHAR(IF(ROW([.C16])+COLUMN([.C16]) + 63 &gt; 90;ROW([.C16])+COLUMN([.C16]) + 63 - 26;ROW([.C16])+COLUMN([.C16]) + 63))" office:value-type="string" office:string-value="R" calcext:value-type="string">
            <text:p>R</text:p>
          </table:table-cell>
          <table:table-cell table:formula="of:=CHAR(IF(ROW([.D16])+COLUMN([.D16]) + 63 &gt; 90;ROW([.D16])+COLUMN([.D16]) + 63 - 26;ROW([.D16])+COLUMN([.D16]) + 63))" office:value-type="string" office:string-value="S" calcext:value-type="string">
            <text:p>S</text:p>
          </table:table-cell>
          <table:table-cell table:formula="of:=CHAR(IF(ROW([.E16])+COLUMN([.E16]) + 63 &gt; 90;ROW([.E16])+COLUMN([.E16]) + 63 - 26;ROW([.E16])+COLUMN([.E16]) + 63))" office:value-type="string" office:string-value="T" calcext:value-type="string">
            <text:p>T</text:p>
          </table:table-cell>
          <table:table-cell table:formula="of:=CHAR(IF(ROW([.F16])+COLUMN([.F16]) + 63 &gt; 90;ROW([.F16])+COLUMN([.F16]) + 63 - 26;ROW([.F16])+COLUMN([.F16]) + 63))" office:value-type="string" office:string-value="U" calcext:value-type="string">
            <text:p>U</text:p>
          </table:table-cell>
          <table:table-cell table:formula="of:=CHAR(IF(ROW([.G16])+COLUMN([.G16]) + 63 &gt; 90;ROW([.G16])+COLUMN([.G16]) + 63 - 26;ROW([.G16])+COLUMN([.G16]) + 63))" office:value-type="string" office:string-value="V" calcext:value-type="string">
            <text:p>V</text:p>
          </table:table-cell>
          <table:table-cell table:formula="of:=CHAR(IF(ROW([.H16])+COLUMN([.H16]) + 63 &gt; 90;ROW([.H16])+COLUMN([.H16]) + 63 - 26;ROW([.H16])+COLUMN([.H16]) + 63))" office:value-type="string" office:string-value="W" calcext:value-type="string">
            <text:p>W</text:p>
          </table:table-cell>
          <table:table-cell table:formula="of:=CHAR(IF(ROW([.I16])+COLUMN([.I16]) + 63 &gt; 90;ROW([.I16])+COLUMN([.I16]) + 63 - 26;ROW([.I16])+COLUMN([.I16]) + 63))" office:value-type="string" office:string-value="X" calcext:value-type="string">
            <text:p>X</text:p>
          </table:table-cell>
          <table:table-cell table:formula="of:=CHAR(IF(ROW([.J16])+COLUMN([.J16]) + 63 &gt; 90;ROW([.J16])+COLUMN([.J16]) + 63 - 26;ROW([.J16])+COLUMN([.J16]) + 63))" office:value-type="string" office:string-value="Y" calcext:value-type="string">
            <text:p>Y</text:p>
          </table:table-cell>
          <table:table-cell table:formula="of:=CHAR(IF(ROW([.K16])+COLUMN([.K16]) + 63 &gt; 90;ROW([.K16])+COLUMN([.K16]) + 63 - 26;ROW([.K16])+COLUMN([.K16]) + 63))" office:value-type="string" office:string-value="Z" calcext:value-type="string">
            <text:p>Z</text:p>
          </table:table-cell>
          <table:table-cell table:formula="of:=CHAR(IF(ROW([.L16])+COLUMN([.L16]) + 63 &gt; 90;ROW([.L16])+COLUMN([.L16]) + 63 - 26;ROW([.L16])+COLUMN([.L16]) + 63))" office:value-type="string" office:string-value="A" calcext:value-type="string">
            <text:p>A</text:p>
          </table:table-cell>
          <table:table-cell table:formula="of:=CHAR(IF(ROW([.M16])+COLUMN([.M16]) + 63 &gt; 90;ROW([.M16])+COLUMN([.M16]) + 63 - 26;ROW([.M16])+COLUMN([.M16]) + 63))" office:value-type="string" office:string-value="B" calcext:value-type="string">
            <text:p>B</text:p>
          </table:table-cell>
          <table:table-cell table:formula="of:=CHAR(IF(ROW([.N16])+COLUMN([.N16]) + 63 &gt; 90;ROW([.N16])+COLUMN([.N16]) + 63 - 26;ROW([.N16])+COLUMN([.N16]) + 63))" office:value-type="string" office:string-value="C" calcext:value-type="string">
            <text:p>C</text:p>
          </table:table-cell>
          <table:table-cell table:formula="of:=CHAR(IF(ROW([.O16])+COLUMN([.O16]) + 63 &gt; 90;ROW([.O16])+COLUMN([.O16]) + 63 - 26;ROW([.O16])+COLUMN([.O16]) + 63))" office:value-type="string" office:string-value="D" calcext:value-type="string">
            <text:p>D</text:p>
          </table:table-cell>
          <table:table-cell table:formula="of:=CHAR(IF(ROW([.P16])+COLUMN([.P16]) + 63 &gt; 90;ROW([.P16])+COLUMN([.P16]) + 63 - 26;ROW([.P16])+COLUMN([.P16]) + 63))" office:value-type="string" office:string-value="E" calcext:value-type="string">
            <text:p>E</text:p>
          </table:table-cell>
          <table:table-cell table:formula="of:=CHAR(IF(ROW([.Q16])+COLUMN([.Q16]) + 63 &gt; 90;ROW([.Q16])+COLUMN([.Q16]) + 63 - 26;ROW([.Q16])+COLUMN([.Q16]) + 63))" office:value-type="string" office:string-value="F" calcext:value-type="string">
            <text:p>F</text:p>
          </table:table-cell>
          <table:table-cell table:formula="of:=CHAR(IF(ROW([.R16])+COLUMN([.R16]) + 63 &gt; 90;ROW([.R16])+COLUMN([.R16]) + 63 - 26;ROW([.R16])+COLUMN([.R16]) + 63))" office:value-type="string" office:string-value="G" calcext:value-type="string">
            <text:p>G</text:p>
          </table:table-cell>
          <table:table-cell table:formula="of:=CHAR(IF(ROW([.S16])+COLUMN([.S16]) + 63 &gt; 90;ROW([.S16])+COLUMN([.S16]) + 63 - 26;ROW([.S16])+COLUMN([.S16]) + 63))" office:value-type="string" office:string-value="H" calcext:value-type="string">
            <text:p>H</text:p>
          </table:table-cell>
          <table:table-cell table:formula="of:=CHAR(IF(ROW([.T16])+COLUMN([.T16]) + 63 &gt; 90;ROW([.T16])+COLUMN([.T16]) + 63 - 26;ROW([.T16])+COLUMN([.T16]) + 63))" office:value-type="string" office:string-value="I" calcext:value-type="string">
            <text:p>I</text:p>
          </table:table-cell>
          <table:table-cell table:formula="of:=CHAR(IF(ROW([.U16])+COLUMN([.U16]) + 63 &gt; 90;ROW([.U16])+COLUMN([.U16]) + 63 - 26;ROW([.U16])+COLUMN([.U16]) + 63))" office:value-type="string" office:string-value="J" calcext:value-type="string">
            <text:p>J</text:p>
          </table:table-cell>
          <table:table-cell table:formula="of:=CHAR(IF(ROW([.V16])+COLUMN([.V16]) + 63 &gt; 90;ROW([.V16])+COLUMN([.V16]) + 63 - 26;ROW([.V16])+COLUMN([.V16]) + 63))" office:value-type="string" office:string-value="K" calcext:value-type="string">
            <text:p>K</text:p>
          </table:table-cell>
          <table:table-cell table:formula="of:=CHAR(IF(ROW([.W16])+COLUMN([.W16]) + 63 &gt; 90;ROW([.W16])+COLUMN([.W16]) + 63 - 26;ROW([.W16])+COLUMN([.W16]) + 63))" office:value-type="string" office:string-value="L" calcext:value-type="string">
            <text:p>L</text:p>
          </table:table-cell>
          <table:table-cell table:formula="of:=CHAR(IF(ROW([.X16])+COLUMN([.X16]) + 63 &gt; 90;ROW([.X16])+COLUMN([.X16]) + 63 - 26;ROW([.X16])+COLUMN([.X16]) + 63))" office:value-type="string" office:string-value="M" calcext:value-type="string">
            <text:p>M</text:p>
          </table:table-cell>
          <table:table-cell table:formula="of:=CHAR(IF(ROW([.Y16])+COLUMN([.Y16]) + 63 &gt; 90;ROW([.Y16])+COLUMN([.Y16]) + 63 - 26;ROW([.Y16])+COLUMN([.Y16]) + 63))" office:value-type="string" office:string-value="N" calcext:value-type="string">
            <text:p>N</text:p>
          </table:table-cell>
          <table:table-cell table:formula="of:=CHAR(IF(ROW([.Z16])+COLUMN([.Z16]) + 63 &gt; 90;ROW([.Z16])+COLUMN([.Z16]) + 63 - 26;ROW([.Z16])+COLUMN([.Z16]) + 63))" office:value-type="string" office:string-value="O" calcext:value-type="string">
            <text:p>O</text:p>
          </table:table-cell>
          <table:table-cell table:number-columns-repeated="27"/>
        </table:table-row>
        <table:table-row table:style-name="ro1">
          <table:table-cell table:formula="of:=CHAR(IF(ROW([.A17])+COLUMN([.A17]) + 63 &gt; 90;ROW([.A17])+COLUMN([.A17]) + 63 - 26;ROW([.A17])+COLUMN([.A17]) + 63))" office:value-type="string" office:string-value="Q" calcext:value-type="string">
            <text:p>Q</text:p>
          </table:table-cell>
          <table:table-cell table:formula="of:=CHAR(IF(ROW([.B17])+COLUMN([.B17]) + 63 &gt; 90;ROW([.B17])+COLUMN([.B17]) + 63 - 26;ROW([.B17])+COLUMN([.B17]) + 63))" office:value-type="string" office:string-value="R" calcext:value-type="string">
            <text:p>R</text:p>
          </table:table-cell>
          <table:table-cell table:formula="of:=CHAR(IF(ROW([.C17])+COLUMN([.C17]) + 63 &gt; 90;ROW([.C17])+COLUMN([.C17]) + 63 - 26;ROW([.C17])+COLUMN([.C17]) + 63))" office:value-type="string" office:string-value="S" calcext:value-type="string">
            <text:p>S</text:p>
          </table:table-cell>
          <table:table-cell table:formula="of:=CHAR(IF(ROW([.D17])+COLUMN([.D17]) + 63 &gt; 90;ROW([.D17])+COLUMN([.D17]) + 63 - 26;ROW([.D17])+COLUMN([.D17]) + 63))" office:value-type="string" office:string-value="T" calcext:value-type="string">
            <text:p>T</text:p>
          </table:table-cell>
          <table:table-cell table:formula="of:=CHAR(IF(ROW([.E17])+COLUMN([.E17]) + 63 &gt; 90;ROW([.E17])+COLUMN([.E17]) + 63 - 26;ROW([.E17])+COLUMN([.E17]) + 63))" office:value-type="string" office:string-value="U" calcext:value-type="string">
            <text:p>U</text:p>
          </table:table-cell>
          <table:table-cell table:formula="of:=CHAR(IF(ROW([.F17])+COLUMN([.F17]) + 63 &gt; 90;ROW([.F17])+COLUMN([.F17]) + 63 - 26;ROW([.F17])+COLUMN([.F17]) + 63))" office:value-type="string" office:string-value="V" calcext:value-type="string">
            <text:p>V</text:p>
          </table:table-cell>
          <table:table-cell table:formula="of:=CHAR(IF(ROW([.G17])+COLUMN([.G17]) + 63 &gt; 90;ROW([.G17])+COLUMN([.G17]) + 63 - 26;ROW([.G17])+COLUMN([.G17]) + 63))" office:value-type="string" office:string-value="W" calcext:value-type="string">
            <text:p>W</text:p>
          </table:table-cell>
          <table:table-cell table:formula="of:=CHAR(IF(ROW([.H17])+COLUMN([.H17]) + 63 &gt; 90;ROW([.H17])+COLUMN([.H17]) + 63 - 26;ROW([.H17])+COLUMN([.H17]) + 63))" office:value-type="string" office:string-value="X" calcext:value-type="string">
            <text:p>X</text:p>
          </table:table-cell>
          <table:table-cell table:formula="of:=CHAR(IF(ROW([.I17])+COLUMN([.I17]) + 63 &gt; 90;ROW([.I17])+COLUMN([.I17]) + 63 - 26;ROW([.I17])+COLUMN([.I17]) + 63))" office:value-type="string" office:string-value="Y" calcext:value-type="string">
            <text:p>Y</text:p>
          </table:table-cell>
          <table:table-cell table:formula="of:=CHAR(IF(ROW([.J17])+COLUMN([.J17]) + 63 &gt; 90;ROW([.J17])+COLUMN([.J17]) + 63 - 26;ROW([.J17])+COLUMN([.J17]) + 63))" office:value-type="string" office:string-value="Z" calcext:value-type="string">
            <text:p>Z</text:p>
          </table:table-cell>
          <table:table-cell table:formula="of:=CHAR(IF(ROW([.K17])+COLUMN([.K17]) + 63 &gt; 90;ROW([.K17])+COLUMN([.K17]) + 63 - 26;ROW([.K17])+COLUMN([.K17]) + 63))" office:value-type="string" office:string-value="A" calcext:value-type="string">
            <text:p>A</text:p>
          </table:table-cell>
          <table:table-cell table:formula="of:=CHAR(IF(ROW([.L17])+COLUMN([.L17]) + 63 &gt; 90;ROW([.L17])+COLUMN([.L17]) + 63 - 26;ROW([.L17])+COLUMN([.L17]) + 63))" office:value-type="string" office:string-value="B" calcext:value-type="string">
            <text:p>B</text:p>
          </table:table-cell>
          <table:table-cell table:formula="of:=CHAR(IF(ROW([.M17])+COLUMN([.M17]) + 63 &gt; 90;ROW([.M17])+COLUMN([.M17]) + 63 - 26;ROW([.M17])+COLUMN([.M17]) + 63))" office:value-type="string" office:string-value="C" calcext:value-type="string">
            <text:p>C</text:p>
          </table:table-cell>
          <table:table-cell table:formula="of:=CHAR(IF(ROW([.N17])+COLUMN([.N17]) + 63 &gt; 90;ROW([.N17])+COLUMN([.N17]) + 63 - 26;ROW([.N17])+COLUMN([.N17]) + 63))" office:value-type="string" office:string-value="D" calcext:value-type="string">
            <text:p>D</text:p>
          </table:table-cell>
          <table:table-cell table:formula="of:=CHAR(IF(ROW([.O17])+COLUMN([.O17]) + 63 &gt; 90;ROW([.O17])+COLUMN([.O17]) + 63 - 26;ROW([.O17])+COLUMN([.O17]) + 63))" office:value-type="string" office:string-value="E" calcext:value-type="string">
            <text:p>E</text:p>
          </table:table-cell>
          <table:table-cell table:formula="of:=CHAR(IF(ROW([.P17])+COLUMN([.P17]) + 63 &gt; 90;ROW([.P17])+COLUMN([.P17]) + 63 - 26;ROW([.P17])+COLUMN([.P17]) + 63))" office:value-type="string" office:string-value="F" calcext:value-type="string">
            <text:p>F</text:p>
          </table:table-cell>
          <table:table-cell table:formula="of:=CHAR(IF(ROW([.Q17])+COLUMN([.Q17]) + 63 &gt; 90;ROW([.Q17])+COLUMN([.Q17]) + 63 - 26;ROW([.Q17])+COLUMN([.Q17]) + 63))" office:value-type="string" office:string-value="G" calcext:value-type="string">
            <text:p>G</text:p>
          </table:table-cell>
          <table:table-cell table:formula="of:=CHAR(IF(ROW([.R17])+COLUMN([.R17]) + 63 &gt; 90;ROW([.R17])+COLUMN([.R17]) + 63 - 26;ROW([.R17])+COLUMN([.R17]) + 63))" office:value-type="string" office:string-value="H" calcext:value-type="string">
            <text:p>H</text:p>
          </table:table-cell>
          <table:table-cell table:formula="of:=CHAR(IF(ROW([.S17])+COLUMN([.S17]) + 63 &gt; 90;ROW([.S17])+COLUMN([.S17]) + 63 - 26;ROW([.S17])+COLUMN([.S17]) + 63))" office:value-type="string" office:string-value="I" calcext:value-type="string">
            <text:p>I</text:p>
          </table:table-cell>
          <table:table-cell table:formula="of:=CHAR(IF(ROW([.T17])+COLUMN([.T17]) + 63 &gt; 90;ROW([.T17])+COLUMN([.T17]) + 63 - 26;ROW([.T17])+COLUMN([.T17]) + 63))" office:value-type="string" office:string-value="J" calcext:value-type="string">
            <text:p>J</text:p>
          </table:table-cell>
          <table:table-cell table:formula="of:=CHAR(IF(ROW([.U17])+COLUMN([.U17]) + 63 &gt; 90;ROW([.U17])+COLUMN([.U17]) + 63 - 26;ROW([.U17])+COLUMN([.U17]) + 63))" office:value-type="string" office:string-value="K" calcext:value-type="string">
            <text:p>K</text:p>
          </table:table-cell>
          <table:table-cell table:formula="of:=CHAR(IF(ROW([.V17])+COLUMN([.V17]) + 63 &gt; 90;ROW([.V17])+COLUMN([.V17]) + 63 - 26;ROW([.V17])+COLUMN([.V17]) + 63))" office:value-type="string" office:string-value="L" calcext:value-type="string">
            <text:p>L</text:p>
          </table:table-cell>
          <table:table-cell table:formula="of:=CHAR(IF(ROW([.W17])+COLUMN([.W17]) + 63 &gt; 90;ROW([.W17])+COLUMN([.W17]) + 63 - 26;ROW([.W17])+COLUMN([.W17]) + 63))" office:value-type="string" office:string-value="M" calcext:value-type="string">
            <text:p>M</text:p>
          </table:table-cell>
          <table:table-cell table:formula="of:=CHAR(IF(ROW([.X17])+COLUMN([.X17]) + 63 &gt; 90;ROW([.X17])+COLUMN([.X17]) + 63 - 26;ROW([.X17])+COLUMN([.X17]) + 63))" office:value-type="string" office:string-value="N" calcext:value-type="string">
            <text:p>N</text:p>
          </table:table-cell>
          <table:table-cell table:formula="of:=CHAR(IF(ROW([.Y17])+COLUMN([.Y17]) + 63 &gt; 90;ROW([.Y17])+COLUMN([.Y17]) + 63 - 26;ROW([.Y17])+COLUMN([.Y17]) + 63))" office:value-type="string" office:string-value="O" calcext:value-type="string">
            <text:p>O</text:p>
          </table:table-cell>
          <table:table-cell table:formula="of:=CHAR(IF(ROW([.Z17])+COLUMN([.Z17]) + 63 &gt; 90;ROW([.Z17])+COLUMN([.Z17]) + 63 - 26;ROW([.Z17])+COLUMN([.Z17]) + 63))" office:value-type="string" office:string-value="P" calcext:value-type="string">
            <text:p>P</text:p>
          </table:table-cell>
          <table:table-cell table:number-columns-repeated="27"/>
        </table:table-row>
        <table:table-row table:style-name="ro1">
          <table:table-cell table:formula="of:=CHAR(IF(ROW([.A18])+COLUMN([.A18]) + 63 &gt; 90;ROW([.A18])+COLUMN([.A18]) + 63 - 26;ROW([.A18])+COLUMN([.A18]) + 63))" office:value-type="string" office:string-value="R" calcext:value-type="string">
            <text:p>R</text:p>
          </table:table-cell>
          <table:table-cell table:formula="of:=CHAR(IF(ROW([.B18])+COLUMN([.B18]) + 63 &gt; 90;ROW([.B18])+COLUMN([.B18]) + 63 - 26;ROW([.B18])+COLUMN([.B18]) + 63))" office:value-type="string" office:string-value="S" calcext:value-type="string">
            <text:p>S</text:p>
          </table:table-cell>
          <table:table-cell table:formula="of:=CHAR(IF(ROW([.C18])+COLUMN([.C18]) + 63 &gt; 90;ROW([.C18])+COLUMN([.C18]) + 63 - 26;ROW([.C18])+COLUMN([.C18]) + 63))" office:value-type="string" office:string-value="T" calcext:value-type="string">
            <text:p>T</text:p>
          </table:table-cell>
          <table:table-cell table:formula="of:=CHAR(IF(ROW([.D18])+COLUMN([.D18]) + 63 &gt; 90;ROW([.D18])+COLUMN([.D18]) + 63 - 26;ROW([.D18])+COLUMN([.D18]) + 63))" office:value-type="string" office:string-value="U" calcext:value-type="string">
            <text:p>U</text:p>
          </table:table-cell>
          <table:table-cell table:formula="of:=CHAR(IF(ROW([.E18])+COLUMN([.E18]) + 63 &gt; 90;ROW([.E18])+COLUMN([.E18]) + 63 - 26;ROW([.E18])+COLUMN([.E18]) + 63))" office:value-type="string" office:string-value="V" calcext:value-type="string">
            <text:p>V</text:p>
          </table:table-cell>
          <table:table-cell table:formula="of:=CHAR(IF(ROW([.F18])+COLUMN([.F18]) + 63 &gt; 90;ROW([.F18])+COLUMN([.F18]) + 63 - 26;ROW([.F18])+COLUMN([.F18]) + 63))" office:value-type="string" office:string-value="W" calcext:value-type="string">
            <text:p>W</text:p>
          </table:table-cell>
          <table:table-cell table:formula="of:=CHAR(IF(ROW([.G18])+COLUMN([.G18]) + 63 &gt; 90;ROW([.G18])+COLUMN([.G18]) + 63 - 26;ROW([.G18])+COLUMN([.G18]) + 63))" office:value-type="string" office:string-value="X" calcext:value-type="string">
            <text:p>X</text:p>
          </table:table-cell>
          <table:table-cell table:formula="of:=CHAR(IF(ROW([.H18])+COLUMN([.H18]) + 63 &gt; 90;ROW([.H18])+COLUMN([.H18]) + 63 - 26;ROW([.H18])+COLUMN([.H18]) + 63))" office:value-type="string" office:string-value="Y" calcext:value-type="string">
            <text:p>Y</text:p>
          </table:table-cell>
          <table:table-cell table:formula="of:=CHAR(IF(ROW([.I18])+COLUMN([.I18]) + 63 &gt; 90;ROW([.I18])+COLUMN([.I18]) + 63 - 26;ROW([.I18])+COLUMN([.I18]) + 63))" office:value-type="string" office:string-value="Z" calcext:value-type="string">
            <text:p>Z</text:p>
          </table:table-cell>
          <table:table-cell table:formula="of:=CHAR(IF(ROW([.J18])+COLUMN([.J18]) + 63 &gt; 90;ROW([.J18])+COLUMN([.J18]) + 63 - 26;ROW([.J18])+COLUMN([.J18]) + 63))" office:value-type="string" office:string-value="A" calcext:value-type="string">
            <text:p>A</text:p>
          </table:table-cell>
          <table:table-cell table:formula="of:=CHAR(IF(ROW([.K18])+COLUMN([.K18]) + 63 &gt; 90;ROW([.K18])+COLUMN([.K18]) + 63 - 26;ROW([.K18])+COLUMN([.K18]) + 63))" office:value-type="string" office:string-value="B" calcext:value-type="string">
            <text:p>B</text:p>
          </table:table-cell>
          <table:table-cell table:formula="of:=CHAR(IF(ROW([.L18])+COLUMN([.L18]) + 63 &gt; 90;ROW([.L18])+COLUMN([.L18]) + 63 - 26;ROW([.L18])+COLUMN([.L18]) + 63))" office:value-type="string" office:string-value="C" calcext:value-type="string">
            <text:p>C</text:p>
          </table:table-cell>
          <table:table-cell table:formula="of:=CHAR(IF(ROW([.M18])+COLUMN([.M18]) + 63 &gt; 90;ROW([.M18])+COLUMN([.M18]) + 63 - 26;ROW([.M18])+COLUMN([.M18]) + 63))" office:value-type="string" office:string-value="D" calcext:value-type="string">
            <text:p>D</text:p>
          </table:table-cell>
          <table:table-cell table:formula="of:=CHAR(IF(ROW([.N18])+COLUMN([.N18]) + 63 &gt; 90;ROW([.N18])+COLUMN([.N18]) + 63 - 26;ROW([.N18])+COLUMN([.N18]) + 63))" office:value-type="string" office:string-value="E" calcext:value-type="string">
            <text:p>E</text:p>
          </table:table-cell>
          <table:table-cell table:formula="of:=CHAR(IF(ROW([.O18])+COLUMN([.O18]) + 63 &gt; 90;ROW([.O18])+COLUMN([.O18]) + 63 - 26;ROW([.O18])+COLUMN([.O18]) + 63))" office:value-type="string" office:string-value="F" calcext:value-type="string">
            <text:p>F</text:p>
          </table:table-cell>
          <table:table-cell table:formula="of:=CHAR(IF(ROW([.P18])+COLUMN([.P18]) + 63 &gt; 90;ROW([.P18])+COLUMN([.P18]) + 63 - 26;ROW([.P18])+COLUMN([.P18]) + 63))" office:value-type="string" office:string-value="G" calcext:value-type="string">
            <text:p>G</text:p>
          </table:table-cell>
          <table:table-cell table:formula="of:=CHAR(IF(ROW([.Q18])+COLUMN([.Q18]) + 63 &gt; 90;ROW([.Q18])+COLUMN([.Q18]) + 63 - 26;ROW([.Q18])+COLUMN([.Q18]) + 63))" office:value-type="string" office:string-value="H" calcext:value-type="string">
            <text:p>H</text:p>
          </table:table-cell>
          <table:table-cell table:formula="of:=CHAR(IF(ROW([.R18])+COLUMN([.R18]) + 63 &gt; 90;ROW([.R18])+COLUMN([.R18]) + 63 - 26;ROW([.R18])+COLUMN([.R18]) + 63))" office:value-type="string" office:string-value="I" calcext:value-type="string">
            <text:p>I</text:p>
          </table:table-cell>
          <table:table-cell table:formula="of:=CHAR(IF(ROW([.S18])+COLUMN([.S18]) + 63 &gt; 90;ROW([.S18])+COLUMN([.S18]) + 63 - 26;ROW([.S18])+COLUMN([.S18]) + 63))" office:value-type="string" office:string-value="J" calcext:value-type="string">
            <text:p>J</text:p>
          </table:table-cell>
          <table:table-cell table:formula="of:=CHAR(IF(ROW([.T18])+COLUMN([.T18]) + 63 &gt; 90;ROW([.T18])+COLUMN([.T18]) + 63 - 26;ROW([.T18])+COLUMN([.T18]) + 63))" office:value-type="string" office:string-value="K" calcext:value-type="string">
            <text:p>K</text:p>
          </table:table-cell>
          <table:table-cell table:formula="of:=CHAR(IF(ROW([.U18])+COLUMN([.U18]) + 63 &gt; 90;ROW([.U18])+COLUMN([.U18]) + 63 - 26;ROW([.U18])+COLUMN([.U18]) + 63))" office:value-type="string" office:string-value="L" calcext:value-type="string">
            <text:p>L</text:p>
          </table:table-cell>
          <table:table-cell table:formula="of:=CHAR(IF(ROW([.V18])+COLUMN([.V18]) + 63 &gt; 90;ROW([.V18])+COLUMN([.V18]) + 63 - 26;ROW([.V18])+COLUMN([.V18]) + 63))" office:value-type="string" office:string-value="M" calcext:value-type="string">
            <text:p>M</text:p>
          </table:table-cell>
          <table:table-cell table:formula="of:=CHAR(IF(ROW([.W18])+COLUMN([.W18]) + 63 &gt; 90;ROW([.W18])+COLUMN([.W18]) + 63 - 26;ROW([.W18])+COLUMN([.W18]) + 63))" office:value-type="string" office:string-value="N" calcext:value-type="string">
            <text:p>N</text:p>
          </table:table-cell>
          <table:table-cell table:formula="of:=CHAR(IF(ROW([.X18])+COLUMN([.X18]) + 63 &gt; 90;ROW([.X18])+COLUMN([.X18]) + 63 - 26;ROW([.X18])+COLUMN([.X18]) + 63))" office:value-type="string" office:string-value="O" calcext:value-type="string">
            <text:p>O</text:p>
          </table:table-cell>
          <table:table-cell table:formula="of:=CHAR(IF(ROW([.Y18])+COLUMN([.Y18]) + 63 &gt; 90;ROW([.Y18])+COLUMN([.Y18]) + 63 - 26;ROW([.Y18])+COLUMN([.Y18]) + 63))" office:value-type="string" office:string-value="P" calcext:value-type="string">
            <text:p>P</text:p>
          </table:table-cell>
          <table:table-cell table:formula="of:=CHAR(IF(ROW([.Z18])+COLUMN([.Z18]) + 63 &gt; 90;ROW([.Z18])+COLUMN([.Z18]) + 63 - 26;ROW([.Z18])+COLUMN([.Z18]) + 63))" office:value-type="string" office:string-value="Q" calcext:value-type="string">
            <text:p>Q</text:p>
          </table:table-cell>
          <table:table-cell table:number-columns-repeated="27"/>
        </table:table-row>
        <table:table-row table:style-name="ro1">
          <table:table-cell table:formula="of:=CHAR(IF(ROW([.A19])+COLUMN([.A19]) + 63 &gt; 90;ROW([.A19])+COLUMN([.A19]) + 63 - 26;ROW([.A19])+COLUMN([.A19]) + 63))" office:value-type="string" office:string-value="S" calcext:value-type="string">
            <text:p>S</text:p>
          </table:table-cell>
          <table:table-cell table:formula="of:=CHAR(IF(ROW([.B19])+COLUMN([.B19]) + 63 &gt; 90;ROW([.B19])+COLUMN([.B19]) + 63 - 26;ROW([.B19])+COLUMN([.B19]) + 63))" office:value-type="string" office:string-value="T" calcext:value-type="string">
            <text:p>T</text:p>
          </table:table-cell>
          <table:table-cell table:formula="of:=CHAR(IF(ROW([.C19])+COLUMN([.C19]) + 63 &gt; 90;ROW([.C19])+COLUMN([.C19]) + 63 - 26;ROW([.C19])+COLUMN([.C19]) + 63))" office:value-type="string" office:string-value="U" calcext:value-type="string">
            <text:p>U</text:p>
          </table:table-cell>
          <table:table-cell table:formula="of:=CHAR(IF(ROW([.D19])+COLUMN([.D19]) + 63 &gt; 90;ROW([.D19])+COLUMN([.D19]) + 63 - 26;ROW([.D19])+COLUMN([.D19]) + 63))" office:value-type="string" office:string-value="V" calcext:value-type="string">
            <text:p>V</text:p>
          </table:table-cell>
          <table:table-cell table:formula="of:=CHAR(IF(ROW([.E19])+COLUMN([.E19]) + 63 &gt; 90;ROW([.E19])+COLUMN([.E19]) + 63 - 26;ROW([.E19])+COLUMN([.E19]) + 63))" office:value-type="string" office:string-value="W" calcext:value-type="string">
            <text:p>W</text:p>
          </table:table-cell>
          <table:table-cell table:formula="of:=CHAR(IF(ROW([.F19])+COLUMN([.F19]) + 63 &gt; 90;ROW([.F19])+COLUMN([.F19]) + 63 - 26;ROW([.F19])+COLUMN([.F19]) + 63))" office:value-type="string" office:string-value="X" calcext:value-type="string">
            <text:p>X</text:p>
          </table:table-cell>
          <table:table-cell table:formula="of:=CHAR(IF(ROW([.G19])+COLUMN([.G19]) + 63 &gt; 90;ROW([.G19])+COLUMN([.G19]) + 63 - 26;ROW([.G19])+COLUMN([.G19]) + 63))" office:value-type="string" office:string-value="Y" calcext:value-type="string">
            <text:p>Y</text:p>
          </table:table-cell>
          <table:table-cell table:formula="of:=CHAR(IF(ROW([.H19])+COLUMN([.H19]) + 63 &gt; 90;ROW([.H19])+COLUMN([.H19]) + 63 - 26;ROW([.H19])+COLUMN([.H19]) + 63))" office:value-type="string" office:string-value="Z" calcext:value-type="string">
            <text:p>Z</text:p>
          </table:table-cell>
          <table:table-cell table:formula="of:=CHAR(IF(ROW([.I19])+COLUMN([.I19]) + 63 &gt; 90;ROW([.I19])+COLUMN([.I19]) + 63 - 26;ROW([.I19])+COLUMN([.I19]) + 63))" office:value-type="string" office:string-value="A" calcext:value-type="string">
            <text:p>A</text:p>
          </table:table-cell>
          <table:table-cell table:formula="of:=CHAR(IF(ROW([.J19])+COLUMN([.J19]) + 63 &gt; 90;ROW([.J19])+COLUMN([.J19]) + 63 - 26;ROW([.J19])+COLUMN([.J19]) + 63))" office:value-type="string" office:string-value="B" calcext:value-type="string">
            <text:p>B</text:p>
          </table:table-cell>
          <table:table-cell table:formula="of:=CHAR(IF(ROW([.K19])+COLUMN([.K19]) + 63 &gt; 90;ROW([.K19])+COLUMN([.K19]) + 63 - 26;ROW([.K19])+COLUMN([.K19]) + 63))" office:value-type="string" office:string-value="C" calcext:value-type="string">
            <text:p>C</text:p>
          </table:table-cell>
          <table:table-cell table:formula="of:=CHAR(IF(ROW([.L19])+COLUMN([.L19]) + 63 &gt; 90;ROW([.L19])+COLUMN([.L19]) + 63 - 26;ROW([.L19])+COLUMN([.L19]) + 63))" office:value-type="string" office:string-value="D" calcext:value-type="string">
            <text:p>D</text:p>
          </table:table-cell>
          <table:table-cell table:formula="of:=CHAR(IF(ROW([.M19])+COLUMN([.M19]) + 63 &gt; 90;ROW([.M19])+COLUMN([.M19]) + 63 - 26;ROW([.M19])+COLUMN([.M19]) + 63))" office:value-type="string" office:string-value="E" calcext:value-type="string">
            <text:p>E</text:p>
          </table:table-cell>
          <table:table-cell table:formula="of:=CHAR(IF(ROW([.N19])+COLUMN([.N19]) + 63 &gt; 90;ROW([.N19])+COLUMN([.N19]) + 63 - 26;ROW([.N19])+COLUMN([.N19]) + 63))" office:value-type="string" office:string-value="F" calcext:value-type="string">
            <text:p>F</text:p>
          </table:table-cell>
          <table:table-cell table:formula="of:=CHAR(IF(ROW([.O19])+COLUMN([.O19]) + 63 &gt; 90;ROW([.O19])+COLUMN([.O19]) + 63 - 26;ROW([.O19])+COLUMN([.O19]) + 63))" office:value-type="string" office:string-value="G" calcext:value-type="string">
            <text:p>G</text:p>
          </table:table-cell>
          <table:table-cell table:formula="of:=CHAR(IF(ROW([.P19])+COLUMN([.P19]) + 63 &gt; 90;ROW([.P19])+COLUMN([.P19]) + 63 - 26;ROW([.P19])+COLUMN([.P19]) + 63))" office:value-type="string" office:string-value="H" calcext:value-type="string">
            <text:p>H</text:p>
          </table:table-cell>
          <table:table-cell table:formula="of:=CHAR(IF(ROW([.Q19])+COLUMN([.Q19]) + 63 &gt; 90;ROW([.Q19])+COLUMN([.Q19]) + 63 - 26;ROW([.Q19])+COLUMN([.Q19]) + 63))" office:value-type="string" office:string-value="I" calcext:value-type="string">
            <text:p>I</text:p>
          </table:table-cell>
          <table:table-cell table:formula="of:=CHAR(IF(ROW([.R19])+COLUMN([.R19]) + 63 &gt; 90;ROW([.R19])+COLUMN([.R19]) + 63 - 26;ROW([.R19])+COLUMN([.R19]) + 63))" office:value-type="string" office:string-value="J" calcext:value-type="string">
            <text:p>J</text:p>
          </table:table-cell>
          <table:table-cell table:formula="of:=CHAR(IF(ROW([.S19])+COLUMN([.S19]) + 63 &gt; 90;ROW([.S19])+COLUMN([.S19]) + 63 - 26;ROW([.S19])+COLUMN([.S19]) + 63))" office:value-type="string" office:string-value="K" calcext:value-type="string">
            <text:p>K</text:p>
          </table:table-cell>
          <table:table-cell table:formula="of:=CHAR(IF(ROW([.T19])+COLUMN([.T19]) + 63 &gt; 90;ROW([.T19])+COLUMN([.T19]) + 63 - 26;ROW([.T19])+COLUMN([.T19]) + 63))" office:value-type="string" office:string-value="L" calcext:value-type="string">
            <text:p>L</text:p>
          </table:table-cell>
          <table:table-cell table:formula="of:=CHAR(IF(ROW([.U19])+COLUMN([.U19]) + 63 &gt; 90;ROW([.U19])+COLUMN([.U19]) + 63 - 26;ROW([.U19])+COLUMN([.U19]) + 63))" office:value-type="string" office:string-value="M" calcext:value-type="string">
            <text:p>M</text:p>
          </table:table-cell>
          <table:table-cell table:formula="of:=CHAR(IF(ROW([.V19])+COLUMN([.V19]) + 63 &gt; 90;ROW([.V19])+COLUMN([.V19]) + 63 - 26;ROW([.V19])+COLUMN([.V19]) + 63))" office:value-type="string" office:string-value="N" calcext:value-type="string">
            <text:p>N</text:p>
          </table:table-cell>
          <table:table-cell table:formula="of:=CHAR(IF(ROW([.W19])+COLUMN([.W19]) + 63 &gt; 90;ROW([.W19])+COLUMN([.W19]) + 63 - 26;ROW([.W19])+COLUMN([.W19]) + 63))" office:value-type="string" office:string-value="O" calcext:value-type="string">
            <text:p>O</text:p>
          </table:table-cell>
          <table:table-cell table:formula="of:=CHAR(IF(ROW([.X19])+COLUMN([.X19]) + 63 &gt; 90;ROW([.X19])+COLUMN([.X19]) + 63 - 26;ROW([.X19])+COLUMN([.X19]) + 63))" office:value-type="string" office:string-value="P" calcext:value-type="string">
            <text:p>P</text:p>
          </table:table-cell>
          <table:table-cell table:formula="of:=CHAR(IF(ROW([.Y19])+COLUMN([.Y19]) + 63 &gt; 90;ROW([.Y19])+COLUMN([.Y19]) + 63 - 26;ROW([.Y19])+COLUMN([.Y19]) + 63))" office:value-type="string" office:string-value="Q" calcext:value-type="string">
            <text:p>Q</text:p>
          </table:table-cell>
          <table:table-cell table:formula="of:=CHAR(IF(ROW([.Z19])+COLUMN([.Z19]) + 63 &gt; 90;ROW([.Z19])+COLUMN([.Z19]) + 63 - 26;ROW([.Z19])+COLUMN([.Z19]) + 63))" office:value-type="string" office:string-value="R" calcext:value-type="string">
            <text:p>R</text:p>
          </table:table-cell>
          <table:table-cell table:number-columns-repeated="27"/>
        </table:table-row>
        <table:table-row table:style-name="ro1">
          <table:table-cell table:formula="of:=CHAR(IF(ROW([.A20])+COLUMN([.A20]) + 63 &gt; 90;ROW([.A20])+COLUMN([.A20]) + 63 - 26;ROW([.A20])+COLUMN([.A20]) + 63))" office:value-type="string" office:string-value="T" calcext:value-type="string">
            <text:p>T</text:p>
          </table:table-cell>
          <table:table-cell table:formula="of:=CHAR(IF(ROW([.B20])+COLUMN([.B20]) + 63 &gt; 90;ROW([.B20])+COLUMN([.B20]) + 63 - 26;ROW([.B20])+COLUMN([.B20]) + 63))" office:value-type="string" office:string-value="U" calcext:value-type="string">
            <text:p>U</text:p>
          </table:table-cell>
          <table:table-cell table:formula="of:=CHAR(IF(ROW([.C20])+COLUMN([.C20]) + 63 &gt; 90;ROW([.C20])+COLUMN([.C20]) + 63 - 26;ROW([.C20])+COLUMN([.C20]) + 63))" office:value-type="string" office:string-value="V" calcext:value-type="string">
            <text:p>V</text:p>
          </table:table-cell>
          <table:table-cell table:formula="of:=CHAR(IF(ROW([.D20])+COLUMN([.D20]) + 63 &gt; 90;ROW([.D20])+COLUMN([.D20]) + 63 - 26;ROW([.D20])+COLUMN([.D20]) + 63))" office:value-type="string" office:string-value="W" calcext:value-type="string">
            <text:p>W</text:p>
          </table:table-cell>
          <table:table-cell table:formula="of:=CHAR(IF(ROW([.E20])+COLUMN([.E20]) + 63 &gt; 90;ROW([.E20])+COLUMN([.E20]) + 63 - 26;ROW([.E20])+COLUMN([.E20]) + 63))" office:value-type="string" office:string-value="X" calcext:value-type="string">
            <text:p>X</text:p>
          </table:table-cell>
          <table:table-cell table:formula="of:=CHAR(IF(ROW([.F20])+COLUMN([.F20]) + 63 &gt; 90;ROW([.F20])+COLUMN([.F20]) + 63 - 26;ROW([.F20])+COLUMN([.F20]) + 63))" office:value-type="string" office:string-value="Y" calcext:value-type="string">
            <text:p>Y</text:p>
          </table:table-cell>
          <table:table-cell table:formula="of:=CHAR(IF(ROW([.G20])+COLUMN([.G20]) + 63 &gt; 90;ROW([.G20])+COLUMN([.G20]) + 63 - 26;ROW([.G20])+COLUMN([.G20]) + 63))" office:value-type="string" office:string-value="Z" calcext:value-type="string">
            <text:p>Z</text:p>
          </table:table-cell>
          <table:table-cell table:formula="of:=CHAR(IF(ROW([.H20])+COLUMN([.H20]) + 63 &gt; 90;ROW([.H20])+COLUMN([.H20]) + 63 - 26;ROW([.H20])+COLUMN([.H20]) + 63))" office:value-type="string" office:string-value="A" calcext:value-type="string">
            <text:p>A</text:p>
          </table:table-cell>
          <table:table-cell table:formula="of:=CHAR(IF(ROW([.I20])+COLUMN([.I20]) + 63 &gt; 90;ROW([.I20])+COLUMN([.I20]) + 63 - 26;ROW([.I20])+COLUMN([.I20]) + 63))" office:value-type="string" office:string-value="B" calcext:value-type="string">
            <text:p>B</text:p>
          </table:table-cell>
          <table:table-cell table:formula="of:=CHAR(IF(ROW([.J20])+COLUMN([.J20]) + 63 &gt; 90;ROW([.J20])+COLUMN([.J20]) + 63 - 26;ROW([.J20])+COLUMN([.J20]) + 63))" office:value-type="string" office:string-value="C" calcext:value-type="string">
            <text:p>C</text:p>
          </table:table-cell>
          <table:table-cell table:formula="of:=CHAR(IF(ROW([.K20])+COLUMN([.K20]) + 63 &gt; 90;ROW([.K20])+COLUMN([.K20]) + 63 - 26;ROW([.K20])+COLUMN([.K20]) + 63))" office:value-type="string" office:string-value="D" calcext:value-type="string">
            <text:p>D</text:p>
          </table:table-cell>
          <table:table-cell table:formula="of:=CHAR(IF(ROW([.L20])+COLUMN([.L20]) + 63 &gt; 90;ROW([.L20])+COLUMN([.L20]) + 63 - 26;ROW([.L20])+COLUMN([.L20]) + 63))" office:value-type="string" office:string-value="E" calcext:value-type="string">
            <text:p>E</text:p>
          </table:table-cell>
          <table:table-cell table:formula="of:=CHAR(IF(ROW([.M20])+COLUMN([.M20]) + 63 &gt; 90;ROW([.M20])+COLUMN([.M20]) + 63 - 26;ROW([.M20])+COLUMN([.M20]) + 63))" office:value-type="string" office:string-value="F" calcext:value-type="string">
            <text:p>F</text:p>
          </table:table-cell>
          <table:table-cell table:formula="of:=CHAR(IF(ROW([.N20])+COLUMN([.N20]) + 63 &gt; 90;ROW([.N20])+COLUMN([.N20]) + 63 - 26;ROW([.N20])+COLUMN([.N20]) + 63))" office:value-type="string" office:string-value="G" calcext:value-type="string">
            <text:p>G</text:p>
          </table:table-cell>
          <table:table-cell table:formula="of:=CHAR(IF(ROW([.O20])+COLUMN([.O20]) + 63 &gt; 90;ROW([.O20])+COLUMN([.O20]) + 63 - 26;ROW([.O20])+COLUMN([.O20]) + 63))" office:value-type="string" office:string-value="H" calcext:value-type="string">
            <text:p>H</text:p>
          </table:table-cell>
          <table:table-cell table:formula="of:=CHAR(IF(ROW([.P20])+COLUMN([.P20]) + 63 &gt; 90;ROW([.P20])+COLUMN([.P20]) + 63 - 26;ROW([.P20])+COLUMN([.P20]) + 63))" office:value-type="string" office:string-value="I" calcext:value-type="string">
            <text:p>I</text:p>
          </table:table-cell>
          <table:table-cell table:formula="of:=CHAR(IF(ROW([.Q20])+COLUMN([.Q20]) + 63 &gt; 90;ROW([.Q20])+COLUMN([.Q20]) + 63 - 26;ROW([.Q20])+COLUMN([.Q20]) + 63))" office:value-type="string" office:string-value="J" calcext:value-type="string">
            <text:p>J</text:p>
          </table:table-cell>
          <table:table-cell table:formula="of:=CHAR(IF(ROW([.R20])+COLUMN([.R20]) + 63 &gt; 90;ROW([.R20])+COLUMN([.R20]) + 63 - 26;ROW([.R20])+COLUMN([.R20]) + 63))" office:value-type="string" office:string-value="K" calcext:value-type="string">
            <text:p>K</text:p>
          </table:table-cell>
          <table:table-cell table:formula="of:=CHAR(IF(ROW([.S20])+COLUMN([.S20]) + 63 &gt; 90;ROW([.S20])+COLUMN([.S20]) + 63 - 26;ROW([.S20])+COLUMN([.S20]) + 63))" office:value-type="string" office:string-value="L" calcext:value-type="string">
            <text:p>L</text:p>
          </table:table-cell>
          <table:table-cell table:formula="of:=CHAR(IF(ROW([.T20])+COLUMN([.T20]) + 63 &gt; 90;ROW([.T20])+COLUMN([.T20]) + 63 - 26;ROW([.T20])+COLUMN([.T20]) + 63))" office:value-type="string" office:string-value="M" calcext:value-type="string">
            <text:p>M</text:p>
          </table:table-cell>
          <table:table-cell table:formula="of:=CHAR(IF(ROW([.U20])+COLUMN([.U20]) + 63 &gt; 90;ROW([.U20])+COLUMN([.U20]) + 63 - 26;ROW([.U20])+COLUMN([.U20]) + 63))" office:value-type="string" office:string-value="N" calcext:value-type="string">
            <text:p>N</text:p>
          </table:table-cell>
          <table:table-cell table:formula="of:=CHAR(IF(ROW([.V20])+COLUMN([.V20]) + 63 &gt; 90;ROW([.V20])+COLUMN([.V20]) + 63 - 26;ROW([.V20])+COLUMN([.V20]) + 63))" office:value-type="string" office:string-value="O" calcext:value-type="string">
            <text:p>O</text:p>
          </table:table-cell>
          <table:table-cell table:formula="of:=CHAR(IF(ROW([.W20])+COLUMN([.W20]) + 63 &gt; 90;ROW([.W20])+COLUMN([.W20]) + 63 - 26;ROW([.W20])+COLUMN([.W20]) + 63))" office:value-type="string" office:string-value="P" calcext:value-type="string">
            <text:p>P</text:p>
          </table:table-cell>
          <table:table-cell table:formula="of:=CHAR(IF(ROW([.X20])+COLUMN([.X20]) + 63 &gt; 90;ROW([.X20])+COLUMN([.X20]) + 63 - 26;ROW([.X20])+COLUMN([.X20]) + 63))" office:value-type="string" office:string-value="Q" calcext:value-type="string">
            <text:p>Q</text:p>
          </table:table-cell>
          <table:table-cell table:formula="of:=CHAR(IF(ROW([.Y20])+COLUMN([.Y20]) + 63 &gt; 90;ROW([.Y20])+COLUMN([.Y20]) + 63 - 26;ROW([.Y20])+COLUMN([.Y20]) + 63))" office:value-type="string" office:string-value="R" calcext:value-type="string">
            <text:p>R</text:p>
          </table:table-cell>
          <table:table-cell table:formula="of:=CHAR(IF(ROW([.Z20])+COLUMN([.Z20]) + 63 &gt; 90;ROW([.Z20])+COLUMN([.Z20]) + 63 - 26;ROW([.Z20])+COLUMN([.Z20]) + 63))" office:value-type="string" office:string-value="S" calcext:value-type="string">
            <text:p>S</text:p>
          </table:table-cell>
          <table:table-cell table:number-columns-repeated="27"/>
        </table:table-row>
        <table:table-row table:style-name="ro1">
          <table:table-cell table:formula="of:=CHAR(IF(ROW([.A21])+COLUMN([.A21]) + 63 &gt; 90;ROW([.A21])+COLUMN([.A21]) + 63 - 26;ROW([.A21])+COLUMN([.A21]) + 63))" office:value-type="string" office:string-value="U" calcext:value-type="string">
            <text:p>U</text:p>
          </table:table-cell>
          <table:table-cell table:formula="of:=CHAR(IF(ROW([.B21])+COLUMN([.B21]) + 63 &gt; 90;ROW([.B21])+COLUMN([.B21]) + 63 - 26;ROW([.B21])+COLUMN([.B21]) + 63))" office:value-type="string" office:string-value="V" calcext:value-type="string">
            <text:p>V</text:p>
          </table:table-cell>
          <table:table-cell table:formula="of:=CHAR(IF(ROW([.C21])+COLUMN([.C21]) + 63 &gt; 90;ROW([.C21])+COLUMN([.C21]) + 63 - 26;ROW([.C21])+COLUMN([.C21]) + 63))" office:value-type="string" office:string-value="W" calcext:value-type="string">
            <text:p>W</text:p>
          </table:table-cell>
          <table:table-cell table:formula="of:=CHAR(IF(ROW([.D21])+COLUMN([.D21]) + 63 &gt; 90;ROW([.D21])+COLUMN([.D21]) + 63 - 26;ROW([.D21])+COLUMN([.D21]) + 63))" office:value-type="string" office:string-value="X" calcext:value-type="string">
            <text:p>X</text:p>
          </table:table-cell>
          <table:table-cell table:formula="of:=CHAR(IF(ROW([.E21])+COLUMN([.E21]) + 63 &gt; 90;ROW([.E21])+COLUMN([.E21]) + 63 - 26;ROW([.E21])+COLUMN([.E21]) + 63))" office:value-type="string" office:string-value="Y" calcext:value-type="string">
            <text:p>Y</text:p>
          </table:table-cell>
          <table:table-cell table:formula="of:=CHAR(IF(ROW([.F21])+COLUMN([.F21]) + 63 &gt; 90;ROW([.F21])+COLUMN([.F21]) + 63 - 26;ROW([.F21])+COLUMN([.F21]) + 63))" office:value-type="string" office:string-value="Z" calcext:value-type="string">
            <text:p>Z</text:p>
          </table:table-cell>
          <table:table-cell table:formula="of:=CHAR(IF(ROW([.G21])+COLUMN([.G21]) + 63 &gt; 90;ROW([.G21])+COLUMN([.G21]) + 63 - 26;ROW([.G21])+COLUMN([.G21]) + 63))" office:value-type="string" office:string-value="A" calcext:value-type="string">
            <text:p>A</text:p>
          </table:table-cell>
          <table:table-cell table:formula="of:=CHAR(IF(ROW([.H21])+COLUMN([.H21]) + 63 &gt; 90;ROW([.H21])+COLUMN([.H21]) + 63 - 26;ROW([.H21])+COLUMN([.H21]) + 63))" office:value-type="string" office:string-value="B" calcext:value-type="string">
            <text:p>B</text:p>
          </table:table-cell>
          <table:table-cell table:formula="of:=CHAR(IF(ROW([.I21])+COLUMN([.I21]) + 63 &gt; 90;ROW([.I21])+COLUMN([.I21]) + 63 - 26;ROW([.I21])+COLUMN([.I21]) + 63))" office:value-type="string" office:string-value="C" calcext:value-type="string">
            <text:p>C</text:p>
          </table:table-cell>
          <table:table-cell table:formula="of:=CHAR(IF(ROW([.J21])+COLUMN([.J21]) + 63 &gt; 90;ROW([.J21])+COLUMN([.J21]) + 63 - 26;ROW([.J21])+COLUMN([.J21]) + 63))" office:value-type="string" office:string-value="D" calcext:value-type="string">
            <text:p>D</text:p>
          </table:table-cell>
          <table:table-cell table:formula="of:=CHAR(IF(ROW([.K21])+COLUMN([.K21]) + 63 &gt; 90;ROW([.K21])+COLUMN([.K21]) + 63 - 26;ROW([.K21])+COLUMN([.K21]) + 63))" office:value-type="string" office:string-value="E" calcext:value-type="string">
            <text:p>E</text:p>
          </table:table-cell>
          <table:table-cell table:formula="of:=CHAR(IF(ROW([.L21])+COLUMN([.L21]) + 63 &gt; 90;ROW([.L21])+COLUMN([.L21]) + 63 - 26;ROW([.L21])+COLUMN([.L21]) + 63))" office:value-type="string" office:string-value="F" calcext:value-type="string">
            <text:p>F</text:p>
          </table:table-cell>
          <table:table-cell table:formula="of:=CHAR(IF(ROW([.M21])+COLUMN([.M21]) + 63 &gt; 90;ROW([.M21])+COLUMN([.M21]) + 63 - 26;ROW([.M21])+COLUMN([.M21]) + 63))" office:value-type="string" office:string-value="G" calcext:value-type="string">
            <text:p>G</text:p>
          </table:table-cell>
          <table:table-cell table:formula="of:=CHAR(IF(ROW([.N21])+COLUMN([.N21]) + 63 &gt; 90;ROW([.N21])+COLUMN([.N21]) + 63 - 26;ROW([.N21])+COLUMN([.N21]) + 63))" office:value-type="string" office:string-value="H" calcext:value-type="string">
            <text:p>H</text:p>
          </table:table-cell>
          <table:table-cell table:formula="of:=CHAR(IF(ROW([.O21])+COLUMN([.O21]) + 63 &gt; 90;ROW([.O21])+COLUMN([.O21]) + 63 - 26;ROW([.O21])+COLUMN([.O21]) + 63))" office:value-type="string" office:string-value="I" calcext:value-type="string">
            <text:p>I</text:p>
          </table:table-cell>
          <table:table-cell table:formula="of:=CHAR(IF(ROW([.P21])+COLUMN([.P21]) + 63 &gt; 90;ROW([.P21])+COLUMN([.P21]) + 63 - 26;ROW([.P21])+COLUMN([.P21]) + 63))" office:value-type="string" office:string-value="J" calcext:value-type="string">
            <text:p>J</text:p>
          </table:table-cell>
          <table:table-cell table:formula="of:=CHAR(IF(ROW([.Q21])+COLUMN([.Q21]) + 63 &gt; 90;ROW([.Q21])+COLUMN([.Q21]) + 63 - 26;ROW([.Q21])+COLUMN([.Q21]) + 63))" office:value-type="string" office:string-value="K" calcext:value-type="string">
            <text:p>K</text:p>
          </table:table-cell>
          <table:table-cell table:formula="of:=CHAR(IF(ROW([.R21])+COLUMN([.R21]) + 63 &gt; 90;ROW([.R21])+COLUMN([.R21]) + 63 - 26;ROW([.R21])+COLUMN([.R21]) + 63))" office:value-type="string" office:string-value="L" calcext:value-type="string">
            <text:p>L</text:p>
          </table:table-cell>
          <table:table-cell table:formula="of:=CHAR(IF(ROW([.S21])+COLUMN([.S21]) + 63 &gt; 90;ROW([.S21])+COLUMN([.S21]) + 63 - 26;ROW([.S21])+COLUMN([.S21]) + 63))" office:value-type="string" office:string-value="M" calcext:value-type="string">
            <text:p>M</text:p>
          </table:table-cell>
          <table:table-cell table:formula="of:=CHAR(IF(ROW([.T21])+COLUMN([.T21]) + 63 &gt; 90;ROW([.T21])+COLUMN([.T21]) + 63 - 26;ROW([.T21])+COLUMN([.T21]) + 63))" office:value-type="string" office:string-value="N" calcext:value-type="string">
            <text:p>N</text:p>
          </table:table-cell>
          <table:table-cell table:formula="of:=CHAR(IF(ROW([.U21])+COLUMN([.U21]) + 63 &gt; 90;ROW([.U21])+COLUMN([.U21]) + 63 - 26;ROW([.U21])+COLUMN([.U21]) + 63))" office:value-type="string" office:string-value="O" calcext:value-type="string">
            <text:p>O</text:p>
          </table:table-cell>
          <table:table-cell table:formula="of:=CHAR(IF(ROW([.V21])+COLUMN([.V21]) + 63 &gt; 90;ROW([.V21])+COLUMN([.V21]) + 63 - 26;ROW([.V21])+COLUMN([.V21]) + 63))" office:value-type="string" office:string-value="P" calcext:value-type="string">
            <text:p>P</text:p>
          </table:table-cell>
          <table:table-cell table:formula="of:=CHAR(IF(ROW([.W21])+COLUMN([.W21]) + 63 &gt; 90;ROW([.W21])+COLUMN([.W21]) + 63 - 26;ROW([.W21])+COLUMN([.W21]) + 63))" office:value-type="string" office:string-value="Q" calcext:value-type="string">
            <text:p>Q</text:p>
          </table:table-cell>
          <table:table-cell table:formula="of:=CHAR(IF(ROW([.X21])+COLUMN([.X21]) + 63 &gt; 90;ROW([.X21])+COLUMN([.X21]) + 63 - 26;ROW([.X21])+COLUMN([.X21]) + 63))" office:value-type="string" office:string-value="R" calcext:value-type="string">
            <text:p>R</text:p>
          </table:table-cell>
          <table:table-cell table:formula="of:=CHAR(IF(ROW([.Y21])+COLUMN([.Y21]) + 63 &gt; 90;ROW([.Y21])+COLUMN([.Y21]) + 63 - 26;ROW([.Y21])+COLUMN([.Y21]) + 63))" office:value-type="string" office:string-value="S" calcext:value-type="string">
            <text:p>S</text:p>
          </table:table-cell>
          <table:table-cell table:formula="of:=CHAR(IF(ROW([.Z21])+COLUMN([.Z21]) + 63 &gt; 90;ROW([.Z21])+COLUMN([.Z21]) + 63 - 26;ROW([.Z21])+COLUMN([.Z21]) + 63))" office:value-type="string" office:string-value="T" calcext:value-type="string">
            <text:p>T</text:p>
          </table:table-cell>
          <table:table-cell table:number-columns-repeated="27"/>
        </table:table-row>
        <table:table-row table:style-name="ro1">
          <table:table-cell table:formula="of:=CHAR(IF(ROW([.A22])+COLUMN([.A22]) + 63 &gt; 90;ROW([.A22])+COLUMN([.A22]) + 63 - 26;ROW([.A22])+COLUMN([.A22]) + 63))" office:value-type="string" office:string-value="V" calcext:value-type="string">
            <text:p>V</text:p>
          </table:table-cell>
          <table:table-cell table:formula="of:=CHAR(IF(ROW([.B22])+COLUMN([.B22]) + 63 &gt; 90;ROW([.B22])+COLUMN([.B22]) + 63 - 26;ROW([.B22])+COLUMN([.B22]) + 63))" office:value-type="string" office:string-value="W" calcext:value-type="string">
            <text:p>W</text:p>
          </table:table-cell>
          <table:table-cell table:formula="of:=CHAR(IF(ROW([.C22])+COLUMN([.C22]) + 63 &gt; 90;ROW([.C22])+COLUMN([.C22]) + 63 - 26;ROW([.C22])+COLUMN([.C22]) + 63))" office:value-type="string" office:string-value="X" calcext:value-type="string">
            <text:p>X</text:p>
          </table:table-cell>
          <table:table-cell table:formula="of:=CHAR(IF(ROW([.D22])+COLUMN([.D22]) + 63 &gt; 90;ROW([.D22])+COLUMN([.D22]) + 63 - 26;ROW([.D22])+COLUMN([.D22]) + 63))" office:value-type="string" office:string-value="Y" calcext:value-type="string">
            <text:p>Y</text:p>
          </table:table-cell>
          <table:table-cell table:formula="of:=CHAR(IF(ROW([.E22])+COLUMN([.E22]) + 63 &gt; 90;ROW([.E22])+COLUMN([.E22]) + 63 - 26;ROW([.E22])+COLUMN([.E22]) + 63))" office:value-type="string" office:string-value="Z" calcext:value-type="string">
            <text:p>Z</text:p>
          </table:table-cell>
          <table:table-cell table:formula="of:=CHAR(IF(ROW([.F22])+COLUMN([.F22]) + 63 &gt; 90;ROW([.F22])+COLUMN([.F22]) + 63 - 26;ROW([.F22])+COLUMN([.F22]) + 63))" office:value-type="string" office:string-value="A" calcext:value-type="string">
            <text:p>A</text:p>
          </table:table-cell>
          <table:table-cell table:formula="of:=CHAR(IF(ROW([.G22])+COLUMN([.G22]) + 63 &gt; 90;ROW([.G22])+COLUMN([.G22]) + 63 - 26;ROW([.G22])+COLUMN([.G22]) + 63))" office:value-type="string" office:string-value="B" calcext:value-type="string">
            <text:p>B</text:p>
          </table:table-cell>
          <table:table-cell table:formula="of:=CHAR(IF(ROW([.H22])+COLUMN([.H22]) + 63 &gt; 90;ROW([.H22])+COLUMN([.H22]) + 63 - 26;ROW([.H22])+COLUMN([.H22]) + 63))" office:value-type="string" office:string-value="C" calcext:value-type="string">
            <text:p>C</text:p>
          </table:table-cell>
          <table:table-cell table:formula="of:=CHAR(IF(ROW([.I22])+COLUMN([.I22]) + 63 &gt; 90;ROW([.I22])+COLUMN([.I22]) + 63 - 26;ROW([.I22])+COLUMN([.I22]) + 63))" office:value-type="string" office:string-value="D" calcext:value-type="string">
            <text:p>D</text:p>
          </table:table-cell>
          <table:table-cell table:formula="of:=CHAR(IF(ROW([.J22])+COLUMN([.J22]) + 63 &gt; 90;ROW([.J22])+COLUMN([.J22]) + 63 - 26;ROW([.J22])+COLUMN([.J22]) + 63))" office:value-type="string" office:string-value="E" calcext:value-type="string">
            <text:p>E</text:p>
          </table:table-cell>
          <table:table-cell table:formula="of:=CHAR(IF(ROW([.K22])+COLUMN([.K22]) + 63 &gt; 90;ROW([.K22])+COLUMN([.K22]) + 63 - 26;ROW([.K22])+COLUMN([.K22]) + 63))" office:value-type="string" office:string-value="F" calcext:value-type="string">
            <text:p>F</text:p>
          </table:table-cell>
          <table:table-cell table:formula="of:=CHAR(IF(ROW([.L22])+COLUMN([.L22]) + 63 &gt; 90;ROW([.L22])+COLUMN([.L22]) + 63 - 26;ROW([.L22])+COLUMN([.L22]) + 63))" office:value-type="string" office:string-value="G" calcext:value-type="string">
            <text:p>G</text:p>
          </table:table-cell>
          <table:table-cell table:formula="of:=CHAR(IF(ROW([.M22])+COLUMN([.M22]) + 63 &gt; 90;ROW([.M22])+COLUMN([.M22]) + 63 - 26;ROW([.M22])+COLUMN([.M22]) + 63))" office:value-type="string" office:string-value="H" calcext:value-type="string">
            <text:p>H</text:p>
          </table:table-cell>
          <table:table-cell table:formula="of:=CHAR(IF(ROW([.N22])+COLUMN([.N22]) + 63 &gt; 90;ROW([.N22])+COLUMN([.N22]) + 63 - 26;ROW([.N22])+COLUMN([.N22]) + 63))" office:value-type="string" office:string-value="I" calcext:value-type="string">
            <text:p>I</text:p>
          </table:table-cell>
          <table:table-cell table:formula="of:=CHAR(IF(ROW([.O22])+COLUMN([.O22]) + 63 &gt; 90;ROW([.O22])+COLUMN([.O22]) + 63 - 26;ROW([.O22])+COLUMN([.O22]) + 63))" office:value-type="string" office:string-value="J" calcext:value-type="string">
            <text:p>J</text:p>
          </table:table-cell>
          <table:table-cell table:formula="of:=CHAR(IF(ROW([.P22])+COLUMN([.P22]) + 63 &gt; 90;ROW([.P22])+COLUMN([.P22]) + 63 - 26;ROW([.P22])+COLUMN([.P22]) + 63))" office:value-type="string" office:string-value="K" calcext:value-type="string">
            <text:p>K</text:p>
          </table:table-cell>
          <table:table-cell table:formula="of:=CHAR(IF(ROW([.Q22])+COLUMN([.Q22]) + 63 &gt; 90;ROW([.Q22])+COLUMN([.Q22]) + 63 - 26;ROW([.Q22])+COLUMN([.Q22]) + 63))" office:value-type="string" office:string-value="L" calcext:value-type="string">
            <text:p>L</text:p>
          </table:table-cell>
          <table:table-cell table:formula="of:=CHAR(IF(ROW([.R22])+COLUMN([.R22]) + 63 &gt; 90;ROW([.R22])+COLUMN([.R22]) + 63 - 26;ROW([.R22])+COLUMN([.R22]) + 63))" office:value-type="string" office:string-value="M" calcext:value-type="string">
            <text:p>M</text:p>
          </table:table-cell>
          <table:table-cell table:formula="of:=CHAR(IF(ROW([.S22])+COLUMN([.S22]) + 63 &gt; 90;ROW([.S22])+COLUMN([.S22]) + 63 - 26;ROW([.S22])+COLUMN([.S22]) + 63))" office:value-type="string" office:string-value="N" calcext:value-type="string">
            <text:p>N</text:p>
          </table:table-cell>
          <table:table-cell table:formula="of:=CHAR(IF(ROW([.T22])+COLUMN([.T22]) + 63 &gt; 90;ROW([.T22])+COLUMN([.T22]) + 63 - 26;ROW([.T22])+COLUMN([.T22]) + 63))" office:value-type="string" office:string-value="O" calcext:value-type="string">
            <text:p>O</text:p>
          </table:table-cell>
          <table:table-cell table:formula="of:=CHAR(IF(ROW([.U22])+COLUMN([.U22]) + 63 &gt; 90;ROW([.U22])+COLUMN([.U22]) + 63 - 26;ROW([.U22])+COLUMN([.U22]) + 63))" office:value-type="string" office:string-value="P" calcext:value-type="string">
            <text:p>P</text:p>
          </table:table-cell>
          <table:table-cell table:formula="of:=CHAR(IF(ROW([.V22])+COLUMN([.V22]) + 63 &gt; 90;ROW([.V22])+COLUMN([.V22]) + 63 - 26;ROW([.V22])+COLUMN([.V22]) + 63))" office:value-type="string" office:string-value="Q" calcext:value-type="string">
            <text:p>Q</text:p>
          </table:table-cell>
          <table:table-cell table:formula="of:=CHAR(IF(ROW([.W22])+COLUMN([.W22]) + 63 &gt; 90;ROW([.W22])+COLUMN([.W22]) + 63 - 26;ROW([.W22])+COLUMN([.W22]) + 63))" office:value-type="string" office:string-value="R" calcext:value-type="string">
            <text:p>R</text:p>
          </table:table-cell>
          <table:table-cell table:formula="of:=CHAR(IF(ROW([.X22])+COLUMN([.X22]) + 63 &gt; 90;ROW([.X22])+COLUMN([.X22]) + 63 - 26;ROW([.X22])+COLUMN([.X22]) + 63))" office:value-type="string" office:string-value="S" calcext:value-type="string">
            <text:p>S</text:p>
          </table:table-cell>
          <table:table-cell table:formula="of:=CHAR(IF(ROW([.Y22])+COLUMN([.Y22]) + 63 &gt; 90;ROW([.Y22])+COLUMN([.Y22]) + 63 - 26;ROW([.Y22])+COLUMN([.Y22]) + 63))" office:value-type="string" office:string-value="T" calcext:value-type="string">
            <text:p>T</text:p>
          </table:table-cell>
          <table:table-cell table:formula="of:=CHAR(IF(ROW([.Z22])+COLUMN([.Z22]) + 63 &gt; 90;ROW([.Z22])+COLUMN([.Z22]) + 63 - 26;ROW([.Z22])+COLUMN([.Z22]) + 63))" office:value-type="string" office:string-value="U" calcext:value-type="string">
            <text:p>U</text:p>
          </table:table-cell>
          <table:table-cell table:number-columns-repeated="27"/>
        </table:table-row>
        <table:table-row table:style-name="ro1">
          <table:table-cell table:formula="of:=CHAR(IF(ROW([.A23])+COLUMN([.A23]) + 63 &gt; 90;ROW([.A23])+COLUMN([.A23]) + 63 - 26;ROW([.A23])+COLUMN([.A23]) + 63))" office:value-type="string" office:string-value="W" calcext:value-type="string">
            <text:p>W</text:p>
          </table:table-cell>
          <table:table-cell table:formula="of:=CHAR(IF(ROW([.B23])+COLUMN([.B23]) + 63 &gt; 90;ROW([.B23])+COLUMN([.B23]) + 63 - 26;ROW([.B23])+COLUMN([.B23]) + 63))" office:value-type="string" office:string-value="X" calcext:value-type="string">
            <text:p>X</text:p>
          </table:table-cell>
          <table:table-cell table:formula="of:=CHAR(IF(ROW([.C23])+COLUMN([.C23]) + 63 &gt; 90;ROW([.C23])+COLUMN([.C23]) + 63 - 26;ROW([.C23])+COLUMN([.C23]) + 63))" office:value-type="string" office:string-value="Y" calcext:value-type="string">
            <text:p>Y</text:p>
          </table:table-cell>
          <table:table-cell table:formula="of:=CHAR(IF(ROW([.D23])+COLUMN([.D23]) + 63 &gt; 90;ROW([.D23])+COLUMN([.D23]) + 63 - 26;ROW([.D23])+COLUMN([.D23]) + 63))" office:value-type="string" office:string-value="Z" calcext:value-type="string">
            <text:p>Z</text:p>
          </table:table-cell>
          <table:table-cell table:formula="of:=CHAR(IF(ROW([.E23])+COLUMN([.E23]) + 63 &gt; 90;ROW([.E23])+COLUMN([.E23]) + 63 - 26;ROW([.E23])+COLUMN([.E23]) + 63))" office:value-type="string" office:string-value="A" calcext:value-type="string">
            <text:p>A</text:p>
          </table:table-cell>
          <table:table-cell table:formula="of:=CHAR(IF(ROW([.F23])+COLUMN([.F23]) + 63 &gt; 90;ROW([.F23])+COLUMN([.F23]) + 63 - 26;ROW([.F23])+COLUMN([.F23]) + 63))" office:value-type="string" office:string-value="B" calcext:value-type="string">
            <text:p>B</text:p>
          </table:table-cell>
          <table:table-cell table:formula="of:=CHAR(IF(ROW([.G23])+COLUMN([.G23]) + 63 &gt; 90;ROW([.G23])+COLUMN([.G23]) + 63 - 26;ROW([.G23])+COLUMN([.G23]) + 63))" office:value-type="string" office:string-value="C" calcext:value-type="string">
            <text:p>C</text:p>
          </table:table-cell>
          <table:table-cell table:formula="of:=CHAR(IF(ROW([.H23])+COLUMN([.H23]) + 63 &gt; 90;ROW([.H23])+COLUMN([.H23]) + 63 - 26;ROW([.H23])+COLUMN([.H23]) + 63))" office:value-type="string" office:string-value="D" calcext:value-type="string">
            <text:p>D</text:p>
          </table:table-cell>
          <table:table-cell table:formula="of:=CHAR(IF(ROW([.I23])+COLUMN([.I23]) + 63 &gt; 90;ROW([.I23])+COLUMN([.I23]) + 63 - 26;ROW([.I23])+COLUMN([.I23]) + 63))" office:value-type="string" office:string-value="E" calcext:value-type="string">
            <text:p>E</text:p>
          </table:table-cell>
          <table:table-cell table:formula="of:=CHAR(IF(ROW([.J23])+COLUMN([.J23]) + 63 &gt; 90;ROW([.J23])+COLUMN([.J23]) + 63 - 26;ROW([.J23])+COLUMN([.J23]) + 63))" office:value-type="string" office:string-value="F" calcext:value-type="string">
            <text:p>F</text:p>
          </table:table-cell>
          <table:table-cell table:formula="of:=CHAR(IF(ROW([.K23])+COLUMN([.K23]) + 63 &gt; 90;ROW([.K23])+COLUMN([.K23]) + 63 - 26;ROW([.K23])+COLUMN([.K23]) + 63))" office:value-type="string" office:string-value="G" calcext:value-type="string">
            <text:p>G</text:p>
          </table:table-cell>
          <table:table-cell table:formula="of:=CHAR(IF(ROW([.L23])+COLUMN([.L23]) + 63 &gt; 90;ROW([.L23])+COLUMN([.L23]) + 63 - 26;ROW([.L23])+COLUMN([.L23]) + 63))" office:value-type="string" office:string-value="H" calcext:value-type="string">
            <text:p>H</text:p>
          </table:table-cell>
          <table:table-cell table:formula="of:=CHAR(IF(ROW([.M23])+COLUMN([.M23]) + 63 &gt; 90;ROW([.M23])+COLUMN([.M23]) + 63 - 26;ROW([.M23])+COLUMN([.M23]) + 63))" office:value-type="string" office:string-value="I" calcext:value-type="string">
            <text:p>I</text:p>
          </table:table-cell>
          <table:table-cell table:formula="of:=CHAR(IF(ROW([.N23])+COLUMN([.N23]) + 63 &gt; 90;ROW([.N23])+COLUMN([.N23]) + 63 - 26;ROW([.N23])+COLUMN([.N23]) + 63))" office:value-type="string" office:string-value="J" calcext:value-type="string">
            <text:p>J</text:p>
          </table:table-cell>
          <table:table-cell table:formula="of:=CHAR(IF(ROW([.O23])+COLUMN([.O23]) + 63 &gt; 90;ROW([.O23])+COLUMN([.O23]) + 63 - 26;ROW([.O23])+COLUMN([.O23]) + 63))" office:value-type="string" office:string-value="K" calcext:value-type="string">
            <text:p>K</text:p>
          </table:table-cell>
          <table:table-cell table:formula="of:=CHAR(IF(ROW([.P23])+COLUMN([.P23]) + 63 &gt; 90;ROW([.P23])+COLUMN([.P23]) + 63 - 26;ROW([.P23])+COLUMN([.P23]) + 63))" office:value-type="string" office:string-value="L" calcext:value-type="string">
            <text:p>L</text:p>
          </table:table-cell>
          <table:table-cell table:formula="of:=CHAR(IF(ROW([.Q23])+COLUMN([.Q23]) + 63 &gt; 90;ROW([.Q23])+COLUMN([.Q23]) + 63 - 26;ROW([.Q23])+COLUMN([.Q23]) + 63))" office:value-type="string" office:string-value="M" calcext:value-type="string">
            <text:p>M</text:p>
          </table:table-cell>
          <table:table-cell table:formula="of:=CHAR(IF(ROW([.R23])+COLUMN([.R23]) + 63 &gt; 90;ROW([.R23])+COLUMN([.R23]) + 63 - 26;ROW([.R23])+COLUMN([.R23]) + 63))" office:value-type="string" office:string-value="N" calcext:value-type="string">
            <text:p>N</text:p>
          </table:table-cell>
          <table:table-cell table:formula="of:=CHAR(IF(ROW([.S23])+COLUMN([.S23]) + 63 &gt; 90;ROW([.S23])+COLUMN([.S23]) + 63 - 26;ROW([.S23])+COLUMN([.S23]) + 63))" office:value-type="string" office:string-value="O" calcext:value-type="string">
            <text:p>O</text:p>
          </table:table-cell>
          <table:table-cell table:formula="of:=CHAR(IF(ROW([.T23])+COLUMN([.T23]) + 63 &gt; 90;ROW([.T23])+COLUMN([.T23]) + 63 - 26;ROW([.T23])+COLUMN([.T23]) + 63))" office:value-type="string" office:string-value="P" calcext:value-type="string">
            <text:p>P</text:p>
          </table:table-cell>
          <table:table-cell table:formula="of:=CHAR(IF(ROW([.U23])+COLUMN([.U23]) + 63 &gt; 90;ROW([.U23])+COLUMN([.U23]) + 63 - 26;ROW([.U23])+COLUMN([.U23]) + 63))" office:value-type="string" office:string-value="Q" calcext:value-type="string">
            <text:p>Q</text:p>
          </table:table-cell>
          <table:table-cell table:formula="of:=CHAR(IF(ROW([.V23])+COLUMN([.V23]) + 63 &gt; 90;ROW([.V23])+COLUMN([.V23]) + 63 - 26;ROW([.V23])+COLUMN([.V23]) + 63))" office:value-type="string" office:string-value="R" calcext:value-type="string">
            <text:p>R</text:p>
          </table:table-cell>
          <table:table-cell table:formula="of:=CHAR(IF(ROW([.W23])+COLUMN([.W23]) + 63 &gt; 90;ROW([.W23])+COLUMN([.W23]) + 63 - 26;ROW([.W23])+COLUMN([.W23]) + 63))" office:value-type="string" office:string-value="S" calcext:value-type="string">
            <text:p>S</text:p>
          </table:table-cell>
          <table:table-cell table:formula="of:=CHAR(IF(ROW([.X23])+COLUMN([.X23]) + 63 &gt; 90;ROW([.X23])+COLUMN([.X23]) + 63 - 26;ROW([.X23])+COLUMN([.X23]) + 63))" office:value-type="string" office:string-value="T" calcext:value-type="string">
            <text:p>T</text:p>
          </table:table-cell>
          <table:table-cell table:formula="of:=CHAR(IF(ROW([.Y23])+COLUMN([.Y23]) + 63 &gt; 90;ROW([.Y23])+COLUMN([.Y23]) + 63 - 26;ROW([.Y23])+COLUMN([.Y23]) + 63))" office:value-type="string" office:string-value="U" calcext:value-type="string">
            <text:p>U</text:p>
          </table:table-cell>
          <table:table-cell table:formula="of:=CHAR(IF(ROW([.Z23])+COLUMN([.Z23]) + 63 &gt; 90;ROW([.Z23])+COLUMN([.Z23]) + 63 - 26;ROW([.Z23])+COLUMN([.Z23]) + 63))" office:value-type="string" office:string-value="V" calcext:value-type="string">
            <text:p>V</text:p>
          </table:table-cell>
          <table:table-cell table:number-columns-repeated="27"/>
        </table:table-row>
        <table:table-row table:style-name="ro1">
          <table:table-cell table:formula="of:=CHAR(IF(ROW([.A24])+COLUMN([.A24]) + 63 &gt; 90;ROW([.A24])+COLUMN([.A24]) + 63 - 26;ROW([.A24])+COLUMN([.A24]) + 63))" office:value-type="string" office:string-value="X" calcext:value-type="string">
            <text:p>X</text:p>
          </table:table-cell>
          <table:table-cell table:formula="of:=CHAR(IF(ROW([.B24])+COLUMN([.B24]) + 63 &gt; 90;ROW([.B24])+COLUMN([.B24]) + 63 - 26;ROW([.B24])+COLUMN([.B24]) + 63))" office:value-type="string" office:string-value="Y" calcext:value-type="string">
            <text:p>Y</text:p>
          </table:table-cell>
          <table:table-cell table:formula="of:=CHAR(IF(ROW([.C24])+COLUMN([.C24]) + 63 &gt; 90;ROW([.C24])+COLUMN([.C24]) + 63 - 26;ROW([.C24])+COLUMN([.C24]) + 63))" office:value-type="string" office:string-value="Z" calcext:value-type="string">
            <text:p>Z</text:p>
          </table:table-cell>
          <table:table-cell table:formula="of:=CHAR(IF(ROW([.D24])+COLUMN([.D24]) + 63 &gt; 90;ROW([.D24])+COLUMN([.D24]) + 63 - 26;ROW([.D24])+COLUMN([.D24]) + 63))" office:value-type="string" office:string-value="A" calcext:value-type="string">
            <text:p>A</text:p>
          </table:table-cell>
          <table:table-cell table:formula="of:=CHAR(IF(ROW([.E24])+COLUMN([.E24]) + 63 &gt; 90;ROW([.E24])+COLUMN([.E24]) + 63 - 26;ROW([.E24])+COLUMN([.E24]) + 63))" office:value-type="string" office:string-value="B" calcext:value-type="string">
            <text:p>B</text:p>
          </table:table-cell>
          <table:table-cell table:formula="of:=CHAR(IF(ROW([.F24])+COLUMN([.F24]) + 63 &gt; 90;ROW([.F24])+COLUMN([.F24]) + 63 - 26;ROW([.F24])+COLUMN([.F24]) + 63))" office:value-type="string" office:string-value="C" calcext:value-type="string">
            <text:p>C</text:p>
          </table:table-cell>
          <table:table-cell table:formula="of:=CHAR(IF(ROW([.G24])+COLUMN([.G24]) + 63 &gt; 90;ROW([.G24])+COLUMN([.G24]) + 63 - 26;ROW([.G24])+COLUMN([.G24]) + 63))" office:value-type="string" office:string-value="D" calcext:value-type="string">
            <text:p>D</text:p>
          </table:table-cell>
          <table:table-cell table:formula="of:=CHAR(IF(ROW([.H24])+COLUMN([.H24]) + 63 &gt; 90;ROW([.H24])+COLUMN([.H24]) + 63 - 26;ROW([.H24])+COLUMN([.H24]) + 63))" office:value-type="string" office:string-value="E" calcext:value-type="string">
            <text:p>E</text:p>
          </table:table-cell>
          <table:table-cell table:formula="of:=CHAR(IF(ROW([.I24])+COLUMN([.I24]) + 63 &gt; 90;ROW([.I24])+COLUMN([.I24]) + 63 - 26;ROW([.I24])+COLUMN([.I24]) + 63))" office:value-type="string" office:string-value="F" calcext:value-type="string">
            <text:p>F</text:p>
          </table:table-cell>
          <table:table-cell table:formula="of:=CHAR(IF(ROW([.J24])+COLUMN([.J24]) + 63 &gt; 90;ROW([.J24])+COLUMN([.J24]) + 63 - 26;ROW([.J24])+COLUMN([.J24]) + 63))" office:value-type="string" office:string-value="G" calcext:value-type="string">
            <text:p>G</text:p>
          </table:table-cell>
          <table:table-cell table:formula="of:=CHAR(IF(ROW([.K24])+COLUMN([.K24]) + 63 &gt; 90;ROW([.K24])+COLUMN([.K24]) + 63 - 26;ROW([.K24])+COLUMN([.K24]) + 63))" office:value-type="string" office:string-value="H" calcext:value-type="string">
            <text:p>H</text:p>
          </table:table-cell>
          <table:table-cell table:formula="of:=CHAR(IF(ROW([.L24])+COLUMN([.L24]) + 63 &gt; 90;ROW([.L24])+COLUMN([.L24]) + 63 - 26;ROW([.L24])+COLUMN([.L24]) + 63))" office:value-type="string" office:string-value="I" calcext:value-type="string">
            <text:p>I</text:p>
          </table:table-cell>
          <table:table-cell table:formula="of:=CHAR(IF(ROW([.M24])+COLUMN([.M24]) + 63 &gt; 90;ROW([.M24])+COLUMN([.M24]) + 63 - 26;ROW([.M24])+COLUMN([.M24]) + 63))" office:value-type="string" office:string-value="J" calcext:value-type="string">
            <text:p>J</text:p>
          </table:table-cell>
          <table:table-cell table:formula="of:=CHAR(IF(ROW([.N24])+COLUMN([.N24]) + 63 &gt; 90;ROW([.N24])+COLUMN([.N24]) + 63 - 26;ROW([.N24])+COLUMN([.N24]) + 63))" office:value-type="string" office:string-value="K" calcext:value-type="string">
            <text:p>K</text:p>
          </table:table-cell>
          <table:table-cell table:formula="of:=CHAR(IF(ROW([.O24])+COLUMN([.O24]) + 63 &gt; 90;ROW([.O24])+COLUMN([.O24]) + 63 - 26;ROW([.O24])+COLUMN([.O24]) + 63))" office:value-type="string" office:string-value="L" calcext:value-type="string">
            <text:p>L</text:p>
          </table:table-cell>
          <table:table-cell table:formula="of:=CHAR(IF(ROW([.P24])+COLUMN([.P24]) + 63 &gt; 90;ROW([.P24])+COLUMN([.P24]) + 63 - 26;ROW([.P24])+COLUMN([.P24]) + 63))" office:value-type="string" office:string-value="M" calcext:value-type="string">
            <text:p>M</text:p>
          </table:table-cell>
          <table:table-cell table:formula="of:=CHAR(IF(ROW([.Q24])+COLUMN([.Q24]) + 63 &gt; 90;ROW([.Q24])+COLUMN([.Q24]) + 63 - 26;ROW([.Q24])+COLUMN([.Q24]) + 63))" office:value-type="string" office:string-value="N" calcext:value-type="string">
            <text:p>N</text:p>
          </table:table-cell>
          <table:table-cell table:formula="of:=CHAR(IF(ROW([.R24])+COLUMN([.R24]) + 63 &gt; 90;ROW([.R24])+COLUMN([.R24]) + 63 - 26;ROW([.R24])+COLUMN([.R24]) + 63))" office:value-type="string" office:string-value="O" calcext:value-type="string">
            <text:p>O</text:p>
          </table:table-cell>
          <table:table-cell table:formula="of:=CHAR(IF(ROW([.S24])+COLUMN([.S24]) + 63 &gt; 90;ROW([.S24])+COLUMN([.S24]) + 63 - 26;ROW([.S24])+COLUMN([.S24]) + 63))" office:value-type="string" office:string-value="P" calcext:value-type="string">
            <text:p>P</text:p>
          </table:table-cell>
          <table:table-cell table:formula="of:=CHAR(IF(ROW([.T24])+COLUMN([.T24]) + 63 &gt; 90;ROW([.T24])+COLUMN([.T24]) + 63 - 26;ROW([.T24])+COLUMN([.T24]) + 63))" office:value-type="string" office:string-value="Q" calcext:value-type="string">
            <text:p>Q</text:p>
          </table:table-cell>
          <table:table-cell table:formula="of:=CHAR(IF(ROW([.U24])+COLUMN([.U24]) + 63 &gt; 90;ROW([.U24])+COLUMN([.U24]) + 63 - 26;ROW([.U24])+COLUMN([.U24]) + 63))" office:value-type="string" office:string-value="R" calcext:value-type="string">
            <text:p>R</text:p>
          </table:table-cell>
          <table:table-cell table:formula="of:=CHAR(IF(ROW([.V24])+COLUMN([.V24]) + 63 &gt; 90;ROW([.V24])+COLUMN([.V24]) + 63 - 26;ROW([.V24])+COLUMN([.V24]) + 63))" office:value-type="string" office:string-value="S" calcext:value-type="string">
            <text:p>S</text:p>
          </table:table-cell>
          <table:table-cell table:formula="of:=CHAR(IF(ROW([.W24])+COLUMN([.W24]) + 63 &gt; 90;ROW([.W24])+COLUMN([.W24]) + 63 - 26;ROW([.W24])+COLUMN([.W24]) + 63))" office:value-type="string" office:string-value="T" calcext:value-type="string">
            <text:p>T</text:p>
          </table:table-cell>
          <table:table-cell table:formula="of:=CHAR(IF(ROW([.X24])+COLUMN([.X24]) + 63 &gt; 90;ROW([.X24])+COLUMN([.X24]) + 63 - 26;ROW([.X24])+COLUMN([.X24]) + 63))" office:value-type="string" office:string-value="U" calcext:value-type="string">
            <text:p>U</text:p>
          </table:table-cell>
          <table:table-cell table:formula="of:=CHAR(IF(ROW([.Y24])+COLUMN([.Y24]) + 63 &gt; 90;ROW([.Y24])+COLUMN([.Y24]) + 63 - 26;ROW([.Y24])+COLUMN([.Y24]) + 63))" office:value-type="string" office:string-value="V" calcext:value-type="string">
            <text:p>V</text:p>
          </table:table-cell>
          <table:table-cell table:formula="of:=CHAR(IF(ROW([.Z24])+COLUMN([.Z24]) + 63 &gt; 90;ROW([.Z24])+COLUMN([.Z24]) + 63 - 26;ROW([.Z24])+COLUMN([.Z24]) + 63))" office:value-type="string" office:string-value="W" calcext:value-type="string">
            <text:p>W</text:p>
          </table:table-cell>
          <table:table-cell table:number-columns-repeated="27"/>
        </table:table-row>
        <table:table-row table:style-name="ro1">
          <table:table-cell table:formula="of:=CHAR(IF(ROW([.A25])+COLUMN([.A25]) + 63 &gt; 90;ROW([.A25])+COLUMN([.A25]) + 63 - 26;ROW([.A25])+COLUMN([.A25]) + 63))" office:value-type="string" office:string-value="Y" calcext:value-type="string">
            <text:p>Y</text:p>
          </table:table-cell>
          <table:table-cell table:formula="of:=CHAR(IF(ROW([.B25])+COLUMN([.B25]) + 63 &gt; 90;ROW([.B25])+COLUMN([.B25]) + 63 - 26;ROW([.B25])+COLUMN([.B25]) + 63))" office:value-type="string" office:string-value="Z" calcext:value-type="string">
            <text:p>Z</text:p>
          </table:table-cell>
          <table:table-cell table:formula="of:=CHAR(IF(ROW([.C25])+COLUMN([.C25]) + 63 &gt; 90;ROW([.C25])+COLUMN([.C25]) + 63 - 26;ROW([.C25])+COLUMN([.C25]) + 63))" office:value-type="string" office:string-value="A" calcext:value-type="string">
            <text:p>A</text:p>
          </table:table-cell>
          <table:table-cell table:formula="of:=CHAR(IF(ROW([.D25])+COLUMN([.D25]) + 63 &gt; 90;ROW([.D25])+COLUMN([.D25]) + 63 - 26;ROW([.D25])+COLUMN([.D25]) + 63))" office:value-type="string" office:string-value="B" calcext:value-type="string">
            <text:p>B</text:p>
          </table:table-cell>
          <table:table-cell table:formula="of:=CHAR(IF(ROW([.E25])+COLUMN([.E25]) + 63 &gt; 90;ROW([.E25])+COLUMN([.E25]) + 63 - 26;ROW([.E25])+COLUMN([.E25]) + 63))" office:value-type="string" office:string-value="C" calcext:value-type="string">
            <text:p>C</text:p>
          </table:table-cell>
          <table:table-cell table:formula="of:=CHAR(IF(ROW([.F25])+COLUMN([.F25]) + 63 &gt; 90;ROW([.F25])+COLUMN([.F25]) + 63 - 26;ROW([.F25])+COLUMN([.F25]) + 63))" office:value-type="string" office:string-value="D" calcext:value-type="string">
            <text:p>D</text:p>
          </table:table-cell>
          <table:table-cell table:formula="of:=CHAR(IF(ROW([.G25])+COLUMN([.G25]) + 63 &gt; 90;ROW([.G25])+COLUMN([.G25]) + 63 - 26;ROW([.G25])+COLUMN([.G25]) + 63))" office:value-type="string" office:string-value="E" calcext:value-type="string">
            <text:p>E</text:p>
          </table:table-cell>
          <table:table-cell table:formula="of:=CHAR(IF(ROW([.H25])+COLUMN([.H25]) + 63 &gt; 90;ROW([.H25])+COLUMN([.H25]) + 63 - 26;ROW([.H25])+COLUMN([.H25]) + 63))" office:value-type="string" office:string-value="F" calcext:value-type="string">
            <text:p>F</text:p>
          </table:table-cell>
          <table:table-cell table:formula="of:=CHAR(IF(ROW([.I25])+COLUMN([.I25]) + 63 &gt; 90;ROW([.I25])+COLUMN([.I25]) + 63 - 26;ROW([.I25])+COLUMN([.I25]) + 63))" office:value-type="string" office:string-value="G" calcext:value-type="string">
            <text:p>G</text:p>
          </table:table-cell>
          <table:table-cell table:formula="of:=CHAR(IF(ROW([.J25])+COLUMN([.J25]) + 63 &gt; 90;ROW([.J25])+COLUMN([.J25]) + 63 - 26;ROW([.J25])+COLUMN([.J25]) + 63))" office:value-type="string" office:string-value="H" calcext:value-type="string">
            <text:p>H</text:p>
          </table:table-cell>
          <table:table-cell table:formula="of:=CHAR(IF(ROW([.K25])+COLUMN([.K25]) + 63 &gt; 90;ROW([.K25])+COLUMN([.K25]) + 63 - 26;ROW([.K25])+COLUMN([.K25]) + 63))" office:value-type="string" office:string-value="I" calcext:value-type="string">
            <text:p>I</text:p>
          </table:table-cell>
          <table:table-cell table:formula="of:=CHAR(IF(ROW([.L25])+COLUMN([.L25]) + 63 &gt; 90;ROW([.L25])+COLUMN([.L25]) + 63 - 26;ROW([.L25])+COLUMN([.L25]) + 63))" office:value-type="string" office:string-value="J" calcext:value-type="string">
            <text:p>J</text:p>
          </table:table-cell>
          <table:table-cell table:formula="of:=CHAR(IF(ROW([.M25])+COLUMN([.M25]) + 63 &gt; 90;ROW([.M25])+COLUMN([.M25]) + 63 - 26;ROW([.M25])+COLUMN([.M25]) + 63))" office:value-type="string" office:string-value="K" calcext:value-type="string">
            <text:p>K</text:p>
          </table:table-cell>
          <table:table-cell table:formula="of:=CHAR(IF(ROW([.N25])+COLUMN([.N25]) + 63 &gt; 90;ROW([.N25])+COLUMN([.N25]) + 63 - 26;ROW([.N25])+COLUMN([.N25]) + 63))" office:value-type="string" office:string-value="L" calcext:value-type="string">
            <text:p>L</text:p>
          </table:table-cell>
          <table:table-cell table:formula="of:=CHAR(IF(ROW([.O25])+COLUMN([.O25]) + 63 &gt; 90;ROW([.O25])+COLUMN([.O25]) + 63 - 26;ROW([.O25])+COLUMN([.O25]) + 63))" office:value-type="string" office:string-value="M" calcext:value-type="string">
            <text:p>M</text:p>
          </table:table-cell>
          <table:table-cell table:formula="of:=CHAR(IF(ROW([.P25])+COLUMN([.P25]) + 63 &gt; 90;ROW([.P25])+COLUMN([.P25]) + 63 - 26;ROW([.P25])+COLUMN([.P25]) + 63))" office:value-type="string" office:string-value="N" calcext:value-type="string">
            <text:p>N</text:p>
          </table:table-cell>
          <table:table-cell table:formula="of:=CHAR(IF(ROW([.Q25])+COLUMN([.Q25]) + 63 &gt; 90;ROW([.Q25])+COLUMN([.Q25]) + 63 - 26;ROW([.Q25])+COLUMN([.Q25]) + 63))" office:value-type="string" office:string-value="O" calcext:value-type="string">
            <text:p>O</text:p>
          </table:table-cell>
          <table:table-cell table:formula="of:=CHAR(IF(ROW([.R25])+COLUMN([.R25]) + 63 &gt; 90;ROW([.R25])+COLUMN([.R25]) + 63 - 26;ROW([.R25])+COLUMN([.R25]) + 63))" office:value-type="string" office:string-value="P" calcext:value-type="string">
            <text:p>P</text:p>
          </table:table-cell>
          <table:table-cell table:formula="of:=CHAR(IF(ROW([.S25])+COLUMN([.S25]) + 63 &gt; 90;ROW([.S25])+COLUMN([.S25]) + 63 - 26;ROW([.S25])+COLUMN([.S25]) + 63))" office:value-type="string" office:string-value="Q" calcext:value-type="string">
            <text:p>Q</text:p>
          </table:table-cell>
          <table:table-cell table:formula="of:=CHAR(IF(ROW([.T25])+COLUMN([.T25]) + 63 &gt; 90;ROW([.T25])+COLUMN([.T25]) + 63 - 26;ROW([.T25])+COLUMN([.T25]) + 63))" office:value-type="string" office:string-value="R" calcext:value-type="string">
            <text:p>R</text:p>
          </table:table-cell>
          <table:table-cell table:formula="of:=CHAR(IF(ROW([.U25])+COLUMN([.U25]) + 63 &gt; 90;ROW([.U25])+COLUMN([.U25]) + 63 - 26;ROW([.U25])+COLUMN([.U25]) + 63))" office:value-type="string" office:string-value="S" calcext:value-type="string">
            <text:p>S</text:p>
          </table:table-cell>
          <table:table-cell table:formula="of:=CHAR(IF(ROW([.V25])+COLUMN([.V25]) + 63 &gt; 90;ROW([.V25])+COLUMN([.V25]) + 63 - 26;ROW([.V25])+COLUMN([.V25]) + 63))" office:value-type="string" office:string-value="T" calcext:value-type="string">
            <text:p>T</text:p>
          </table:table-cell>
          <table:table-cell table:formula="of:=CHAR(IF(ROW([.W25])+COLUMN([.W25]) + 63 &gt; 90;ROW([.W25])+COLUMN([.W25]) + 63 - 26;ROW([.W25])+COLUMN([.W25]) + 63))" office:value-type="string" office:string-value="U" calcext:value-type="string">
            <text:p>U</text:p>
          </table:table-cell>
          <table:table-cell table:formula="of:=CHAR(IF(ROW([.X25])+COLUMN([.X25]) + 63 &gt; 90;ROW([.X25])+COLUMN([.X25]) + 63 - 26;ROW([.X25])+COLUMN([.X25]) + 63))" office:value-type="string" office:string-value="V" calcext:value-type="string">
            <text:p>V</text:p>
          </table:table-cell>
          <table:table-cell table:formula="of:=CHAR(IF(ROW([.Y25])+COLUMN([.Y25]) + 63 &gt; 90;ROW([.Y25])+COLUMN([.Y25]) + 63 - 26;ROW([.Y25])+COLUMN([.Y25]) + 63))" office:value-type="string" office:string-value="W" calcext:value-type="string">
            <text:p>W</text:p>
          </table:table-cell>
          <table:table-cell table:formula="of:=CHAR(IF(ROW([.Z25])+COLUMN([.Z25]) + 63 &gt; 90;ROW([.Z25])+COLUMN([.Z25]) + 63 - 26;ROW([.Z25])+COLUMN([.Z25]) + 63))" office:value-type="string" office:string-value="X" calcext:value-type="string">
            <text:p>X</text:p>
          </table:table-cell>
          <table:table-cell table:number-columns-repeated="27"/>
        </table:table-row>
        <table:table-row table:style-name="ro1">
          <table:table-cell table:formula="of:=CHAR(IF(ROW([.A26])+COLUMN([.A26]) + 63 &gt; 90;ROW([.A26])+COLUMN([.A26]) + 63 - 26;ROW([.A26])+COLUMN([.A26]) + 63))" office:value-type="string" office:string-value="Z" calcext:value-type="string">
            <text:p>Z</text:p>
          </table:table-cell>
          <table:table-cell table:formula="of:=CHAR(IF(ROW([.B26])+COLUMN([.B26]) + 63 &gt; 90;ROW([.B26])+COLUMN([.B26]) + 63 - 26;ROW([.B26])+COLUMN([.B26]) + 63))" office:value-type="string" office:string-value="A" calcext:value-type="string">
            <text:p>A</text:p>
          </table:table-cell>
          <table:table-cell table:formula="of:=CHAR(IF(ROW([.C26])+COLUMN([.C26]) + 63 &gt; 90;ROW([.C26])+COLUMN([.C26]) + 63 - 26;ROW([.C26])+COLUMN([.C26]) + 63))" office:value-type="string" office:string-value="B" calcext:value-type="string">
            <text:p>B</text:p>
          </table:table-cell>
          <table:table-cell table:formula="of:=CHAR(IF(ROW([.D26])+COLUMN([.D26]) + 63 &gt; 90;ROW([.D26])+COLUMN([.D26]) + 63 - 26;ROW([.D26])+COLUMN([.D26]) + 63))" office:value-type="string" office:string-value="C" calcext:value-type="string">
            <text:p>C</text:p>
          </table:table-cell>
          <table:table-cell table:formula="of:=CHAR(IF(ROW([.E26])+COLUMN([.E26]) + 63 &gt; 90;ROW([.E26])+COLUMN([.E26]) + 63 - 26;ROW([.E26])+COLUMN([.E26]) + 63))" office:value-type="string" office:string-value="D" calcext:value-type="string">
            <text:p>D</text:p>
          </table:table-cell>
          <table:table-cell table:formula="of:=CHAR(IF(ROW([.F26])+COLUMN([.F26]) + 63 &gt; 90;ROW([.F26])+COLUMN([.F26]) + 63 - 26;ROW([.F26])+COLUMN([.F26]) + 63))" office:value-type="string" office:string-value="E" calcext:value-type="string">
            <text:p>E</text:p>
          </table:table-cell>
          <table:table-cell table:formula="of:=CHAR(IF(ROW([.G26])+COLUMN([.G26]) + 63 &gt; 90;ROW([.G26])+COLUMN([.G26]) + 63 - 26;ROW([.G26])+COLUMN([.G26]) + 63))" office:value-type="string" office:string-value="F" calcext:value-type="string">
            <text:p>F</text:p>
          </table:table-cell>
          <table:table-cell table:formula="of:=CHAR(IF(ROW([.H26])+COLUMN([.H26]) + 63 &gt; 90;ROW([.H26])+COLUMN([.H26]) + 63 - 26;ROW([.H26])+COLUMN([.H26]) + 63))" office:value-type="string" office:string-value="G" calcext:value-type="string">
            <text:p>G</text:p>
          </table:table-cell>
          <table:table-cell table:formula="of:=CHAR(IF(ROW([.I26])+COLUMN([.I26]) + 63 &gt; 90;ROW([.I26])+COLUMN([.I26]) + 63 - 26;ROW([.I26])+COLUMN([.I26]) + 63))" office:value-type="string" office:string-value="H" calcext:value-type="string">
            <text:p>H</text:p>
          </table:table-cell>
          <table:table-cell table:formula="of:=CHAR(IF(ROW([.J26])+COLUMN([.J26]) + 63 &gt; 90;ROW([.J26])+COLUMN([.J26]) + 63 - 26;ROW([.J26])+COLUMN([.J26]) + 63))" office:value-type="string" office:string-value="I" calcext:value-type="string">
            <text:p>I</text:p>
          </table:table-cell>
          <table:table-cell table:formula="of:=CHAR(IF(ROW([.K26])+COLUMN([.K26]) + 63 &gt; 90;ROW([.K26])+COLUMN([.K26]) + 63 - 26;ROW([.K26])+COLUMN([.K26]) + 63))" office:value-type="string" office:string-value="J" calcext:value-type="string">
            <text:p>J</text:p>
          </table:table-cell>
          <table:table-cell table:formula="of:=CHAR(IF(ROW([.L26])+COLUMN([.L26]) + 63 &gt; 90;ROW([.L26])+COLUMN([.L26]) + 63 - 26;ROW([.L26])+COLUMN([.L26]) + 63))" office:value-type="string" office:string-value="K" calcext:value-type="string">
            <text:p>K</text:p>
          </table:table-cell>
          <table:table-cell table:formula="of:=CHAR(IF(ROW([.M26])+COLUMN([.M26]) + 63 &gt; 90;ROW([.M26])+COLUMN([.M26]) + 63 - 26;ROW([.M26])+COLUMN([.M26]) + 63))" office:value-type="string" office:string-value="L" calcext:value-type="string">
            <text:p>L</text:p>
          </table:table-cell>
          <table:table-cell table:formula="of:=CHAR(IF(ROW([.N26])+COLUMN([.N26]) + 63 &gt; 90;ROW([.N26])+COLUMN([.N26]) + 63 - 26;ROW([.N26])+COLUMN([.N26]) + 63))" office:value-type="string" office:string-value="M" calcext:value-type="string">
            <text:p>M</text:p>
          </table:table-cell>
          <table:table-cell table:formula="of:=CHAR(IF(ROW([.O26])+COLUMN([.O26]) + 63 &gt; 90;ROW([.O26])+COLUMN([.O26]) + 63 - 26;ROW([.O26])+COLUMN([.O26]) + 63))" office:value-type="string" office:string-value="N" calcext:value-type="string">
            <text:p>N</text:p>
          </table:table-cell>
          <table:table-cell table:formula="of:=CHAR(IF(ROW([.P26])+COLUMN([.P26]) + 63 &gt; 90;ROW([.P26])+COLUMN([.P26]) + 63 - 26;ROW([.P26])+COLUMN([.P26]) + 63))" office:value-type="string" office:string-value="O" calcext:value-type="string">
            <text:p>O</text:p>
          </table:table-cell>
          <table:table-cell table:formula="of:=CHAR(IF(ROW([.Q26])+COLUMN([.Q26]) + 63 &gt; 90;ROW([.Q26])+COLUMN([.Q26]) + 63 - 26;ROW([.Q26])+COLUMN([.Q26]) + 63))" office:value-type="string" office:string-value="P" calcext:value-type="string">
            <text:p>P</text:p>
          </table:table-cell>
          <table:table-cell table:formula="of:=CHAR(IF(ROW([.R26])+COLUMN([.R26]) + 63 &gt; 90;ROW([.R26])+COLUMN([.R26]) + 63 - 26;ROW([.R26])+COLUMN([.R26]) + 63))" office:value-type="string" office:string-value="Q" calcext:value-type="string">
            <text:p>Q</text:p>
          </table:table-cell>
          <table:table-cell table:formula="of:=CHAR(IF(ROW([.S26])+COLUMN([.S26]) + 63 &gt; 90;ROW([.S26])+COLUMN([.S26]) + 63 - 26;ROW([.S26])+COLUMN([.S26]) + 63))" office:value-type="string" office:string-value="R" calcext:value-type="string">
            <text:p>R</text:p>
          </table:table-cell>
          <table:table-cell table:formula="of:=CHAR(IF(ROW([.T26])+COLUMN([.T26]) + 63 &gt; 90;ROW([.T26])+COLUMN([.T26]) + 63 - 26;ROW([.T26])+COLUMN([.T26]) + 63))" office:value-type="string" office:string-value="S" calcext:value-type="string">
            <text:p>S</text:p>
          </table:table-cell>
          <table:table-cell table:formula="of:=CHAR(IF(ROW([.U26])+COLUMN([.U26]) + 63 &gt; 90;ROW([.U26])+COLUMN([.U26]) + 63 - 26;ROW([.U26])+COLUMN([.U26]) + 63))" office:value-type="string" office:string-value="T" calcext:value-type="string">
            <text:p>T</text:p>
          </table:table-cell>
          <table:table-cell table:formula="of:=CHAR(IF(ROW([.V26])+COLUMN([.V26]) + 63 &gt; 90;ROW([.V26])+COLUMN([.V26]) + 63 - 26;ROW([.V26])+COLUMN([.V26]) + 63))" office:value-type="string" office:string-value="U" calcext:value-type="string">
            <text:p>U</text:p>
          </table:table-cell>
          <table:table-cell table:formula="of:=CHAR(IF(ROW([.W26])+COLUMN([.W26]) + 63 &gt; 90;ROW([.W26])+COLUMN([.W26]) + 63 - 26;ROW([.W26])+COLUMN([.W26]) + 63))" office:value-type="string" office:string-value="V" calcext:value-type="string">
            <text:p>V</text:p>
          </table:table-cell>
          <table:table-cell table:formula="of:=CHAR(IF(ROW([.X26])+COLUMN([.X26]) + 63 &gt; 90;ROW([.X26])+COLUMN([.X26]) + 63 - 26;ROW([.X26])+COLUMN([.X26]) + 63))" office:value-type="string" office:string-value="W" calcext:value-type="string">
            <text:p>W</text:p>
          </table:table-cell>
          <table:table-cell table:formula="of:=CHAR(IF(ROW([.Y26])+COLUMN([.Y26]) + 63 &gt; 90;ROW([.Y26])+COLUMN([.Y26]) + 63 - 26;ROW([.Y26])+COLUMN([.Y26]) + 63))" office:value-type="string" office:string-value="X" calcext:value-type="string">
            <text:p>X</text:p>
          </table:table-cell>
          <table:table-cell table:formula="of:=CHAR(IF(ROW([.Z26])+COLUMN([.Z26]) + 63 &gt; 90;ROW([.Z26])+COLUMN([.Z26]) + 63 - 26;ROW([.Z26])+COLUMN([.Z26]) + 63))" office:value-type="string" office:string-value="Y" calcext:value-type="string">
            <text:p>Y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3:11:53.909636592</meta:creation-date>
    <dc:date>2017-03-08T13:30:15.322271880</dc:date>
    <meta:editing-duration>PT8M11S</meta:editing-duration>
    <meta:editing-cycles>1</meta:editing-cycles>
    <meta:document-statistic meta:table-count="1" meta:cell-count="676" meta:object-count="0"/>
    <meta:generator>LibreOffice/5.2.5.1$Linux_X86_64 LibreOffice_project/20m0$Build-1</meta:generator>
  </office:meta>
</office:document-meta>
</file>